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57.43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19.95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5.49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10.07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3.9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3" style:family="table-cell" style:parent-style-name="Default" style:data-style-name="N117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5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2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5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18:Sheet1.G118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2"/>
        <table:table-column table:style-name="co10" table:default-cell-style-name="ce14"/>
        <table:table-column table:style-name="co11" table:default-cell-style-name="ce16"/>
        <table:table-column table:style-name="co12" table:default-cell-style-name="ce3"/>
        <table:table-column table:style-name="co13" table:default-cell-style-name="ce3"/>
        <table:table-column table:style-name="co14" table:default-cell-style-name="ce20"/>
        <table:table-column table:style-name="co15" table:default-cell-style-name="ce21"/>
        <table:table-column table:style-name="co16" table:number-columns-repeated="3" table:default-cell-style-name="ce3"/>
        <table:table-column table:style-name="co17" table:default-cell-style-name="ce23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28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9" office:value-type="string" calcext:value-type="string">
            <text:p>Pays/Région</text:p>
          </table:table-cell>
          <table:table-cell table:style-name="ce11" office:value-type="string" calcext:value-type="string">
            <text:p>Quantité</text:p>
          </table:table-cell>
          <table:table-cell table:style-name="ce13" office:value-type="string" calcext:value-type="string">
            <text:p>Unité de poids / quantité</text:p>
          </table:table-cell>
          <table:table-cell table:style-name="ce15" office:value-type="string" calcext:value-type="string">
            <text:p>Prix unitaire / unité de compte Lt</text:p>
          </table:table-cell>
          <table:table-cell table:style-name="ce17" office:value-type="string" calcext:value-type="string">
            <text:p>Prix unitaire / unité de compte Sous</text:p>
          </table:table-cell>
          <table:table-cell table:style-name="ce17" office:value-type="string" calcext:value-type="string">
            <text:p>Prix unitaire / unité de compte Deniers</text:p>
          </table:table-cell>
          <table:table-cell table:style-name="ce18" office:value-type="string" calcext:value-type="string">
            <text:p>Prix unitaire en décimale de Lt</text:p>
          </table:table-cell>
          <table:table-cell table:style-name="ce17" office:value-type="string" calcext:value-type="string">
            <text:p>Valeur en livres tournois</text:p>
          </table:table-cell>
          <table:table-cell table:style-name="ce17" office:value-type="string" calcext:value-type="string">
            <text:p>valeur en sous</text:p>
          </table:table-cell>
          <table:table-cell table:style-name="ce17" office:value-type="string" calcext:value-type="string">
            <text:p>valeur en denier</text:p>
          </table:table-cell>
          <table:table-cell table:style-name="ce17" office:value-type="string" calcext:value-type="string">
            <text:p>Valeur en décimale de livre tournois</text:p>
          </table:table-cell>
          <table:table-cell table:style-name="ce22" office:value-type="string" calcext:value-type="string">
            <text:p>Valeur calculée</text:p>
          </table:table-cell>
          <table:table-cell table:style-name="ce24" office:value-type="string" calcext:value-type="string">
            <text:p>Différence</text:p>
          </table:table-cell>
          <table:table-cell table:style-name="ce25" office:value-type="string" calcext:value-type="string">
            <text:p>Remarques</text:p>
          </table:table-cell>
          <table:table-cell table:style-name="ce27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ball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19" table:formula="of:=[.L2]+([.M2]/20)+([.N2]/240)" office:value-type="float" office:value="50" calcext:value-type="float">
            <text:p>50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1800" calcext:value-type="float">
            <text:p>1 800,0000</text:p>
          </table:table-cell>
          <table:table-cell table:formula="of:=[.S2]-[.T2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sac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19" table:formula="of:=[.L3]+([.M3]/20)+([.N3]/240)" office:value-type="float" office:value="24" calcext:value-type="float">
            <text:p>24,0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720" calcext:value-type="float">
            <text:p>720,0000</text:p>
          </table:table-cell>
          <table:table-cell table:formula="of:=[.S3]-[.T3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5000" calcext:value-type="float">
            <text:p>25 000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19" table:formula="of:=[.L4]+([.M4]/20)+([.N4]/240)" office:value-type="float" office:value="0.35" calcext:value-type="float">
            <text:p>0,35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8750" calcext:value-type="float">
            <text:p>8 750,0000</text:p>
          </table:table-cell>
          <table:table-cell table:formula="of:=[.S4]-[.T4]" office:value-type="float" office:value="-8750" calcext:value-type="float">
            <text:p>-8750</text:p>
          </table:table-cell>
          <table:table-cell office:value-type="string" calcext:value-type="string">
            <text:p>À 30 L % ou 40 L</text:p>
          </table:table-cell>
          <table:table-cell table:number-columns-repeated="100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850" calcext:value-type="float">
            <text:p>3 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5]+([.M5]/20)+([.N5]/240)" office:value-type="float" office:value="0.2" calcext:value-type="float">
            <text:p>0,2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770" calcext:value-type="float">
            <text:p>770,0000</text:p>
          </table:table-cell>
          <table:table-cell table:formula="of:=[.S5]-[.T5]" office:value-type="float" office:value="-770" calcext:value-type="float">
            <text:p>-77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350" calcext:value-type="float">
            <text:p>3 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6]+([.M6]/20)+([.N6]/240)" office:value-type="float" office:value="0.4" calcext:value-type="float">
            <text:p>0,4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1340" calcext:value-type="float">
            <text:p>1 340,0000</text:p>
          </table:table-cell>
          <table:table-cell table:formula="of:=[.S6]-[.T6]" office:value-type="float" office:value="-1340" calcext:value-type="float">
            <text:p>-1340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is d'acajou 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eds</text:p>
          </table:table-cell>
          <table:table-cell table:number-columns-repeated="3"/>
          <table:table-cell table:style-name="ce19" table:formula="of:=[.L7]+([.M7]/20)+([.N7]/240)" office:value-type="float" office:value="0" calcext:value-type="float">
            <text:p>0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0" calcext:value-type="float">
            <text:p>0,0000</text:p>
          </table:table-cell>
          <table:table-cell table:formula="of:=[.S7]-[.T7]" office:value-type="float" office:value="0" calcext:value-type="float">
            <text:p>0</text:p>
          </table:table-cell>
          <table:table-cell office:value-type="string" calcext:value-type="string">
            <text:p>15 L le madrier</text:p>
          </table:table-cell>
          <table:table-cell table:number-columns-repeated="100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nnets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8]+([.M8]/20)+([.N8]/240)" office:value-type="float" office:value="1.5" calcext:value-type="float">
            <text:p>1,5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18" calcext:value-type="float">
            <text:p>18,0000</text:p>
          </table:table-cell>
          <table:table-cell table:formula="of:=[.S8]-[.T8]" office:value-type="float" office:value="-18" calcext:value-type="float">
            <text:p>-18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9]+([.M9]/20)+([.N9]/240)" office:value-type="float" office:value="22" calcext:value-type="float">
            <text:p>22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44" calcext:value-type="float">
            <text:p>44,0000</text:p>
          </table:table-cell>
          <table:table-cell table:formula="of:=[.S9]-[.T9]" office:value-type="float" office:value="-44" calcext:value-type="float">
            <text:p>-44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352" calcext:value-type="float">
            <text:p>3 352,00</text:p>
          </table:table-cell>
          <table:table-cell office:value-type="string" calcext:value-type="string">
            <text:p>livr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19" table:formula="of:=[.L10]+([.M10]/20)+([.N10]/240)" office:value-type="float" office:value="18" calcext:value-type="float">
            <text:p>18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60336" calcext:value-type="float">
            <text:p>60 336,0000</text:p>
          </table:table-cell>
          <table:table-cell table:formula="of:=[.S10]-[.T10]" office:value-type="float" office:value="-60336" calcext:value-type="float">
            <text:p>-60336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ises de p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8" calcext:value-type="float">
            <text:p>40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11]+([.M11]/20)+([.N11]/240)" office:value-type="float" office:value="1" calcext:value-type="float">
            <text:p>1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408" calcext:value-type="float">
            <text:p>408,0000</text:p>
          </table:table-cell>
          <table:table-cell table:formula="of:=[.S11]-[.T11]" office:value-type="float" office:value="-408" calcext:value-type="float">
            <text:p>-408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248" calcext:value-type="float">
            <text:p>5 2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12]+([.M12]/20)+([.N12]/240)" office:value-type="float" office:value="0.4" calcext:value-type="float">
            <text:p>0,4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2099.2" calcext:value-type="float">
            <text:p>2 099,2000</text:p>
          </table:table-cell>
          <table:table-cell table:formula="of:=[.S12]-[.T12]" office:value-type="float" office:value="-2099.2" calcext:value-type="float">
            <text:p>-2099,2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13]+([.M13]/20)+([.N13]/240)" office:value-type="float" office:value="20" calcext:value-type="float">
            <text:p>20,0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2660" calcext:value-type="float">
            <text:p>2 660,0000</text:p>
          </table:table-cell>
          <table:table-cell table:formula="of:=[.S13]-[.T13]" office:value-type="float" office:value="-2660" calcext:value-type="float">
            <text:p>-2660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rs de boeuf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en nombre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19" table:formula="of:=[.L14]+([.M14]/20)+([.N14]/240)" office:value-type="float" office:value="26" calcext:value-type="float">
            <text:p>26,0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1170" calcext:value-type="float">
            <text:p>1 170,0000</text:p>
          </table:table-cell>
          <table:table-cell table:formula="of:=[.S14]-[.T14]" office:value-type="float" office:value="-1170" calcext:value-type="float">
            <text:p>-1170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rs de va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44" calcext:value-type="float">
            <text:p>144,00</text:p>
          </table:table-cell>
          <table:table-cell office:value-type="string" calcext:value-type="string">
            <text:p>en nombre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19" table:formula="of:=[.L15]+([.M15]/20)+([.N15]/240)" office:value-type="float" office:value="24" calcext:value-type="float">
            <text:p>24,0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3456" calcext:value-type="float">
            <text:p>3 456,0000</text:p>
          </table:table-cell>
          <table:table-cell table:formula="of:=[.S15]-[.T15]" office:value-type="float" office:value="-3456" calcext:value-type="float">
            <text:p>-3456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rouge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16]+([.M16]/20)+([.N16]/240)" office:value-type="float" office:value="1.5" calcext:value-type="float">
            <text:p>1,5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450" calcext:value-type="float">
            <text:p>450,0000</text:p>
          </table:table-cell>
          <table:table-cell table:formula="of:=[.S16]-[.T16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ques</text:p>
          </table:table-cell>
          <table:table-cell office:value-type="float" office:value="68" calcext:value-type="float">
            <text:p>68,000</text:p>
          </table:table-cell>
          <table:table-cell table:number-columns-repeated="2"/>
          <table:table-cell table:style-name="ce19" table:formula="of:=[.L17]+([.M17]/20)+([.N17]/240)" office:value-type="float" office:value="68" calcext:value-type="float">
            <text:p>68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408" calcext:value-type="float">
            <text:p>408,0000</text:p>
          </table:table-cell>
          <table:table-cell table:formula="of:=[.S17]-[.T17]" office:value-type="float" office:value="-408" calcext:value-type="float">
            <text:p>-408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941" calcext:value-type="float">
            <text:p>30 941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18]+([.M18]/20)+([.N18]/240)" office:value-type="float" office:value="2.5" calcext:value-type="float">
            <text:p>2,5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77352.5" calcext:value-type="float">
            <text:p>77 352,5000</text:p>
          </table:table-cell>
          <table:table-cell table:formula="of:=[.S18]-[.T18]" office:value-type="float" office:value="-77352.5" calcext:value-type="float">
            <text:p>-77352,5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9" table:formula="of:=[.L19]+([.M19]/20)+([.N19]/240)" office:value-type="float" office:value="3.2875" calcext:value-type="float">
            <text:p>3,2875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32.875" calcext:value-type="float">
            <text:p>32,8750</text:p>
          </table:table-cell>
          <table:table-cell table:formula="of:=[.S19]-[.T19]" office:value-type="float" office:value="-32.875" calcext:value-type="float">
            <text:p>-32,88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30" calcext:value-type="float">
            <text:p>3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20]+([.M20]/20)+([.N20]/240)" office:value-type="float" office:value="0.15" calcext:value-type="float">
            <text:p>0,15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49.5" calcext:value-type="float">
            <text:p>49,5000</text:p>
          </table:table-cell>
          <table:table-cell table:formula="of:=[.S20]-[.T20]" office:value-type="float" office:value="-49.5" calcext:value-type="float">
            <text:p>-49,5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2350" calcext:value-type="float">
            <text:p>22 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21]+([.M21]/20)+([.N21]/240)" office:value-type="float" office:value="0.25" calcext:value-type="float">
            <text:p>0,25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5587.5" calcext:value-type="float">
            <text:p>5 587,5000</text:p>
          </table:table-cell>
          <table:table-cell table:formula="of:=[.S21]-[.T21]" office:value-type="float" office:value="-5587.5" calcext:value-type="float">
            <text:p>-5587,5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uits cru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6" calcext:value-type="float">
            <text:p>206,00</text:p>
          </table:table-cell>
          <table:table-cell office:value-type="string" calcext:value-type="string">
            <text:p>panier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22]+([.M22]/20)+([.N22]/240)" office:value-type="float" office:value="6" calcext:value-type="float">
            <text:p>6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1236" calcext:value-type="float">
            <text:p>1 236,0000</text:p>
          </table:table-cell>
          <table:table-cell table:formula="of:=[.S22]-[.T22]" office:value-type="float" office:value="-1236" calcext:value-type="float">
            <text:p>-1236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uits cru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9" table:formula="of:=[.L23]+([.M23]/20)+([.N23]/240)" office:value-type="float" office:value="0.1" calcext:value-type="float">
            <text:p>0,1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12" calcext:value-type="float">
            <text:p>12,0000</text:p>
          </table:table-cell>
          <table:table-cell table:formula="of:=[.S23]-[.T23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uits cru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19" table:formula="of:=[.L24]+([.M24]/20)+([.N24]/240)" office:value-type="float" office:value="0" calcext:value-type="float">
            <text:p>0,00000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[.P24]+0.05*[.Q24]+[.R24]/240" office:value-type="float" office:value="187" calcext:value-type="float">
            <text:p>187</text:p>
          </table:table-cell>
          <table:table-cell table:formula="of:=[.J24]*[.O24]" office:value-type="float" office:value="0" calcext:value-type="float">
            <text:p>0,0000</text:p>
          </table:table-cell>
          <table:table-cell table:formula="of:=[.S24]-[.T24]" office:value-type="float" office:value="187" calcext:value-type="float">
            <text:p>187</text:p>
          </table:table-cell>
          <table:table-cell office:value-type="string" calcext:value-type="string">
            <text:p>valeur de 187 L</text:p>
          </table:table-cell>
          <table:table-cell table:number-columns-repeated="100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25]+([.M25]/20)+([.N25]/240)" office:value-type="float" office:value="6" calcext:value-type="float">
            <text:p>6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6" calcext:value-type="float">
            <text:p>6,0000</text:p>
          </table:table-cell>
          <table:table-cell table:formula="of:=[.S25]-[.T25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4000" calcext:value-type="float">
            <text:p>1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26]+([.M26]/20)+([.N26]/240)" office:value-type="float" office:value="0.25" calcext:value-type="float">
            <text:p>0,25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3500" calcext:value-type="float">
            <text:p>3 500,0000</text:p>
          </table:table-cell>
          <table:table-cell table:formula="of:=[.S26]-[.T26]" office:value-type="float" office:value="-3500" calcext:value-type="float">
            <text:p>-3500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utaillerie de St Clau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40" calcext:value-type="float">
            <text:p>34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19" table:formula="of:=[.L27]+([.M27]/20)+([.N27]/240)" office:value-type="float" office:value="1.2" calcext:value-type="float">
            <text:p>1,2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408" calcext:value-type="float">
            <text:p>408,0000</text:p>
          </table:table-cell>
          <table:table-cell table:formula="of:=[.S27]-[.T27]" office:value-type="float" office:value="-408" calcext:value-type="float">
            <text:p>-408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ans de femm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28]+([.M28]/20)+([.N28]/240)" office:value-type="float" office:value="6" calcext:value-type="float">
            <text:p>6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12" calcext:value-type="float">
            <text:p>12,0000</text:p>
          </table:table-cell>
          <table:table-cell table:formula="of:=[.S28]-[.T28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qu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19" table:formula="of:=[.L29]+([.M29]/20)+([.N29]/240)" office:value-type="float" office:value="300" calcext:value-type="float">
            <text:p>300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1200" calcext:value-type="float">
            <text:p>1 200,0000</text:p>
          </table:table-cell>
          <table:table-cell table:formula="of:=[.S29]-[.T29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91" calcext:value-type="float">
            <text:p>791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30]+([.M30]/20)+([.N30]/240)" office:value-type="float" office:value="2.5" calcext:value-type="float">
            <text:p>2,5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1977.5" calcext:value-type="float">
            <text:p>1 977,5000</text:p>
          </table:table-cell>
          <table:table-cell table:formula="of:=[.S30]-[.T30]" office:value-type="float" office:value="-1977.5" calcext:value-type="float">
            <text:p>-1977,5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19" table:formula="of:=[.L31]+([.M31]/20)+([.N31]/240)" office:value-type="float" office:value="5" calcext:value-type="float">
            <text:p>5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60" calcext:value-type="float">
            <text:p>60,0000</text:p>
          </table:table-cell>
          <table:table-cell table:formula="of:=[.S31]-[.T31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jupons de t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32]+([.M32]/20)+([.N32]/240)" office:value-type="float" office:value="6" calcext:value-type="float">
            <text:p>6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72" calcext:value-type="float">
            <text:p>72,0000</text:p>
          </table:table-cell>
          <table:table-cell table:formula="of:=[.S32]-[.T32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19" table:formula="of:=[.L33]+([.M33]/20)+([.N33]/240)" office:value-type="float" office:value="0" calcext:value-type="float">
            <text:p>0,00000</text:p>
          </table:table-cell>
          <table:table-cell office:value-type="float" office:value="1137" calcext:value-type="float">
            <text:p>1137</text:p>
          </table:table-cell>
          <table:table-cell table:number-columns-repeated="2"/>
          <table:table-cell table:formula="of:=[.P33]+0.05*[.Q33]+[.R33]/240" office:value-type="float" office:value="1137" calcext:value-type="float">
            <text:p>1137</text:p>
          </table:table-cell>
          <table:table-cell table:formula="of:=[.J33]*[.O33]" office:value-type="float" office:value="0" calcext:value-type="float">
            <text:p>0,0000</text:p>
          </table:table-cell>
          <table:table-cell table:formula="of:=[.S33]-[.T33]" office:value-type="float" office:value="1137" calcext:value-type="float">
            <text:p>1137</text:p>
          </table:table-cell>
          <table:table-cell office:value-type="string" calcext:value-type="string">
            <text:p>valeur de 1137 L</text:p>
          </table:table-cell>
          <table:table-cell table:number-columns-repeated="100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19" table:formula="of:=[.L34]+([.M34]/20)+([.N34]/240)" office:value-type="float" office:value="0" calcext:value-type="float">
            <text:p>0,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34]+0.05*[.Q34]+[.R34]/240" office:value-type="float" office:value="600" calcext:value-type="float">
            <text:p>600</text:p>
          </table:table-cell>
          <table:table-cell table:formula="of:=[.J34]*[.O34]" office:value-type="float" office:value="0" calcext:value-type="float">
            <text:p>0,0000</text:p>
          </table:table-cell>
          <table:table-cell table:formula="of:=[.S34]-[.T34]" office:value-type="float" office:value="600" calcext:value-type="float">
            <text:p>600</text:p>
          </table:table-cell>
          <table:table-cell office:value-type="string" calcext:value-type="string">
            <text:p>valeur de 600 L</text:p>
          </table:table-cell>
          <table:table-cell table:number-columns-repeated="100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6050" calcext:value-type="float">
            <text:p>76 05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19" table:formula="of:=[.L35]+([.M35]/20)+([.N35]/240)" office:value-type="float" office:value="0.1" calcext:value-type="float">
            <text:p>0,1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7605" calcext:value-type="float">
            <text:p>7 605,0000</text:p>
          </table:table-cell>
          <table:table-cell table:formula="of:=[.S35]-[.T35]" office:value-type="float" office:value="-7605" calcext:value-type="float">
            <text:p>-7605</text:p>
          </table:table-cell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19" table:formula="of:=[.L36]+([.M36]/20)+([.N36]/240)" office:value-type="float" office:value="15" calcext:value-type="float">
            <text:p>15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795" calcext:value-type="float">
            <text:p>795,0000</text:p>
          </table:table-cell>
          <table:table-cell table:formula="of:=[.S36]-[.T36]" office:value-type="float" office:value="-795" calcext:value-type="float">
            <text:p>-795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aril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9" table:formula="of:=[.L37]+([.M37]/20)+([.N37]/240)" office:value-type="float" office:value="0.175" calcext:value-type="float">
            <text:p>0,175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35" calcext:value-type="float">
            <text:p>35,0000</text:p>
          </table:table-cell>
          <table:table-cell table:formula="of:=[.S37]-[.T37]" office:value-type="float" office:value="-35" calcext:value-type="float">
            <text:p>-35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5000" calcext:value-type="float">
            <text:p>25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0.015" calcext:value-type="float">
            <text:p>0,02</text:p>
          </table:table-cell>
          <table:table-cell/>
          <table:table-cell table:style-name="ce19" table:formula="of:=[.L38]+([.M38]/20)+([.N38]/240)" office:value-type="float" office:value="0.00075" calcext:value-type="float">
            <text:p>0,00075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18.75" calcext:value-type="float">
            <text:p>18,7500</text:p>
          </table:table-cell>
          <table:table-cell table:formula="of:=[.S38]-[.T38]" office:value-type="float" office:value="-18.75" calcext:value-type="float">
            <text:p>-18,75</text:p>
          </table:table-cell>
          <table:table-cell office:value-type="string" calcext:value-type="string">
            <text:p>15 L %%</text:p>
          </table:table-cell>
          <table:table-cell table:number-columns-repeated="100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oeuf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39]+([.M39]/20)+([.N39]/240)" office:value-type="float" office:value="0.2" calcext:value-type="float">
            <text:p>0,2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40" calcext:value-type="float">
            <text:p>40,0000</text:p>
          </table:table-cell>
          <table:table-cell table:formula="of:=[.S39]-[.T39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87" calcext:value-type="float">
            <text:p>387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40]+([.M40]/20)+([.N40]/240)" office:value-type="float" office:value="6" calcext:value-type="float">
            <text:p>6,0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2322" calcext:value-type="float">
            <text:p>2 322,0000</text:p>
          </table:table-cell>
          <table:table-cell table:formula="of:=[.S40]-[.T40]" office:value-type="float" office:value="-2322" calcext:value-type="float">
            <text:p>-2322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int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9" table:formula="of:=[.L41]+([.M41]/20)+([.N41]/240)" office:value-type="float" office:value="0.3" calcext:value-type="float">
            <text:p>0,3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180" calcext:value-type="float">
            <text:p>180,0000</text:p>
          </table:table-cell>
          <table:table-cell table:formula="of:=[.S41]-[.T41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19" table:formula="of:=[.L42]+([.M42]/20)+([.N42]/240)" office:value-type="float" office:value="1.2" calcext:value-type="float">
            <text:p>1,2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30" calcext:value-type="float">
            <text:p>30,0000</text:p>
          </table:table-cell>
          <table:table-cell table:formula="of:=[.S42]-[.T42]" office:value-type="float" office:value="-30" calcext:value-type="float">
            <text:p>-30</text:p>
          </table:table-cell>
          <table:table-cell table:style-name="ce26"/>
          <table:table-cell table:number-columns-repeated="100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caiss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19" table:formula="of:=[.L43]+([.M43]/20)+([.N43]/240)" office:value-type="float" office:value="500" calcext:value-type="float">
            <text:p>500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3500" calcext:value-type="float">
            <text:p>3 500,0000</text:p>
          </table:table-cell>
          <table:table-cell table:formula="of:=[.S43]-[.T43]" office:value-type="float" office:value="-3500" calcext:value-type="float">
            <text:p>-3500</text:p>
          </table:table-cell>
          <table:table-cell table:number-columns-repeated="100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19" table:formula="of:=[.L44]+([.M44]/20)+([.N44]/240)" office:value-type="float" office:value="0" calcext:value-type="float">
            <text:p>0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0" calcext:value-type="float">
            <text:p>0,0000</text:p>
          </table:table-cell>
          <table:table-cell table:formula="of:=[.S44]-[.T44]" office:value-type="float" office:value="0" calcext:value-type="float">
            <text:p>0</text:p>
          </table:table-cell>
          <table:table-cell office:value-type="string" calcext:value-type="string">
            <text:p>"40 pièces à ce qu'on voudra"</text:p>
          </table:table-cell>
          <table:table-cell table:number-columns-repeated="100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19" table:formula="of:=[.L45]+([.M45]/20)+([.N45]/240)" office:value-type="float" office:value="0" calcext:value-type="float">
            <text:p>0,00000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[.P45]+0.05*[.Q45]+[.R45]/240" office:value-type="float" office:value="210" calcext:value-type="float">
            <text:p>210</text:p>
          </table:table-cell>
          <table:table-cell table:formula="of:=[.J45]*[.O45]" office:value-type="float" office:value="0" calcext:value-type="float">
            <text:p>0,0000</text:p>
          </table:table-cell>
          <table:table-cell table:formula="of:=[.S45]-[.T45]" office:value-type="float" office:value="210" calcext:value-type="float">
            <text:p>210</text:p>
          </table:table-cell>
          <table:table-cell office:value-type="string" calcext:value-type="string">
            <text:p>valeur de 21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tterie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anier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46]+([.M46]/20)+([.N46]/240)" office:value-type="float" office:value="30" calcext:value-type="float">
            <text:p>30,0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90" calcext:value-type="float">
            <text:p>90,0000</text:p>
          </table:table-cell>
          <table:table-cell table:formula="of:=[.S46]-[.T46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50" calcext:value-type="float">
            <text:p>5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9" table:formula="of:=[.L47]+([.M47]/20)+([.N47]/240)" office:value-type="float" office:value="0.3" calcext:value-type="float">
            <text:p>0,3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165" calcext:value-type="float">
            <text:p>165,0000</text:p>
          </table:table-cell>
          <table:table-cell table:formula="of:=[.S47]-[.T47]" office:value-type="float" office:value="-165" calcext:value-type="float">
            <text:p>-165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run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48]+([.M48]/20)+([.N48]/240)" office:value-type="float" office:value="30" calcext:value-type="float">
            <text:p>30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360" calcext:value-type="float">
            <text:p>360,0000</text:p>
          </table:table-cell>
          <table:table-cell table:formula="of:=[.S48]-[.T48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49]+([.M49]/20)+([.N49]/240)" office:value-type="float" office:value="20" calcext:value-type="float">
            <text:p>20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20" calcext:value-type="float">
            <text:p>20,0000</text:p>
          </table:table-cell>
          <table:table-cell table:formula="of:=[.S49]-[.T49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egli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50]+([.M50]/20)+([.N50]/240)" office:value-type="float" office:value="0.15" calcext:value-type="float">
            <text:p>0,15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0.9" calcext:value-type="float">
            <text:p>0,9000</text:p>
          </table:table-cell>
          <table:table-cell table:formula="of:=[.S50]-[.T50]" office:value-type="float" office:value="-0.9" calcext:value-type="float">
            <text:p>-0,9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51]+([.M51]/20)+([.N51]/240)" office:value-type="float" office:value="0.25" calcext:value-type="float">
            <text:p>0,25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12.5" calcext:value-type="float">
            <text:p>12,5000</text:p>
          </table:table-cell>
          <table:table-cell table:formula="of:=[.S51]-[.T51]" office:value-type="float" office:value="-12.5" calcext:value-type="float">
            <text:p>-12,5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uban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52]+([.M52]/20)+([.N52]/240)" office:value-type="float" office:value="0.35" calcext:value-type="float">
            <text:p>0,35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4.2" calcext:value-type="float">
            <text:p>4,2000</text:p>
          </table:table-cell>
          <table:table-cell table:formula="of:=[.S52]-[.T52]" office:value-type="float" office:value="-4.2" calcext:value-type="float">
            <text:p>-4,2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caiss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19" table:formula="of:=[.L53]+([.M53]/20)+([.N53]/240)" office:value-type="float" office:value="120" calcext:value-type="float">
            <text:p>120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18000" calcext:value-type="float">
            <text:p>18 000,0000</text:p>
          </table:table-cell>
          <table:table-cell table:formula="of:=[.S53]-[.T53]" office:value-type="float" office:value="-18000" calcext:value-type="float">
            <text:p>-18000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262" calcext:value-type="float">
            <text:p>3 2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9" table:formula="of:=[.L54]+([.M54]/20)+([.N54]/240)" office:value-type="float" office:value="0.45" calcext:value-type="float">
            <text:p>0,45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1467.9" calcext:value-type="float">
            <text:p>1 467,9000</text:p>
          </table:table-cell>
          <table:table-cell table:formula="of:=[.S54]-[.T54]" office:value-type="float" office:value="-1467.9" calcext:value-type="float">
            <text:p>-1467,9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06.5" calcext:value-type="float">
            <text:p>106,50</text:p>
          </table:table-cell>
          <table:table-cell office:value-type="string" calcext:value-type="string">
            <text:p>muid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19" table:formula="of:=[.L55]+([.M55]/20)+([.N55]/240)" office:value-type="float" office:value="70" calcext:value-type="float">
            <text:p>70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7455" calcext:value-type="float">
            <text:p>7 455,0000</text:p>
          </table:table-cell>
          <table:table-cell table:formula="of:=[.S55]-[.T55]" office:value-type="float" office:value="-7455" calcext:value-type="float">
            <text:p>-7455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19" table:formula="of:=[.L56]+([.M56]/20)+([.N56]/240)" office:value-type="float" office:value="0" calcext:value-type="float">
            <text:p>0,00000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[.P56]+0.05*[.Q56]+[.R56]/240" office:value-type="float" office:value="1020" calcext:value-type="float">
            <text:p>1020</text:p>
          </table:table-cell>
          <table:table-cell table:formula="of:=[.J56]*[.O56]" office:value-type="float" office:value="0" calcext:value-type="float">
            <text:p>0,0000</text:p>
          </table:table-cell>
          <table:table-cell table:formula="of:=[.S56]-[.T56]" office:value-type="float" office:value="1020" calcext:value-type="float">
            <text:p>1020</text:p>
          </table:table-cell>
          <table:table-cell office:value-type="string" calcext:value-type="string">
            <text:p>valeur de 102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57]+([.M57]/20)+([.N57]/240)" office:value-type="float" office:value="0.15" calcext:value-type="float">
            <text:p>0,15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6" calcext:value-type="float">
            <text:p>6,0000</text:p>
          </table:table-cell>
          <table:table-cell table:formula="of:=[.S57]-[.T57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32160" calcext:value-type="float">
            <text:p>132 160,00</text:p>
          </table:table-cell>
          <table:table-cell office:value-type="string" calcext:value-type="string">
            <text:p>livres</text:p>
          </table:table-cell>
          <table:table-cell office:value-type="float" office:value="0.26" calcext:value-type="float">
            <text:p>0,260</text:p>
          </table:table-cell>
          <table:table-cell table:number-columns-repeated="2"/>
          <table:table-cell table:style-name="ce19" table:formula="of:=[.L58]+([.M58]/20)+([.N58]/240)" office:value-type="float" office:value="0.26" calcext:value-type="float">
            <text:p>0,26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34361.6" calcext:value-type="float">
            <text:p>34 361,6000</text:p>
          </table:table-cell>
          <table:table-cell table:formula="of:=[.S58]-[.T58]" office:value-type="float" office:value="-34361.6" calcext:value-type="float">
            <text:p>-34361,6</text:p>
          </table:table-cell>
          <table:table-cell office:value-type="string" calcext:value-type="string">
            <text:p>26 L %</text:p>
          </table:table-cell>
          <table:table-cell table:number-columns-repeated="100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610" calcext:value-type="float">
            <text:p>2 6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9" table:formula="of:=[.L59]+([.M59]/20)+([.N59]/240)" office:value-type="float" office:value="0.6" calcext:value-type="float">
            <text:p>0,6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1566" calcext:value-type="float">
            <text:p>1 566,0000</text:p>
          </table:table-cell>
          <table:table-cell table:formula="of:=[.S59]-[.T59]" office:value-type="float" office:value="-1566" calcext:value-type="float">
            <text:p>-1566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600" calcext:value-type="float">
            <text:p>6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60]+([.M60]/20)+([.N60]/240)" office:value-type="float" office:value="0.4" calcext:value-type="float">
            <text:p>0,4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2640" calcext:value-type="float">
            <text:p>2 640,0000</text:p>
          </table:table-cell>
          <table:table-cell table:formula="of:=[.S60]-[.T60]" office:value-type="float" office:value="-2640" calcext:value-type="float">
            <text:p>-264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abatière de car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19" table:formula="of:=[.L61]+([.M61]/20)+([.N61]/240)" office:value-type="float" office:value="2" calcext:value-type="float">
            <text:p>2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12" calcext:value-type="float">
            <text:p>12,0000</text:p>
          </table:table-cell>
          <table:table-cell table:formula="of:=[.S61]-[.T61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62]+([.M62]/20)+([.N62]/240)" office:value-type="float" office:value="2.5" calcext:value-type="float">
            <text:p>2,5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142.5" calcext:value-type="float">
            <text:p>142,5000</text:p>
          </table:table-cell>
          <table:table-cell table:formula="of:=[.S62]-[.T62]" office:value-type="float" office:value="-142.5" calcext:value-type="float">
            <text:p>-142,5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12124" calcext:value-type="float">
            <text:p>112 124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63]+([.M63]/20)+([.N63]/240)" office:value-type="float" office:value="3.75" calcext:value-type="float">
            <text:p>3,75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420465" calcext:value-type="float">
            <text:p>420 465,0000</text:p>
          </table:table-cell>
          <table:table-cell table:formula="of:=[.S63]-[.T63]" office:value-type="float" office:value="-420465" calcext:value-type="float">
            <text:p>-420465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aunes</text:p>
          </table:table-cell>
          <table:table-cell office:value-type="float" office:value="9" calcext:value-type="float">
            <text:p>9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9" table:formula="of:=[.L64]+([.M64]/20)+([.N64]/240)" office:value-type="float" office:value="9.6" calcext:value-type="float">
            <text:p>9,6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720" calcext:value-type="float">
            <text:p>720,0000</text:p>
          </table:table-cell>
          <table:table-cell table:formula="of:=[.S64]-[.T64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65]+([.M65]/20)+([.N65]/240)" office:value-type="float" office:value="2" calcext:value-type="float">
            <text:p>2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000" calcext:value-type="float">
            <text:p>1 000,0000</text:p>
          </table:table-cell>
          <table:table-cell table:formula="of:=[.S65]-[.T65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70" calcext:value-type="float">
            <text:p>6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66]+([.M66]/20)+([.N66]/240)" office:value-type="float" office:value="2.25" calcext:value-type="float">
            <text:p>2,25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1507.5" calcext:value-type="float">
            <text:p>1 507,5000</text:p>
          </table:table-cell>
          <table:table-cell table:formula="of:=[.S66]-[.T66]" office:value-type="float" office:value="-1507.5" calcext:value-type="float">
            <text:p>-1507,5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ci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4" calcext:value-type="float">
            <text:p>64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table:formula="of:=[.L67]+([.M67]/20)+([.N67]/240)" office:value-type="float" office:value="4.5" calcext:value-type="float">
            <text:p>4,5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288" calcext:value-type="float">
            <text:p>288,0000</text:p>
          </table:table-cell>
          <table:table-cell table:formula="of:=[.S67]-[.T67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ci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table:number-columns-repeated="5"/>
          <table:table-cell table:style-name="ce19" table:formula="of:=[.L68]+([.M68]/20)+([.N68]/240)" office:value-type="float" office:value="0" calcext:value-type="float">
            <text:p>0,00000</text:p>
          </table:table-cell>
          <table:table-cell office:value-type="float" office:value="3800" calcext:value-type="float">
            <text:p>3800</text:p>
          </table:table-cell>
          <table:table-cell table:number-columns-repeated="2"/>
          <table:table-cell table:formula="of:=[.P68]+0.05*[.Q68]+[.R68]/240" office:value-type="float" office:value="3800" calcext:value-type="float">
            <text:p>3800</text:p>
          </table:table-cell>
          <table:table-cell table:formula="of:=[.J68]*[.O68]" office:value-type="float" office:value="0" calcext:value-type="float">
            <text:p>0,0000</text:p>
          </table:table-cell>
          <table:table-cell table:formula="of:=[.S68]-[.T68]" office:value-type="float" office:value="3800" calcext:value-type="float">
            <text:p>3800</text:p>
          </table:table-cell>
          <table:table-cell office:value-type="string" calcext:value-type="string">
            <text:p>valeur de 38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932" calcext:value-type="float">
            <text:p>93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69]+([.M69]/20)+([.N69]/240)" office:value-type="float" office:value="2.5" calcext:value-type="float">
            <text:p>2,5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2330" calcext:value-type="float">
            <text:p>2 330,0000</text:p>
          </table:table-cell>
          <table:table-cell table:formula="of:=[.S69]-[.T69]" office:value-type="float" office:value="-2330" calcext:value-type="float">
            <text:p>-233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19" table:formula="of:=[.L70]+([.M70]/20)+([.N70]/240)" office:value-type="float" office:value="1.3" calcext:value-type="float">
            <text:p>1,3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520" calcext:value-type="float">
            <text:p>520,0000</text:p>
          </table:table-cell>
          <table:table-cell table:formula="of:=[.S70]-[.T70]" office:value-type="float" office:value="-520" calcext:value-type="float">
            <text:p>-520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é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71]+([.M71]/20)+([.N71]/240)" office:value-type="float" office:value="20" calcext:value-type="float">
            <text:p>20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600" calcext:value-type="float">
            <text:p>600,0000</text:p>
          </table:table-cell>
          <table:table-cell table:formula="of:=[.S71]-[.T71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5680" calcext:value-type="float">
            <text:p>55 6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72]+([.M72]/20)+([.N72]/240)" office:value-type="float" office:value="1.5" calcext:value-type="float">
            <text:p>1,5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83520" calcext:value-type="float">
            <text:p>83 520,0000</text:p>
          </table:table-cell>
          <table:table-cell table:formula="of:=[.S72]-[.T72]" office:value-type="float" office:value="-83520" calcext:value-type="float">
            <text:p>-83520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lang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700" calcext:value-type="float">
            <text:p>1 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9" table:formula="of:=[.L73]+([.M73]/20)+([.N73]/240)" office:value-type="float" office:value="0.9" calcext:value-type="float">
            <text:p>0,9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1530" calcext:value-type="float">
            <text:p>1 530,0000</text:p>
          </table:table-cell>
          <table:table-cell table:formula="of:=[.S73]-[.T73]" office:value-type="float" office:value="-1530" calcext:value-type="float">
            <text:p>-1530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952" calcext:value-type="float">
            <text:p>1 95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74]+([.M74]/20)+([.N74]/240)" office:value-type="float" office:value="1.5" calcext:value-type="float">
            <text:p>1,5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2928" calcext:value-type="float">
            <text:p>2 928,0000</text:p>
          </table:table-cell>
          <table:table-cell table:formula="of:=[.S74]-[.T74]" office:value-type="float" office:value="-2928" calcext:value-type="float">
            <text:p>-2928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'Ollo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19" table:formula="of:=[.L75]+([.M75]/20)+([.N75]/240)" office:value-type="float" office:value="60" calcext:value-type="float">
            <text:p>60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3900" calcext:value-type="float">
            <text:p>3 900,0000</text:p>
          </table:table-cell>
          <table:table-cell table:formula="of:=[.S75]-[.T75]" office:value-type="float" office:value="-3900" calcext:value-type="float">
            <text:p>-3900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Poulda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212" calcext:value-type="float">
            <text:p>6 21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76]+([.M76]/20)+([.N76]/240)" office:value-type="float" office:value="2" calcext:value-type="float">
            <text:p>2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12424" calcext:value-type="float">
            <text:p>12 424,0000</text:p>
          </table:table-cell>
          <table:table-cell table:formula="of:=[.S76]-[.T76]" office:value-type="float" office:value="-12424" calcext:value-type="float">
            <text:p>-12424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490" calcext:value-type="float">
            <text:p>4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9" table:formula="of:=[.L77]+([.M77]/20)+([.N77]/240)" office:value-type="float" office:value="0.9" calcext:value-type="float">
            <text:p>0,9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441" calcext:value-type="float">
            <text:p>441,0000</text:p>
          </table:table-cell>
          <table:table-cell table:formula="of:=[.S77]-[.T77]" office:value-type="float" office:value="-441" calcext:value-type="float">
            <text:p>-441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serpill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100" calcext:value-type="float">
            <text:p>6 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78]+([.M78]/20)+([.N78]/240)" office:value-type="float" office:value="0.5" calcext:value-type="float">
            <text:p>0,5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3050" calcext:value-type="float">
            <text:p>3 050,0000</text:p>
          </table:table-cell>
          <table:table-cell table:formula="of:=[.S78]-[.T78]" office:value-type="float" office:value="-3050" calcext:value-type="float">
            <text:p>-3050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Vit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79]+([.M79]/20)+([.N79]/240)" office:value-type="float" office:value="0.5" calcext:value-type="float">
            <text:p>0,5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80" calcext:value-type="float">
            <text:p>80,0000</text:p>
          </table:table-cell>
          <table:table-cell table:formula="of:=[.S79]-[.T79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14" calcext:value-type="float">
            <text:p>11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80]+([.M80]/20)+([.N80]/240)" office:value-type="float" office:value="2.5" calcext:value-type="float">
            <text:p>2,5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285" calcext:value-type="float">
            <text:p>285,0000</text:p>
          </table:table-cell>
          <table:table-cell table:formula="of:=[.S80]-[.T80]" office:value-type="float" office:value="-285" calcext:value-type="float">
            <text:p>-285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81]+([.M81]/20)+([.N81]/240)" office:value-type="float" office:value="1.5" calcext:value-type="float">
            <text:p>1,5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39" calcext:value-type="float">
            <text:p>39,0000</text:p>
          </table:table-cell>
          <table:table-cell table:formula="of:=[.S81]-[.T81]" office:value-type="float" office:value="-39" calcext:value-type="float">
            <text:p>-39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6.3333333333" calcext:value-type="float">
            <text:p>56,33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19" table:formula="of:=[.L82]+([.M82]/20)+([.N82]/240)" office:value-type="float" office:value="80" calcext:value-type="float">
            <text:p>80,0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4506.666666664" calcext:value-type="float">
            <text:p>4 506,6667</text:p>
          </table:table-cell>
          <table:table-cell table:formula="of:=[.S82]-[.T82]" office:value-type="float" office:value="-4506.666666664" calcext:value-type="float">
            <text:p>-4506,67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iercons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19" table:formula="of:=[.L83]+([.M83]/20)+([.N83]/240)" office:value-type="float" office:value="55" calcext:value-type="float">
            <text:p>55,0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165" calcext:value-type="float">
            <text:p>165,0000</text:p>
          </table:table-cell>
          <table:table-cell table:formula="of:=[.S83]-[.T83]" office:value-type="float" office:value="-165" calcext:value-type="float">
            <text:p>-165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u Cap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ques</text:p>
          </table:table-cell>
          <table:table-cell table:number-columns-repeated="3"/>
          <table:table-cell table:style-name="ce19" table:formula="of:=[.L84]+([.M84]/20)+([.N84]/240)" office:value-type="float" office:value="0" calcext:value-type="float">
            <text:p>0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0" calcext:value-type="float">
            <text:p>0,0000</text:p>
          </table:table-cell>
          <table:table-cell table:formula="of:=[.S84]-[.T84]" office:value-type="float" office:value="0" calcext:value-type="float">
            <text:p>0</text:p>
          </table:table-cell>
          <table:table-cell office:value-type="string" calcext:value-type="string">
            <text:p>12 L la bouteille</text:p>
          </table:table-cell>
          <table:table-cell table:number-columns-repeated="100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Frontign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19" table:formula="of:=[.L85]+([.M85]/20)+([.N85]/240)" office:value-type="float" office:value="180" calcext:value-type="float">
            <text:p>180,0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180" calcext:value-type="float">
            <text:p>180,0000</text:p>
          </table:table-cell>
          <table:table-cell table:formula="of:=[.S85]-[.T85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19" table:formula="of:=[.L86]+([.M86]/20)+([.N86]/240)" office:value-type="float" office:value="9" calcext:value-type="float">
            <text:p>9,0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45" calcext:value-type="float">
            <text:p>45,0000</text:p>
          </table:table-cell>
          <table:table-cell table:formula="of:=[.S86]-[.T86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Angleterr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art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19" table:formula="of:=[.L87]+([.M87]/20)+([.N87]/240)" office:value-type="float" office:value="9" calcext:value-type="float">
            <text:p>9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315" calcext:value-type="float">
            <text:p>315,0000</text:p>
          </table:table-cell>
          <table:table-cell table:formula="of:=[.S87]-[.T87]" office:value-type="float" office:value="-315" calcext:value-type="float">
            <text:p>-315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19" table:formula="of:=[.L88]+([.M88]/20)+([.N88]/240)" office:value-type="float" office:value="0.3" calcext:value-type="float">
            <text:p>0,3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1800" calcext:value-type="float">
            <text:p>1 800,0000</text:p>
          </table:table-cell>
          <table:table-cell table:formula="of:=[.S88]-[.T88]" office:value-type="float" office:value="-1800" calcext:value-type="float">
            <text:p>-1800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entelle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19" table:formula="of:=[.L89]+([.M89]/20)+([.N89]/240)" office:value-type="float" office:value="1.25" calcext:value-type="float">
            <text:p>1,25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7.5" calcext:value-type="float">
            <text:p>7,5000</text:p>
          </table:table-cell>
          <table:table-cell table:formula="of:=[.S89]-[.T89]" office:value-type="float" office:value="-7.5" calcext:value-type="float">
            <text:p>-7,5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rais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fiol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19" table:formula="of:=[.L90]+([.M90]/20)+([.N90]/240)" office:value-type="float" office:value="1.2" calcext:value-type="float">
            <text:p>1,2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28.8" calcext:value-type="float">
            <text:p>28,8000</text:p>
          </table:table-cell>
          <table:table-cell table:formula="of:=[.S90]-[.T90]" office:value-type="float" office:value="-28.8" calcext:value-type="float">
            <text:p>-28,8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829" calcext:value-type="float">
            <text:p>829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91]+([.M91]/20)+([.N91]/240)" office:value-type="float" office:value="2.5" calcext:value-type="float">
            <text:p>2,5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2072.5" calcext:value-type="float">
            <text:p>2 072,5000</text:p>
          </table:table-cell>
          <table:table-cell table:formula="of:=[.S91]-[.T91]" office:value-type="float" office:value="-2072.5" calcext:value-type="float">
            <text:p>-2072,5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caba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19" table:formula="of:=[.L92]+([.M92]/20)+([.N92]/240)" office:value-type="float" office:value="5" calcext:value-type="float">
            <text:p>5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30" calcext:value-type="float">
            <text:p>30,0000</text:p>
          </table:table-cell>
          <table:table-cell table:formula="of:=[.S92]-[.T92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an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9" table:formula="of:=[.L93]+([.M93]/20)+([.N93]/240)" office:value-type="float" office:value="0.6" calcext:value-type="float">
            <text:p>0,6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16.8" calcext:value-type="float">
            <text:p>16,8000</text:p>
          </table:table-cell>
          <table:table-cell table:formula="of:=[.S93]-[.T93]" office:value-type="float" office:value="-16.8" calcext:value-type="float">
            <text:p>-16,8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ais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94]+([.M94]/20)+([.N94]/240)" office:value-type="float" office:value="20" calcext:value-type="float">
            <text:p>20,0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80" calcext:value-type="float">
            <text:p>80,0000</text:p>
          </table:table-cell>
          <table:table-cell table:formula="of:=[.S94]-[.T94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319" calcext:value-type="float">
            <text:p>31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9" table:formula="of:=[.L95]+([.M95]/20)+([.N95]/240)" office:value-type="float" office:value="0.45" calcext:value-type="float">
            <text:p>0,45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143.55" calcext:value-type="float">
            <text:p>143,5500</text:p>
          </table:table-cell>
          <table:table-cell table:formula="of:=[.S95]-[.T95]" office:value-type="float" office:value="-143.55" calcext:value-type="float">
            <text:p>-143,55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9" table:formula="of:=[.L96]+([.M96]/20)+([.N96]/240)" office:value-type="float" office:value="0.6" calcext:value-type="float">
            <text:p>0,6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48" calcext:value-type="float">
            <text:p>48,0000</text:p>
          </table:table-cell>
          <table:table-cell table:formula="of:=[.S96]-[.T96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597" calcext:value-type="float">
            <text:p>59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97]+([.M97]/20)+([.N97]/240)" office:value-type="float" office:value="3.75" calcext:value-type="float">
            <text:p>3,75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2238.75" calcext:value-type="float">
            <text:p>2 238,7500</text:p>
          </table:table-cell>
          <table:table-cell table:formula="of:=[.S97]-[.T97]" office:value-type="float" office:value="-2238.75" calcext:value-type="float">
            <text:p>-2238,75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unes</text:p>
          </table:table-cell>
          <table:table-cell office:value-type="float" office:value="9" calcext:value-type="float">
            <text:p>9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table:formula="of:=[.L98]+([.M98]/20)+([.N98]/240)" office:value-type="float" office:value="9.5" calcext:value-type="float">
            <text:p>9,5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114" calcext:value-type="float">
            <text:p>114,0000</text:p>
          </table:table-cell>
          <table:table-cell table:formula="of:=[.S98]-[.T98]" office:value-type="float" office:value="-114" calcext:value-type="float">
            <text:p>-114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Poulda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99]+([.M99]/20)+([.N99]/240)" office:value-type="float" office:value="2" calcext:value-type="float">
            <text:p>2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20" calcext:value-type="float">
            <text:p>120,0000</text:p>
          </table:table-cell>
          <table:table-cell table:formula="of:=[.S99]-[.T99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ques</text:p>
          </table:table-cell>
          <table:table-cell office:value-type="float" office:value="77.5" calcext:value-type="float">
            <text:p>77,500</text:p>
          </table:table-cell>
          <table:table-cell table:number-columns-repeated="2"/>
          <table:table-cell table:style-name="ce19" table:formula="of:=[.L100]+([.M100]/20)+([.N100]/240)" office:value-type="float" office:value="77.5" calcext:value-type="float">
            <text:p>77,5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387.5" calcext:value-type="float">
            <text:p>387,5000</text:p>
          </table:table-cell>
          <table:table-cell table:formula="of:=[.S100]-[.T100]" office:value-type="float" office:value="-387.5" calcext:value-type="float">
            <text:p>-387,5</text:p>
          </table:table-cell>
          <table:table-cell office:value-type="string" calcext:value-type="string">
            <text:p>À 75 à 80 L</text:p>
          </table:table-cell>
          <table:table-cell table:number-columns-repeated="100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iercon</text:p>
          </table:table-cell>
          <table:table-cell office:value-type="float" office:value="52.5" calcext:value-type="float">
            <text:p>52,500</text:p>
          </table:table-cell>
          <table:table-cell table:number-columns-repeated="2"/>
          <table:table-cell table:style-name="ce19" table:formula="of:=[.L101]+([.M101]/20)+([.N101]/240)" office:value-type="float" office:value="52.5" calcext:value-type="float">
            <text:p>52,5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52.5" calcext:value-type="float">
            <text:p>52,5000</text:p>
          </table:table-cell>
          <table:table-cell table:formula="of:=[.S101]-[.T101]" office:value-type="float" office:value="-52.5" calcext:value-type="float">
            <text:p>-52,5</text:p>
          </table:table-cell>
          <table:table-cell office:value-type="string" calcext:value-type="string">
            <text:p>À 50 à 55 L</text:p>
          </table:table-cell>
          <table:table-cell table:number-columns-repeated="1002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table:style-name="ce8"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Danemark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19" calcext:value-type="float">
            <text:p>19,000</text:p>
          </table:table-cell>
          <table:table-cell table:number-columns-repeated="2"/>
          <table:table-cell table:style-name="ce19" table:formula="of:=[.L102]+([.M102]/20)+([.N102]/240)" office:value-type="float" office:value="19" calcext:value-type="float">
            <text:p>19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38" calcext:value-type="float">
            <text:p>38,0000</text:p>
          </table:table-cell>
          <table:table-cell table:formula="of:=[.S102]-[.T102]" office:value-type="float" office:value="-38" calcext:value-type="float">
            <text:p>-38</text:p>
          </table:table-cell>
          <table:table-cell office:value-type="string" calcext:value-type="string">
            <text:p>À 18 à 20 L</text:p>
          </table:table-cell>
          <table:table-cell table:number-columns-repeated="1002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19" table:formula="of:=[.L103]+([.M103]/20)+([.N103]/240)" office:value-type="float" office:value="0" calcext:value-type="float">
            <text:p>0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0" calcext:value-type="float">
            <text:p>0,0000</text:p>
          </table:table-cell>
          <table:table-cell table:formula="of:=[.S103]-[.T103]" office:value-type="float" office:value="0" calcext:value-type="float">
            <text:p>0</text:p>
          </table:table-cell>
          <table:table-cell office:value-type="string" calcext:value-type="string">
            <text:p>À 30 S et 3 L</text:p>
          </table:table-cell>
          <table:table-cell table:number-columns-repeated="1002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130" calcext:value-type="float">
            <text:p>4 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104]+([.M104]/20)+([.N104]/240)" office:value-type="float" office:value="0.4" calcext:value-type="float">
            <text:p>0,4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1652" calcext:value-type="float">
            <text:p>1 652,0000</text:p>
          </table:table-cell>
          <table:table-cell table:formula="of:=[.S104]-[.T104]" office:value-type="float" office:value="-1652" calcext:value-type="float">
            <text:p>-1652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nnets de t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19" table:formula="of:=[.L105]+([.M105]/20)+([.N105]/240)" office:value-type="float" office:value="1.8" calcext:value-type="float">
            <text:p>1,8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86.4" calcext:value-type="float">
            <text:p>86,4000</text:p>
          </table:table-cell>
          <table:table-cell table:formula="of:=[.S105]-[.T105]" office:value-type="float" office:value="-86.4" calcext:value-type="float">
            <text:p>-86,4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table:style-name="ce8"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9" table:formula="of:=[.L106]+([.M106]/20)+([.N106]/240)" office:value-type="float" office:value="0.9" calcext:value-type="float">
            <text:p>0,9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36" calcext:value-type="float">
            <text:p>36,0000</text:p>
          </table:table-cell>
          <table:table-cell table:formula="of:=[.S106]-[.T106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table:style-name="ce8"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107]+([.M107]/20)+([.N107]/240)" office:value-type="float" office:value="0.4" calcext:value-type="float">
            <text:p>0,4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180" calcext:value-type="float">
            <text:p>180,0000</text:p>
          </table:table-cell>
          <table:table-cell table:formula="of:=[.S107]-[.T107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table:style-name="ce8"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douzain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108]+([.M108]/20)+([.N108]/240)" office:value-type="float" office:value="20" calcext:value-type="float">
            <text:p>20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500" calcext:value-type="float">
            <text:p>500,0000</text:p>
          </table:table-cell>
          <table:table-cell table:formula="of:=[.S108]-[.T108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emises de Bret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1269" calcext:value-type="float">
            <text:p>11 269,00</text:p>
          </table:table-cell>
          <table:table-cell office:value-type="string" calcext:value-type="string">
            <text:p>en nombre</text:p>
          </table:table-cell>
          <table:table-cell office:value-type="float" office:value="5.5" calcext:value-type="float">
            <text:p>5,500</text:p>
          </table:table-cell>
          <table:table-cell table:number-columns-repeated="2"/>
          <table:table-cell table:style-name="ce19" table:formula="of:=[.L109]+([.M109]/20)+([.N109]/240)" office:value-type="float" office:value="5.5" calcext:value-type="float">
            <text:p>5,5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61979.5" calcext:value-type="float">
            <text:p>61 979,5000</text:p>
          </table:table-cell>
          <table:table-cell table:formula="of:=[.S109]-[.T109]" office:value-type="float" office:value="-61979.5" calcext:value-type="float">
            <text:p>-61979,5</text:p>
          </table:table-cell>
          <table:table-cell office:value-type="string" calcext:value-type="string">
            <text:p>À 4 L à 7 L</text:p>
          </table:table-cell>
          <table:table-cell table:number-columns-repeated="100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.5" calcext:value-type="float">
            <text:p>32,5</text:p>
          </table:table-cell>
          <table:table-cell/>
          <table:table-cell table:style-name="ce19" table:formula="of:=[.L110]+([.M110]/20)+([.N110]/240)" office:value-type="float" office:value="1.625" calcext:value-type="float">
            <text:p>1,625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146.25" calcext:value-type="float">
            <text:p>146,2500</text:p>
          </table:table-cell>
          <table:table-cell table:formula="of:=[.S110]-[.T110]" office:value-type="float" office:value="-146.25" calcext:value-type="float">
            <text:p>-146,25</text:p>
          </table:table-cell>
          <table:table-cell office:value-type="string" calcext:value-type="string">
            <text:p>À 30 d 35 S</text:p>
          </table:table-cell>
          <table:table-cell table:number-columns-repeated="1002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9" calcext:value-type="float">
            <text:p>109,00</text:p>
          </table:table-cell>
          <table:table-cell office:value-type="string" calcext:value-type="string">
            <text:p>caisson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111]+([.M111]/20)+([.N111]/240)" office:value-type="float" office:value="1" calcext:value-type="float">
            <text:p>1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109" calcext:value-type="float">
            <text:p>109,0000</text:p>
          </table:table-cell>
          <table:table-cell table:formula="of:=[.S111]-[.T111]" office:value-type="float" office:value="-109" calcext:value-type="float">
            <text:p>-109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112]+([.M112]/20)+([.N112]/240)" office:value-type="float" office:value="1" calcext:value-type="float">
            <text:p>1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200" calcext:value-type="float">
            <text:p>200,0000</text:p>
          </table:table-cell>
          <table:table-cell table:formula="of:=[.S112]-[.T112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rs de boeuf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1269" calcext:value-type="float">
            <text:p>11 269,00</text:p>
          </table:table-cell>
          <table:table-cell office:value-type="string" calcext:value-type="string">
            <text:p>en nombre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19" table:formula="of:=[.L113]+([.M113]/20)+([.N113]/240)" office:value-type="float" office:value="26" calcext:value-type="float">
            <text:p>26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292994" calcext:value-type="float">
            <text:p>292 994,0000</text:p>
          </table:table-cell>
          <table:table-cell table:formula="of:=[.S113]-[.T113]" office:value-type="float" office:value="-292994" calcext:value-type="float">
            <text:p>-292994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rs de génisses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787" calcext:value-type="float">
            <text:p>2 787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114]+([.M114]/20)+([.N114]/240)" office:value-type="float" office:value="6" calcext:value-type="float">
            <text:p>6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16722" calcext:value-type="float">
            <text:p>16 722,0000</text:p>
          </table:table-cell>
          <table:table-cell table:formula="of:=[.S114]-[.T114]" office:value-type="float" office:value="-16722" calcext:value-type="float">
            <text:p>-16722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rs de vache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en nombre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19" table:formula="of:=[.L115]+([.M115]/20)+([.N115]/240)" office:value-type="float" office:value="24" calcext:value-type="float">
            <text:p>24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1680" calcext:value-type="float">
            <text:p>1 680,0000</text:p>
          </table:table-cell>
          <table:table-cell table:formula="of:=[.S115]-[.T115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744" calcext:value-type="float">
            <text:p>744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116]+([.M116]/20)+([.N116]/240)" office:value-type="float" office:value="2.5" calcext:value-type="float">
            <text:p>2,5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1860" calcext:value-type="float">
            <text:p>1 860,0000</text:p>
          </table:table-cell>
          <table:table-cell table:formula="of:=[.S116]-[.T116]" office:value-type="float" office:value="-1860" calcext:value-type="float">
            <text:p>-1860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tamine du M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ball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19" table:formula="of:=[.L117]+([.M117]/20)+([.N117]/240)" office:value-type="float" office:value="60" calcext:value-type="float">
            <text:p>60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1080" calcext:value-type="float">
            <text:p>1 080,0000</text:p>
          </table:table-cell>
          <table:table-cell table:formula="of:=[.S117]-[.T117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tamine du M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81.25" calcext:value-type="float">
            <text:p>581,25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118]+([.M118]/20)+([.N118]/240)" office:value-type="float" office:value="4" calcext:value-type="float">
            <text:p>4,0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2325" calcext:value-type="float">
            <text:p>2 325,0000</text:p>
          </table:table-cell>
          <table:table-cell table:formula="of:=[.S118]-[.T118]" office:value-type="float" office:value="-2325" calcext:value-type="float">
            <text:p>-2325</text:p>
          </table:table-cell>
          <table:table-cell office:value-type="string" calcext:value-type="string">
            <text:p>3 et 5 L</text:p>
          </table:table-cell>
          <table:table-cell table:number-columns-repeated="100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92" calcext:value-type="float">
            <text:p>192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119]+([.M119]/20)+([.N119]/240)" office:value-type="float" office:value="40" calcext:value-type="float">
            <text:p>40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7680" calcext:value-type="float">
            <text:p>7 680,0000</text:p>
          </table:table-cell>
          <table:table-cell table:formula="of:=[.S119]-[.T119]" office:value-type="float" office:value="-7680" calcext:value-type="float">
            <text:p>-7680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120]+([.M120]/20)+([.N120]/240)" office:value-type="float" office:value="2.25" calcext:value-type="float">
            <text:p>2,25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540" calcext:value-type="float">
            <text:p>540,0000</text:p>
          </table:table-cell>
          <table:table-cell table:formula="of:=[.S120]-[.T120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rues sech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0300" calcext:value-type="float">
            <text:p>20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9" table:formula="of:=[.L121]+([.M121]/20)+([.N121]/240)" office:value-type="float" office:value="0.3" calcext:value-type="float">
            <text:p>0,3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6090" calcext:value-type="float">
            <text:p>6 090,0000</text:p>
          </table:table-cell>
          <table:table-cell table:formula="of:=[.S121]-[.T121]" office:value-type="float" office:value="-6090" calcext:value-type="float">
            <text:p>-6090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apes et servie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llot</text:p>
          </table:table-cell>
          <table:table-cell office:value-type="float" office:value="1400" calcext:value-type="float">
            <text:p>1400,000</text:p>
          </table:table-cell>
          <table:table-cell table:number-columns-repeated="2"/>
          <table:table-cell table:style-name="ce19" table:formula="of:=[.L122]+([.M122]/20)+([.N122]/240)" office:value-type="float" office:value="1400" calcext:value-type="float">
            <text:p>1400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1400" calcext:value-type="float">
            <text:p>1 400,0000</text:p>
          </table:table-cell>
          <table:table-cell table:formula="of:=[.S122]-[.T122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656" calcext:value-type="float">
            <text:p>1 656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123]+([.M123]/20)+([.N123]/240)" office:value-type="float" office:value="12" calcext:value-type="float">
            <text:p>12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19872" calcext:value-type="float">
            <text:p>19 872,0000</text:p>
          </table:table-cell>
          <table:table-cell table:formula="of:=[.S123]-[.T123]" office:value-type="float" office:value="-19872" calcext:value-type="float">
            <text:p>-19872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560" calcext:value-type="float">
            <text:p>2 560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124]+([.M124]/20)+([.N124]/240)" office:value-type="float" office:value="2.5" calcext:value-type="float">
            <text:p>2,5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6400" calcext:value-type="float">
            <text:p>6 400,0000</text:p>
          </table:table-cell>
          <table:table-cell table:formula="of:=[.S124]-[.T124]" office:value-type="float" office:value="-6400" calcext:value-type="float">
            <text:p>-6400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bull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76" calcext:value-type="float">
            <text:p>17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125]+([.M125]/20)+([.N125]/240)" office:value-type="float" office:value="4" calcext:value-type="float">
            <text:p>4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704" calcext:value-type="float">
            <text:p>704,0000</text:p>
          </table:table-cell>
          <table:table-cell table:formula="of:=[.S125]-[.T125]" office:value-type="float" office:value="-704" calcext:value-type="float">
            <text:p>-704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616" calcext:value-type="float">
            <text:p>5 616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19" table:formula="of:=[.L126]+([.M126]/20)+([.N126]/240)" office:value-type="float" office:value="15" calcext:value-type="float">
            <text:p>15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84240" calcext:value-type="float">
            <text:p>84 240,0000</text:p>
          </table:table-cell>
          <table:table-cell table:formula="of:=[.S126]-[.T126]" office:value-type="float" office:value="-84240" calcext:value-type="float">
            <text:p>-8424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50.25" calcext:value-type="float">
            <text:p>550,25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19" table:formula="of:=[.L127]+([.M127]/20)+([.N127]/240)" office:value-type="float" office:value="28" calcext:value-type="float">
            <text:p>28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15407" calcext:value-type="float">
            <text:p>15 407,0000</text:p>
          </table:table-cell>
          <table:table-cell table:formula="of:=[.S127]-[.T127]" office:value-type="float" office:value="-15407" calcext:value-type="float">
            <text:p>-15407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7" calcext:value-type="float">
            <text:p>67,00</text:p>
          </table:table-cell>
          <table:table-cell office:value-type="string" calcext:value-type="string">
            <text:p>muid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19" table:formula="of:=[.L128]+([.M128]/20)+([.N128]/240)" office:value-type="float" office:value="70" calcext:value-type="float">
            <text:p>70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4690" calcext:value-type="float">
            <text:p>4 690,0000</text:p>
          </table:table-cell>
          <table:table-cell table:formula="of:=[.S128]-[.T128]" office:value-type="float" office:value="-4690" calcext:value-type="float">
            <text:p>-469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tonneaux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19" table:formula="of:=[.L129]+([.M129]/20)+([.N129]/240)" office:value-type="float" office:value="50" calcext:value-type="float">
            <text:p>50,0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200" calcext:value-type="float">
            <text:p>200,0000</text:p>
          </table:table-cell>
          <table:table-cell table:formula="of:=[.S129]-[.T129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10600" calcext:value-type="float">
            <text:p>110 600,00</text:p>
          </table:table-cell>
          <table:table-cell office:value-type="string" calcext:value-type="string">
            <text:p>livres</text:p>
          </table:table-cell>
          <table:table-cell office:value-type="float" office:value="0.45" calcext:value-type="float">
            <text:p>0,450</text:p>
          </table:table-cell>
          <table:table-cell table:number-columns-repeated="2"/>
          <table:table-cell table:style-name="ce19" table:formula="of:=[.L130]+([.M130]/20)+([.N130]/240)" office:value-type="float" office:value="0.45" calcext:value-type="float">
            <text:p>0,45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49770" calcext:value-type="float">
            <text:p>49 770,0000</text:p>
          </table:table-cell>
          <table:table-cell table:formula="of:=[.S130]-[.T130]" office:value-type="float" office:value="-49770" calcext:value-type="float">
            <text:p>-49770</text:p>
          </table:table-cell>
          <table:table-cell office:value-type="string" calcext:value-type="string">
            <text:p>45 L %</text:p>
          </table:table-cell>
          <table:table-cell table:number-columns-repeated="100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cassonna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131]+([.M131]/20)+([.N131]/240)" office:value-type="float" office:value="0.4" calcext:value-type="float">
            <text:p>0,4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40" calcext:value-type="float">
            <text:p>40,0000</text:p>
          </table:table-cell>
          <table:table-cell table:formula="of:=[.S131]-[.T131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1418" calcext:value-type="float">
            <text:p>11 4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132]+([.M132]/20)+([.N132]/240)" office:value-type="float" office:value="0.4" calcext:value-type="float">
            <text:p>0,4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4567.2" calcext:value-type="float">
            <text:p>4 567,2000</text:p>
          </table:table-cell>
          <table:table-cell table:formula="of:=[.S132]-[.T132]" office:value-type="float" office:value="-4567.2" calcext:value-type="float">
            <text:p>-4567,2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133]+([.M133]/20)+([.N133]/240)" office:value-type="float" office:value="3.75" calcext:value-type="float">
            <text:p>3,75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562.5" calcext:value-type="float">
            <text:p>562,5000</text:p>
          </table:table-cell>
          <table:table-cell table:formula="of:=[.S133]-[.T133]" office:value-type="float" office:value="-562.5" calcext:value-type="float">
            <text:p>-562,5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unes</text:p>
          </table:table-cell>
          <table:table-cell office:value-type="float" office:value="9" calcext:value-type="float">
            <text:p>9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table:formula="of:=[.L134]+([.M134]/20)+([.N134]/240)" office:value-type="float" office:value="9.5" calcext:value-type="float">
            <text:p>9,5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133" calcext:value-type="float">
            <text:p>133,0000</text:p>
          </table:table-cell>
          <table:table-cell table:formula="of:=[.S134]-[.T134]" office:value-type="float" office:value="-133" calcext:value-type="float">
            <text:p>-133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beurie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372" calcext:value-type="float">
            <text:p>2 37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7.5" calcext:value-type="float">
            <text:p>37,5</text:p>
          </table:table-cell>
          <table:table-cell/>
          <table:table-cell table:style-name="ce19" table:formula="of:=[.L135]+([.M135]/20)+([.N135]/240)" office:value-type="float" office:value="1.875" calcext:value-type="float">
            <text:p>1,875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4447.5" calcext:value-type="float">
            <text:p>4 447,5000</text:p>
          </table:table-cell>
          <table:table-cell table:formula="of:=[.S135]-[.T135]" office:value-type="float" office:value="-4447.5" calcext:value-type="float">
            <text:p>-4447,5</text:p>
          </table:table-cell>
          <table:table-cell office:value-type="string" calcext:value-type="string">
            <text:p>À 35 à 40 S</text:p>
          </table:table-cell>
          <table:table-cell table:number-columns-repeated="100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0887" calcext:value-type="float">
            <text:p>40 88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136]+([.M136]/20)+([.N136]/240)" office:value-type="float" office:value="1.5" calcext:value-type="float">
            <text:p>1,5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61330.5" calcext:value-type="float">
            <text:p>61 330,5000</text:p>
          </table:table-cell>
          <table:table-cell table:formula="of:=[.S136]-[.T136]" office:value-type="float" office:value="-61330.5" calcext:value-type="float">
            <text:p>-61330,5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e chan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123" calcext:value-type="float">
            <text:p>1 12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2.5" calcext:value-type="float">
            <text:p>32,5</text:p>
          </table:table-cell>
          <table:table-cell/>
          <table:table-cell table:style-name="ce19" table:formula="of:=[.L137]+([.M137]/20)+([.N137]/240)" office:value-type="float" office:value="1.625" calcext:value-type="float">
            <text:p>1,625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1824.875" calcext:value-type="float">
            <text:p>1 824,8750</text:p>
          </table:table-cell>
          <table:table-cell table:formula="of:=[.S137]-[.T137]" office:value-type="float" office:value="-1824.875" calcext:value-type="float">
            <text:p>-1824,88</text:p>
          </table:table-cell>
          <table:table-cell office:value-type="string" calcext:value-type="string">
            <text:p>À 20 à 45 S</text:p>
          </table:table-cell>
          <table:table-cell table:number-columns-repeated="1002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e cot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138]+([.M138]/20)+([.N138]/240)" office:value-type="float" office:value="2.5" calcext:value-type="float">
            <text:p>2,5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100" calcext:value-type="float">
            <text:p>100,0000</text:p>
          </table:table-cell>
          <table:table-cell table:formula="of:=[.S138]-[.T138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97503" calcext:value-type="float">
            <text:p>397 50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19" table:formula="of:=[.L139]+([.M139]/20)+([.N139]/240)" office:value-type="float" office:value="1.3" calcext:value-type="float">
            <text:p>1,3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516753.9" calcext:value-type="float">
            <text:p>516 753,9000</text:p>
          </table:table-cell>
          <table:table-cell table:formula="of:=[.S139]-[.T139]" office:value-type="float" office:value="-516753.9" calcext:value-type="float">
            <text:p>-516753,9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34058" calcext:value-type="float">
            <text:p>134 05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140]+([.M140]/20)+([.N140]/240)" office:value-type="float" office:value="2.25" calcext:value-type="float">
            <text:p>2,25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301630.5" calcext:value-type="float">
            <text:p>301 630,5000</text:p>
          </table:table-cell>
          <table:table-cell table:formula="of:=[.S140]-[.T140]" office:value-type="float" office:value="-301630.5" calcext:value-type="float">
            <text:p>-301630,5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'emball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12.5" calcext:value-type="float">
            <text:p>612,5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141]+([.M141]/20)+([.N141]/240)" office:value-type="float" office:value="0.5" calcext:value-type="float">
            <text:p>0,5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306.25" calcext:value-type="float">
            <text:p>306,2500</text:p>
          </table:table-cell>
          <table:table-cell table:formula="of:=[.S141]-[.T141]" office:value-type="float" office:value="-306.25" calcext:value-type="float">
            <text:p>-306,25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entre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8002" calcext:value-type="float">
            <text:p>48 00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19" table:formula="of:=[.L142]+([.M142]/20)+([.N142]/240)" office:value-type="float" office:value="0.75" calcext:value-type="float">
            <text:p>0,75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36001.5" calcext:value-type="float">
            <text:p>36 001,5000</text:p>
          </table:table-cell>
          <table:table-cell table:formula="of:=[.S142]-[.T142]" office:value-type="float" office:value="-36001.5" calcext:value-type="float">
            <text:p>-36001,5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73950" calcext:value-type="float">
            <text:p>173 95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143]+([.M143]/20)+([.N143]/240)" office:value-type="float" office:value="20" calcext:value-type="float">
            <text:p>20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3479000" calcext:value-type="float">
            <text:p>3 479 000,0000</text:p>
          </table:table-cell>
          <table:table-cell table:formula="of:=[.S143]-[.T143]" office:value-type="float" office:value="-3479000" calcext:value-type="float">
            <text:p>-3479000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41299.5" calcext:value-type="float">
            <text:p>341 299,5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144]+([.M144]/20)+([.N144]/240)" office:value-type="float" office:value="1.5" calcext:value-type="float">
            <text:p>1,5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511949.25" calcext:value-type="float">
            <text:p>511 949,2500</text:p>
          </table:table-cell>
          <table:table-cell table:formula="of:=[.S144]-[.T144]" office:value-type="float" office:value="-511949.25" calcext:value-type="float">
            <text:p>-511949,25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grat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011800" calcext:value-type="float">
            <text:p>2 011 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145]+([.M145]/20)+([.N145]/240)" office:value-type="float" office:value="1.5" calcext:value-type="float">
            <text:p>1,5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3017700" calcext:value-type="float">
            <text:p>3 017 700,0000</text:p>
          </table:table-cell>
          <table:table-cell table:formula="of:=[.S145]-[.T145]" office:value-type="float" office:value="-3017700" calcext:value-type="float">
            <text:p>-301770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44903" calcext:value-type="float">
            <text:p>44 90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146]+([.M146]/20)+([.N146]/240)" office:value-type="float" office:value="1.5" calcext:value-type="float">
            <text:p>1,5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67354.5" calcext:value-type="float">
            <text:p>67 354,5000</text:p>
          </table:table-cell>
          <table:table-cell table:formula="of:=[.S146]-[.T146]" office:value-type="float" office:value="-67354.5" calcext:value-type="float">
            <text:p>-67354,5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e haut b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600" calcext:value-type="float">
            <text:p>3 600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147]+([.M147]/20)+([.N147]/240)" office:value-type="float" office:value="4" calcext:value-type="float">
            <text:p>4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14400" calcext:value-type="float">
            <text:p>14 400,0000</text:p>
          </table:table-cell>
          <table:table-cell table:formula="of:=[.S147]-[.T147]" office:value-type="float" office:value="-14400" calcext:value-type="float">
            <text:p>-14400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lang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889" calcext:value-type="float">
            <text:p>2 88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9" table:formula="of:=[.L148]+([.M148]/20)+([.N148]/240)" office:value-type="float" office:value="0.9" calcext:value-type="float">
            <text:p>0,9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2600.1" calcext:value-type="float">
            <text:p>2 600,1000</text:p>
          </table:table-cell>
          <table:table-cell table:formula="of:=[.S148]-[.T148]" office:value-type="float" office:value="-2600.1" calcext:value-type="float">
            <text:p>-2600,1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5844" calcext:value-type="float">
            <text:p>35 844,00</text:p>
          </table:table-cell>
          <table:table-cell office:value-type="string" calcext:value-type="string">
            <text:p>pièces</text:p>
          </table:table-cell>
          <table:table-cell office:value-type="float" office:value="125" calcext:value-type="float">
            <text:p>125,000</text:p>
          </table:table-cell>
          <table:table-cell table:number-columns-repeated="2"/>
          <table:table-cell table:style-name="ce19" table:formula="of:=[.L149]+([.M149]/20)+([.N149]/240)" office:value-type="float" office:value="125" calcext:value-type="float">
            <text:p>125,0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4480500" calcext:value-type="float">
            <text:p>4 480 500,0000</text:p>
          </table:table-cell>
          <table:table-cell table:formula="of:=[.S149]-[.T149]" office:value-type="float" office:value="-4480500" calcext:value-type="float">
            <text:p>-4480500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05948.75" calcext:value-type="float">
            <text:p>105 948,75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150]+([.M150]/20)+([.N150]/240)" office:value-type="float" office:value="2.25" calcext:value-type="float">
            <text:p>2,25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238384.6875" calcext:value-type="float">
            <text:p>238 384,6875</text:p>
          </table:table-cell>
          <table:table-cell table:formula="of:=[.S150]-[.T150]" office:value-type="float" office:value="-238384.6875" calcext:value-type="float">
            <text:p>-238384,69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700" calcext:value-type="float">
            <text:p>1 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151]+([.M151]/20)+([.N151]/240)" office:value-type="float" office:value="1.5" calcext:value-type="float">
            <text:p>1,5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2550" calcext:value-type="float">
            <text:p>2 550,0000</text:p>
          </table:table-cell>
          <table:table-cell table:formula="of:=[.S151]-[.T151]" office:value-type="float" office:value="-2550" calcext:value-type="float">
            <text:p>-2550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'Oll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19" table:formula="of:=[.L152]+([.M152]/20)+([.N152]/240)" office:value-type="float" office:value="60" calcext:value-type="float">
            <text:p>60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1860" calcext:value-type="float">
            <text:p>1 860,0000</text:p>
          </table:table-cell>
          <table:table-cell table:formula="of:=[.S152]-[.T152]" office:value-type="float" office:value="-1860" calcext:value-type="float">
            <text:p>-186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'Oll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3272" calcext:value-type="float">
            <text:p>23 27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153]+([.M153]/20)+([.N153]/240)" office:value-type="float" office:value="1" calcext:value-type="float">
            <text:p>1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23272" calcext:value-type="float">
            <text:p>23 272,0000</text:p>
          </table:table-cell>
          <table:table-cell table:formula="of:=[.S153]-[.T153]" office:value-type="float" office:value="-23272" calcext:value-type="float">
            <text:p>-23272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Pontiv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2.5" calcext:value-type="float">
            <text:p>32,5</text:p>
          </table:table-cell>
          <table:table-cell/>
          <table:table-cell table:style-name="ce19" table:formula="of:=[.L154]+([.M154]/20)+([.N154]/240)" office:value-type="float" office:value="1.625" calcext:value-type="float">
            <text:p>1,625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243.75" calcext:value-type="float">
            <text:p>243,7500</text:p>
          </table:table-cell>
          <table:table-cell table:formula="of:=[.S154]-[.T154]" office:value-type="float" office:value="-243.75" calcext:value-type="float">
            <text:p>-243,75</text:p>
          </table:table-cell>
          <table:table-cell office:value-type="string" calcext:value-type="string">
            <text:p>À 25 à 40 S</text:p>
          </table:table-cell>
          <table:table-cell table:number-columns-repeated="1002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Poulda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650" calcext:value-type="float">
            <text:p>5 6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155]+([.M155]/20)+([.N155]/240)" office:value-type="float" office:value="2" calcext:value-type="float">
            <text:p>2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11300" calcext:value-type="float">
            <text:p>11 300,0000</text:p>
          </table:table-cell>
          <table:table-cell table:formula="of:=[.S155]-[.T155]" office:value-type="float" office:value="-11300" calcext:value-type="float">
            <text:p>-1130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60274" calcext:value-type="float">
            <text:p>260 27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9" table:formula="of:=[.L156]+([.M156]/20)+([.N156]/240)" office:value-type="float" office:value="0.9" calcext:value-type="float">
            <text:p>0,9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234246.6" calcext:value-type="float">
            <text:p>234 246,6000</text:p>
          </table:table-cell>
          <table:table-cell table:formula="of:=[.S156]-[.T156]" office:value-type="float" office:value="-234246.6" calcext:value-type="float">
            <text:p>-234246,6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roya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157]+([.M157]/20)+([.N157]/240)" office:value-type="float" office:value="2" calcext:value-type="float">
            <text:p>2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1000" calcext:value-type="float">
            <text:p>1 000,0000</text:p>
          </table:table-cell>
          <table:table-cell table:formula="of:=[.S157]-[.T157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vit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148" calcext:value-type="float">
            <text:p>1 14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158]+([.M158]/20)+([.N158]/240)" office:value-type="float" office:value="0.5" calcext:value-type="float">
            <text:p>0,5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574" calcext:value-type="float">
            <text:p>574,0000</text:p>
          </table:table-cell>
          <table:table-cell table:formula="of:=[.S158]-[.T158]" office:value-type="float" office:value="-574" calcext:value-type="float">
            <text:p>-574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82" calcext:value-type="float">
            <text:p>68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159]+([.M159]/20)+([.N159]/240)" office:value-type="float" office:value="1.5" calcext:value-type="float">
            <text:p>1,5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1023" calcext:value-type="float">
            <text:p>1 023,0000</text:p>
          </table:table-cell>
          <table:table-cell table:formula="of:=[.S159]-[.T159]" office:value-type="float" office:value="-1023" calcext:value-type="float">
            <text:p>-1023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alles</text:p>
          </table:table-cell>
          <table:table-cell office:value-type="float" office:value="760" calcext:value-type="float">
            <text:p>760,000</text:p>
          </table:table-cell>
          <table:table-cell table:number-columns-repeated="2"/>
          <table:table-cell table:style-name="ce19" table:formula="of:=[.L160]+([.M160]/20)+([.N160]/240)" office:value-type="float" office:value="760" calcext:value-type="float">
            <text:p>760,0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9880" calcext:value-type="float">
            <text:p>9 880,0000</text:p>
          </table:table-cell>
          <table:table-cell table:formula="of:=[.S160]-[.T160]" office:value-type="float" office:value="-9880" calcext:value-type="float">
            <text:p>-9880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786" calcext:value-type="float">
            <text:p>78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161]+([.M161]/20)+([.N161]/240)" office:value-type="float" office:value="2.5" calcext:value-type="float">
            <text:p>2,5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1965" calcext:value-type="float">
            <text:p>1 965,0000</text:p>
          </table:table-cell>
          <table:table-cell table:formula="of:=[.S161]-[.T161]" office:value-type="float" office:value="-1965" calcext:value-type="float">
            <text:p>-1965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19" table:formula="of:=[.L162]+([.M162]/20)+([.N162]/240)" office:value-type="float" office:value="80" calcext:value-type="float">
            <text:p>80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480" calcext:value-type="float">
            <text:p>480,0000</text:p>
          </table:table-cell>
          <table:table-cell table:formula="of:=[.S162]-[.T162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iercons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19" table:formula="of:=[.L163]+([.M163]/20)+([.N163]/240)" office:value-type="float" office:value="55" calcext:value-type="float">
            <text:p>55,0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110" calcext:value-type="float">
            <text:p>110,0000</text:p>
          </table:table-cell>
          <table:table-cell table:formula="of:=[.S163]-[.T163]" office:value-type="float" office:value="-110" calcext:value-type="float">
            <text:p>-110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 office:value-type="float" office:value="0.23" calcext:value-type="float">
            <text:p>0,230</text:p>
          </table:table-cell>
          <table:table-cell table:number-columns-repeated="2"/>
          <table:table-cell table:style-name="ce19" table:formula="of:=[.L164]+([.M164]/20)+([.N164]/240)" office:value-type="float" office:value="0.23" calcext:value-type="float">
            <text:p>0,23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2300" calcext:value-type="float">
            <text:p>2 300,0000</text:p>
          </table:table-cell>
          <table:table-cell table:formula="of:=[.S164]-[.T164]" office:value-type="float" office:value="-2300" calcext:value-type="float">
            <text:p>-2300</text:p>
          </table:table-cell>
          <table:table-cell office:value-type="string" calcext:value-type="string">
            <text:p>23 L %</text:p>
          </table:table-cell>
          <table:table-cell table:number-columns-repeated="1002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ra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19" table:formula="of:=[.L165]+([.M165]/20)+([.N165]/240)" office:value-type="float" office:value="7" calcext:value-type="float">
            <text:p>7,0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217" calcext:value-type="float">
            <text:p>217,0000</text:p>
          </table:table-cell>
          <table:table-cell table:formula="of:=[.S165]-[.T165]" office:value-type="float" office:value="-217" calcext:value-type="float">
            <text:p>-217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13724" calcext:value-type="float">
            <text:p>213 72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9" table:formula="of:=[.L166]+([.M166]/20)+([.N166]/240)" office:value-type="float" office:value="1.05" calcext:value-type="float">
            <text:p>1,05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224410.2" calcext:value-type="float">
            <text:p>224 410,2000</text:p>
          </table:table-cell>
          <table:table-cell table:formula="of:=[.S166]-[.T166]" office:value-type="float" office:value="-224410.2" calcext:value-type="float">
            <text:p>-224410,2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641" calcext:value-type="float">
            <text:p>64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19" table:formula="of:=[.L167]+([.M167]/20)+([.N167]/240)" office:value-type="float" office:value="1.8" calcext:value-type="float">
            <text:p>1,8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1153.8" calcext:value-type="float">
            <text:p>1 153,8000</text:p>
          </table:table-cell>
          <table:table-cell table:formula="of:=[.S167]-[.T167]" office:value-type="float" office:value="-1153.8" calcext:value-type="float">
            <text:p>-1153,8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nnefic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168]+([.M168]/20)+([.N168]/240)" office:value-type="float" office:value="0.25" calcext:value-type="float">
            <text:p>0,25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25" calcext:value-type="float">
            <text:p>25,0000</text:p>
          </table:table-cell>
          <table:table-cell table:formula="of:=[.S168]-[.T168]" office:value-type="float" office:value="-25" calcext:value-type="float">
            <text:p>-25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mme lacq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356" calcext:value-type="float">
            <text:p>3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19" table:formula="of:=[.L169]+([.M169]/20)+([.N169]/240)" office:value-type="float" office:value="1.2" calcext:value-type="float">
            <text:p>1,2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427.2" calcext:value-type="float">
            <text:p>427,2000</text:p>
          </table:table-cell>
          <table:table-cell table:formula="of:=[.S169]-[.T169]" office:value-type="float" office:value="-427.2" calcext:value-type="float">
            <text:p>-427,2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mme du Sénég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5834" calcext:value-type="float">
            <text:p>5 834,00</text:p>
          </table:table-cell>
          <table:table-cell office:value-type="string" calcext:value-type="string">
            <text:p>livres</text:p>
          </table:table-cell>
          <table:table-cell office:value-type="float" office:value="1.3" calcext:value-type="float">
            <text:p>1,300</text:p>
          </table:table-cell>
          <table:table-cell table:number-columns-repeated="2"/>
          <table:table-cell table:style-name="ce19" table:formula="of:=[.L170]+([.M170]/20)+([.N170]/240)" office:value-type="float" office:value="1.3" calcext:value-type="float">
            <text:p>1,3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7584.2" calcext:value-type="float">
            <text:p>7 584,2000</text:p>
          </table:table-cell>
          <table:table-cell table:formula="of:=[.S170]-[.T170]" office:value-type="float" office:value="-7584.2" calcext:value-type="float">
            <text:p>-7584,2</text:p>
          </table:table-cell>
          <table:table-cell office:value-type="string" calcext:value-type="string">
            <text:p>1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uiné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19" table:formula="of:=[.L171]+([.M171]/20)+([.N171]/240)" office:value-type="float" office:value="0" calcext:value-type="float">
            <text:p>0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0" calcext:value-type="float">
            <text:p>0,0000</text:p>
          </table:table-cell>
          <table:table-cell table:formula="of:=[.S171]-[.T171]" office:value-type="float" office:value="0" calcext:value-type="float">
            <text:p>0</text:p>
          </table:table-cell>
          <table:table-cell office:value-type="string" calcext:value-type="string">
            <text:p>À 32 L à 98 L</text:p>
          </table:table-cell>
          <table:table-cell table:number-columns-repeated="100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172]+([.M172]/20)+([.N172]/240)" office:value-type="float" office:value="20" calcext:value-type="float">
            <text:p>20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4600" calcext:value-type="float">
            <text:p>4 600,0000</text:p>
          </table:table-cell>
          <table:table-cell table:formula="of:=[.S172]-[.T172]" office:value-type="float" office:value="-4600" calcext:value-type="float">
            <text:p>-460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19" table:formula="of:=[.L173]+([.M173]/20)+([.N173]/240)" office:value-type="float" office:value="21" calcext:value-type="float">
            <text:p>21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4200" calcext:value-type="float">
            <text:p>4 200,0000</text:p>
          </table:table-cell>
          <table:table-cell table:formula="of:=[.S173]-[.T173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feuill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19" table:formula="of:=[.L174]+([.M174]/20)+([.N174]/240)" office:value-type="float" office:value="3" calcext:value-type="float">
            <text:p>3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42" calcext:value-type="float">
            <text:p>42,0000</text:p>
          </table:table-cell>
          <table:table-cell table:formula="of:=[.S174]-[.T174]" office:value-type="float" office:value="-42" calcext:value-type="float">
            <text:p>-42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19" table:formula="of:=[.L175]+([.M175]/20)+([.N175]/240)" office:value-type="float" office:value="1.2" calcext:value-type="float">
            <text:p>1,2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384" calcext:value-type="float">
            <text:p>384,0000</text:p>
          </table:table-cell>
          <table:table-cell table:formula="of:=[.S175]-[.T175]" office:value-type="float" office:value="-384" calcext:value-type="float">
            <text:p>-384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caiss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19" table:formula="of:=[.L176]+([.M176]/20)+([.N176]/240)" office:value-type="float" office:value="500" calcext:value-type="float">
            <text:p>500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6500" calcext:value-type="float">
            <text:p>6 500,0000</text:p>
          </table:table-cell>
          <table:table-cell table:formula="of:=[.S176]-[.T176]" office:value-type="float" office:value="-6500" calcext:value-type="float">
            <text:p>-6500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hubarb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430" calcext:value-type="float">
            <text:p>430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9" table:formula="of:=[.L177]+([.M177]/20)+([.N177]/240)" office:value-type="float" office:value="8.25" calcext:value-type="float">
            <text:p>8,25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3547.5" calcext:value-type="float">
            <text:p>3 547,5000</text:p>
          </table:table-cell>
          <table:table-cell table:formula="of:=[.S177]-[.T177]" office:value-type="float" office:value="-3547.5" calcext:value-type="float">
            <text:p>-3547,5</text:p>
          </table:table-cell>
          <table:table-cell office:value-type="string" calcext:value-type="string">
            <text:p>6 L à 10 L 10 S</text:p>
          </table:table-cell>
          <table:table-cell table:number-columns-repeated="1002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oye tan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5658" calcext:value-type="float">
            <text:p>5 658,00</text:p>
          </table:table-cell>
          <table:table-cell office:value-type="string" calcext:value-type="string">
            <text:p>liv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178]+([.M178]/20)+([.N178]/240)" office:value-type="float" office:value="12" calcext:value-type="float">
            <text:p>12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67896" calcext:value-type="float">
            <text:p>67 896,0000</text:p>
          </table:table-cell>
          <table:table-cell table:formula="of:=[.S178]-[.T178]" office:value-type="float" office:value="-67896" calcext:value-type="float">
            <text:p>-67896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Flandre autrichienne</text:p>
          </table:table-cell>
          <table:table-cell office:value-type="float" office:value="298455" calcext:value-type="float">
            <text:p>298 455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179]+([.M179]/20)+([.N179]/240)" office:value-type="float" office:value="3.75" calcext:value-type="float">
            <text:p>3,75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1119206.25" calcext:value-type="float">
            <text:p>1 119 206,2500</text:p>
          </table:table-cell>
          <table:table-cell table:formula="of:=[.S179]-[.T179]" office:value-type="float" office:value="-1119206.25" calcext:value-type="float">
            <text:p>-1119206,25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bass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19" table:formula="of:=[.L180]+([.M180]/20)+([.N180]/240)" office:value-type="float" office:value="70" calcext:value-type="float">
            <text:p>70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1400" calcext:value-type="float">
            <text:p>1 400,0000</text:p>
          </table:table-cell>
          <table:table-cell table:formula="of:=[.S180]-[.T180]" office:value-type="float" office:value="-1400" calcext:value-type="float">
            <text:p>-140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lle</text:p>
          </table:table-cell>
          <table:table-cell table:number-columns-repeated="3"/>
          <table:table-cell table:style-name="ce19" table:formula="of:=[.L181]+([.M181]/20)+([.N181]/240)" office:value-type="float" office:value="0" calcext:value-type="float">
            <text:p>0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0" calcext:value-type="float">
            <text:p>0,0000</text:p>
          </table:table-cell>
          <table:table-cell table:formula="of:=[.S181]-[.T181]" office:value-type="float" office:value="0" calcext:value-type="float">
            <text:p>0</text:p>
          </table:table-cell>
          <table:table-cell office:value-type="string" calcext:value-type="string">
            <text:p>40 L % la livre </text:p>
          </table:table-cell>
          <table:table-cell table:number-columns-repeated="100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rmois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750" calcext:value-type="float">
            <text:p>750,00</text:p>
          </table:table-cell>
          <table:table-cell office:value-type="string" calcext:value-type="string">
            <text:p>pièc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19" table:formula="of:=[.L182]+([.M182]/20)+([.N182]/240)" office:value-type="float" office:value="45" calcext:value-type="float">
            <text:p>45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33750" calcext:value-type="float">
            <text:p>33 750,0000</text:p>
          </table:table-cell>
          <table:table-cell table:formula="of:=[.S182]-[.T182]" office:value-type="float" office:value="-33750" calcext:value-type="float">
            <text:p>-3375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ffet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office:value-type="float" office:value="28.5" calcext:value-type="float">
            <text:p>28,500</text:p>
          </table:table-cell>
          <table:table-cell table:number-columns-repeated="2"/>
          <table:table-cell table:style-name="ce19" table:formula="of:=[.L183]+([.M183]/20)+([.N183]/240)" office:value-type="float" office:value="28.5" calcext:value-type="float">
            <text:p>28,5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11400" calcext:value-type="float">
            <text:p>11 400,0000</text:p>
          </table:table-cell>
          <table:table-cell table:formula="of:=[.S183]-[.T183]" office:value-type="float" office:value="-11400" calcext:value-type="float">
            <text:p>-11400</text:p>
          </table:table-cell>
          <table:table-cell office:value-type="string" calcext:value-type="string">
            <text:p>À 20 L à 37 L</text:p>
          </table:table-cell>
          <table:table-cell table:number-columns-repeated="1002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184]+([.M184]/20)+([.N184]/240)" office:value-type="float" office:value="30" calcext:value-type="float">
            <text:p>30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4800" calcext:value-type="float">
            <text:p>4 800,0000</text:p>
          </table:table-cell>
          <table:table-cell table:formula="of:=[.S184]-[.T184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z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750" calcext:value-type="float">
            <text:p>75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185]+([.M185]/20)+([.N185]/240)" office:value-type="float" office:value="30" calcext:value-type="float">
            <text:p>30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22500" calcext:value-type="float">
            <text:p>22 500,0000</text:p>
          </table:table-cell>
          <table:table-cell table:formula="of:=[.S185]-[.T185]" office:value-type="float" office:value="-22500" calcext:value-type="float">
            <text:p>-22500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186]+([.M186]/20)+([.N186]/240)" office:value-type="float" office:value="0.4" calcext:value-type="float">
            <text:p>0,4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40" calcext:value-type="float">
            <text:p>40,0000</text:p>
          </table:table-cell>
          <table:table-cell table:formula="of:=[.S186]-[.T186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el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950" calcext:value-type="float">
            <text:p>950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19" table:formula="of:=[.L187]+([.M187]/20)+([.N187]/240)" office:value-type="float" office:value="9" calcext:value-type="float">
            <text:p>9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8550" calcext:value-type="float">
            <text:p>8 550,0000</text:p>
          </table:table-cell>
          <table:table-cell table:formula="of:=[.S187]-[.T187]" office:value-type="float" office:value="-8550" calcext:value-type="float">
            <text:p>-8550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is de gaya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1772" calcext:value-type="float">
            <text:p>11 772,00</text:p>
          </table:table-cell>
          <table:table-cell office:value-type="string" calcext:value-type="string">
            <text:p>livres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19" table:formula="of:=[.L188]+([.M188]/20)+([.N188]/240)" office:value-type="float" office:value="0.06" calcext:value-type="float">
            <text:p>0,06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706.32" calcext:value-type="float">
            <text:p>706,3200</text:p>
          </table:table-cell>
          <table:table-cell table:formula="of:=[.S188]-[.T188]" office:value-type="float" office:value="-706.32" calcext:value-type="float">
            <text:p>-706,32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582000" calcext:value-type="float">
            <text:p>582 000,00</text:p>
          </table:table-cell>
          <table:table-cell office:value-type="string" calcext:value-type="string">
            <text:p>livres</text:p>
          </table:table-cell>
          <table:table-cell office:value-type="float" office:value="0.23" calcext:value-type="float">
            <text:p>0,230</text:p>
          </table:table-cell>
          <table:table-cell table:number-columns-repeated="2"/>
          <table:table-cell table:style-name="ce19" table:formula="of:=[.L189]+([.M189]/20)+([.N189]/240)" office:value-type="float" office:value="0.23" calcext:value-type="float">
            <text:p>0,23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133860" calcext:value-type="float">
            <text:p>133 860,0000</text:p>
          </table:table-cell>
          <table:table-cell table:formula="of:=[.S189]-[.T189]" office:value-type="float" office:value="-133860" calcext:value-type="float">
            <text:p>-133860</text:p>
          </table:table-cell>
          <table:table-cell office:value-type="string" calcext:value-type="string">
            <text:p>23 L %</text:p>
          </table:table-cell>
          <table:table-cell table:number-columns-repeated="100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0800" calcext:value-type="float">
            <text:p>10 80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19" table:formula="of:=[.L190]+([.M190]/20)+([.N190]/240)" office:value-type="float" office:value="0.15" calcext:value-type="float">
            <text:p>0,15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1620" calcext:value-type="float">
            <text:p>1 620,0000</text:p>
          </table:table-cell>
          <table:table-cell table:formula="of:=[.S190]-[.T190]" office:value-type="float" office:value="-1620" calcext:value-type="float">
            <text:p>-1620</text:p>
          </table:table-cell>
          <table:table-cell office:value-type="string" calcext:value-type="string">
            <text:p>15 L %</text:p>
          </table:table-cell>
          <table:table-cell table:number-columns-repeated="100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ra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210" calcext:value-type="float">
            <text:p>3 210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19" table:formula="of:=[.L191]+([.M191]/20)+([.N191]/240)" office:value-type="float" office:value="7" calcext:value-type="float">
            <text:p>7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22470" calcext:value-type="float">
            <text:p>22 470,0000</text:p>
          </table:table-cell>
          <table:table-cell table:formula="of:=[.S191]-[.T191]" office:value-type="float" office:value="-22470" calcext:value-type="float">
            <text:p>-22470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barets ver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85" calcext:value-type="float">
            <text:p>185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19" table:formula="of:=[.L192]+([.M192]/20)+([.N192]/240)" office:value-type="float" office:value="0" calcext:value-type="float">
            <text:p>0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0" calcext:value-type="float">
            <text:p>0,0000</text:p>
          </table:table-cell>
          <table:table-cell table:formula="of:=[.S192]-[.T192]" office:value-type="float" office:value="0" calcext:value-type="float">
            <text:p>0</text:p>
          </table:table-cell>
          <table:table-cell office:value-type="string" calcext:value-type="string">
            <text:p>6 L pièce</text:p>
          </table:table-cell>
          <table:table-cell table:number-columns-repeated="1002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75952" calcext:value-type="float">
            <text:p>175 9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9" table:formula="of:=[.L193]+([.M193]/20)+([.N193]/240)" office:value-type="float" office:value="1.05" calcext:value-type="float">
            <text:p>1,05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184749.6" calcext:value-type="float">
            <text:p>184 749,6000</text:p>
          </table:table-cell>
          <table:table-cell table:formula="of:=[.S193]-[.T193]" office:value-type="float" office:value="-184749.6" calcext:value-type="float">
            <text:p>-184749,6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64064" calcext:value-type="float">
            <text:p>64 06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9" table:formula="of:=[.L194]+([.M194]/20)+([.N194]/240)" office:value-type="float" office:value="0.9" calcext:value-type="float">
            <text:p>0,9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57657.6" calcext:value-type="float">
            <text:p>57 657,6000</text:p>
          </table:table-cell>
          <table:table-cell table:formula="of:=[.S194]-[.T194]" office:value-type="float" office:value="-57657.6" calcext:value-type="float">
            <text:p>-57657,6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542" calcext:value-type="float">
            <text:p>3 542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9" table:formula="of:=[.L195]+([.M195]/20)+([.N195]/240)" office:value-type="float" office:value="1.8" calcext:value-type="float">
            <text:p>1,8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6375.6" calcext:value-type="float">
            <text:p>6 375,6000</text:p>
          </table:table-cell>
          <table:table-cell table:formula="of:=[.S195]-[.T195]" office:value-type="float" office:value="-6375.6" calcext:value-type="float">
            <text:p>-6375,6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lada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863" calcext:value-type="float">
            <text:p>863,00</text:p>
          </table:table-cell>
          <table:table-cell office:value-type="string" calcext:value-type="string">
            <text:p>pièce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19" table:formula="of:=[.L196]+([.M196]/20)+([.N196]/240)" office:value-type="float" office:value="17" calcext:value-type="float">
            <text:p>17,0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14671" calcext:value-type="float">
            <text:p>14 671,0000</text:p>
          </table:table-cell>
          <table:table-cell table:formula="of:=[.S196]-[.T196]" office:value-type="float" office:value="-14671" calcext:value-type="float">
            <text:p>-14671</text:p>
          </table:table-cell>
          <table:table-cell office:value-type="string" calcext:value-type="string">
            <text:p>16 L à 18 L</text:p>
          </table:table-cell>
          <table:table-cell table:number-columns-repeated="1002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rdamomum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6187" calcext:value-type="float">
            <text:p>6 187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197]+([.M197]/20)+([.N197]/240)" office:value-type="float" office:value="6" calcext:value-type="float">
            <text:p>6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37122" calcext:value-type="float">
            <text:p>37 122,0000</text:p>
          </table:table-cell>
          <table:table-cell table:formula="of:=[.S197]-[.T197]" office:value-type="float" office:value="-37122" calcext:value-type="float">
            <text:p>-37122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s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73" calcext:value-type="float">
            <text:p>73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19" table:formula="of:=[.L198]+([.M198]/20)+([.N198]/240)" office:value-type="float" office:value="0" calcext:value-type="float">
            <text:p>0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0" calcext:value-type="float">
            <text:p>0,0000</text:p>
          </table:table-cell>
          <table:table-cell table:formula="of:=[.S198]-[.T198]" office:value-type="float" office:value="0" calcext:value-type="float">
            <text:p>0</text:p>
          </table:table-cell>
          <table:table-cell office:value-type="string" calcext:value-type="string">
            <text:p>29 à 130 L</text:p>
          </table:table-cell>
          <table:table-cell table:number-columns-repeated="1002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ises de p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199]+([.M199]/20)+([.N199]/240)" office:value-type="float" office:value="1" calcext:value-type="float">
            <text:p>1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24" calcext:value-type="float">
            <text:p>24,0000</text:p>
          </table:table-cell>
          <table:table-cell table:formula="of:=[.S199]-[.T199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emises breto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64" calcext:value-type="float">
            <text:p>264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200]+([.M200]/20)+([.N200]/240)" office:value-type="float" office:value="5.75" calcext:value-type="float">
            <text:p>5,75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1518" calcext:value-type="float">
            <text:p>1 518,0000</text:p>
          </table:table-cell>
          <table:table-cell table:formula="of:=[.S200]-[.T200]" office:value-type="float" office:value="-1518" calcext:value-type="float">
            <text:p>-1518</text:p>
          </table:table-cell>
          <table:table-cell office:value-type="string" calcext:value-type="string">
            <text:p>4 à 7 L 10 S</text:p>
          </table:table-cell>
          <table:table-cell table:number-columns-repeated="1002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i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719" calcext:value-type="float">
            <text:p>719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201]+([.M201]/20)+([.N201]/240)" office:value-type="float" office:value="12" calcext:value-type="float">
            <text:p>12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8628" calcext:value-type="float">
            <text:p>8 628,0000</text:p>
          </table:table-cell>
          <table:table-cell table:formula="of:=[.S201]-[.T201]" office:value-type="float" office:value="-8628" calcext:value-type="float">
            <text:p>-8628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uque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48" calcext:value-type="float">
            <text:p>348,00</text:p>
          </table:table-cell>
          <table:table-cell office:value-type="string" calcext:value-type="string">
            <text:p>pièc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19" table:formula="of:=[.L202]+([.M202]/20)+([.N202]/240)" office:value-type="float" office:value="36" calcext:value-type="float">
            <text:p>36,0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12528" calcext:value-type="float">
            <text:p>12 528,0000</text:p>
          </table:table-cell>
          <table:table-cell table:formula="of:=[.S202]-[.T202]" office:value-type="float" office:value="-12528" calcext:value-type="float">
            <text:p>-12528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inabre natur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livr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19" table:formula="of:=[.L203]+([.M203]/20)+([.N203]/240)" office:value-type="float" office:value="15" calcext:value-type="float">
            <text:p>15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5700" calcext:value-type="float">
            <text:p>5 700,0000</text:p>
          </table:table-cell>
          <table:table-cell table:formula="of:=[.S203]-[.T203]" office:value-type="float" office:value="-5700" calcext:value-type="float">
            <text:p>-5700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irsac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55" calcext:value-type="float">
            <text:p>155,00</text:p>
          </table:table-cell>
          <table:table-cell office:value-type="string" calcext:value-type="string">
            <text:p>pièces</text:p>
          </table:table-cell>
          <table:table-cell office:value-type="float" office:value="73" calcext:value-type="float">
            <text:p>73,000</text:p>
          </table:table-cell>
          <table:table-cell table:number-columns-repeated="2"/>
          <table:table-cell table:style-name="ce19" table:formula="of:=[.L204]+([.M204]/20)+([.N204]/240)" office:value-type="float" office:value="73" calcext:value-type="float">
            <text:p>73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11315" calcext:value-type="float">
            <text:p>11 315,0000</text:p>
          </table:table-cell>
          <table:table-cell table:formula="of:=[.S204]-[.T204]" office:value-type="float" office:value="-11315" calcext:value-type="float">
            <text:p>-11315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quilles de Mai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6252" calcext:value-type="float">
            <text:p>16 252,00</text:p>
          </table:table-cell>
          <table:table-cell office:value-type="string" calcext:value-type="string">
            <text:p>livr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19" table:formula="of:=[.L205]+([.M205]/20)+([.N205]/240)" office:value-type="float" office:value="14" calcext:value-type="float">
            <text:p>14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227528" calcext:value-type="float">
            <text:p>227 528,0000</text:p>
          </table:table-cell>
          <table:table-cell table:formula="of:=[.S205]-[.T205]" office:value-type="float" office:value="-227528" calcext:value-type="float">
            <text:p>-227528</text:p>
          </table:table-cell>
          <table:table-cell office:value-type="string" calcext:value-type="string">
            <text:p>doute sur la marchandise</text:p>
          </table:table-cell>
          <table:table-cell table:number-columns-repeated="1002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84" calcext:value-type="float">
            <text:p>184,00</text:p>
          </table:table-cell>
          <table:table-cell office:value-type="string" calcext:value-type="string">
            <text:p>pièc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19" table:formula="of:=[.L206]+([.M206]/20)+([.N206]/240)" office:value-type="float" office:value="11" calcext:value-type="float">
            <text:p>11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2024" calcext:value-type="float">
            <text:p>2 024,0000</text:p>
          </table:table-cell>
          <table:table-cell table:formula="of:=[.S206]-[.T206]" office:value-type="float" office:value="-2024" calcext:value-type="float">
            <text:p>-2024</text:p>
          </table:table-cell>
          <table:table-cell office:value-type="string" calcext:value-type="string">
            <text:p>10 L à 12 L</text:p>
          </table:table-cell>
          <table:table-cell table:number-columns-repeated="1002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amas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731" calcext:value-type="float">
            <text:p>731,00</text:p>
          </table:table-cell>
          <table:table-cell office:value-type="string" calcext:value-type="string">
            <text:p>pièc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19" table:formula="of:=[.L207]+([.M207]/20)+([.N207]/240)" office:value-type="float" office:value="140" calcext:value-type="float">
            <text:p>140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102340" calcext:value-type="float">
            <text:p>102 340,0000</text:p>
          </table:table-cell>
          <table:table-cell table:formula="of:=[.S207]-[.T207]" office:value-type="float" office:value="-102340" calcext:value-type="float">
            <text:p>-102340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amas rayé et broc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pièces</text:p>
          </table:table-cell>
          <table:table-cell office:value-type="float" office:value="145" calcext:value-type="float">
            <text:p>145,000</text:p>
          </table:table-cell>
          <table:table-cell table:number-columns-repeated="2"/>
          <table:table-cell table:style-name="ce19" table:formula="of:=[.L208]+([.M208]/20)+([.N208]/240)" office:value-type="float" office:value="145" calcext:value-type="float">
            <text:p>145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3045" calcext:value-type="float">
            <text:p>3 045,0000</text:p>
          </table:table-cell>
          <table:table-cell table:formula="of:=[.S208]-[.T208]" office:value-type="float" office:value="-3045" calcext:value-type="float">
            <text:p>-3045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arm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27" calcext:value-type="float">
            <text:p>227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209]+([.M209]/20)+([.N209]/240)" office:value-type="float" office:value="30" calcext:value-type="float">
            <text:p>30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6810" calcext:value-type="float">
            <text:p>6 810,0000</text:p>
          </table:table-cell>
          <table:table-cell table:formula="of:=[.S209]-[.T209]" office:value-type="float" office:value="-6810" calcext:value-type="float">
            <text:p>-681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ents de vaches mari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590" calcext:value-type="float">
            <text:p>5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19" table:formula="of:=[.L210]+([.M210]/20)+([.N210]/240)" office:value-type="float" office:value="1.75" calcext:value-type="float">
            <text:p>1,75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1032.5" calcext:value-type="float">
            <text:p>1 032,5000</text:p>
          </table:table-cell>
          <table:table-cell table:formula="of:=[.S210]-[.T210]" office:value-type="float" office:value="-1032.5" calcext:value-type="float">
            <text:p>-1032,5</text:p>
          </table:table-cell>
          <table:table-cell office:value-type="string" calcext:value-type="string">
            <text:p>À 30 à 40 S</text:p>
          </table:table-cell>
          <table:table-cell table:number-columns-repeated="1002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211]+([.M211]/20)+([.N211]/240)" office:value-type="float" office:value="2.5" calcext:value-type="float">
            <text:p>2,5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97.5" calcext:value-type="float">
            <text:p>97,5000</text:p>
          </table:table-cell>
          <table:table-cell table:formula="of:=[.S211]-[.T211]" office:value-type="float" office:value="-97.5" calcext:value-type="float">
            <text:p>-97,5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corce d'arb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64" calcext:value-type="float">
            <text:p>164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212]+([.M212]/20)+([.N212]/240)" office:value-type="float" office:value="20" calcext:value-type="float">
            <text:p>20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3280" calcext:value-type="float">
            <text:p>3 280,0000</text:p>
          </table:table-cell>
          <table:table-cell table:formula="of:=[.S212]-[.T212]" office:value-type="float" office:value="-3280" calcext:value-type="float">
            <text:p>-3280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tatch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130" calcext:value-type="float">
            <text:p>1 13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19" table:formula="of:=[.L213]+([.M213]/20)+([.N213]/240)" office:value-type="float" office:value="18" calcext:value-type="float">
            <text:p>18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20340" calcext:value-type="float">
            <text:p>20 340,0000</text:p>
          </table:table-cell>
          <table:table-cell table:formula="of:=[.S213]-[.T213]" office:value-type="float" office:value="-20340" calcext:value-type="float">
            <text:p>-20340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il à cou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536" calcext:value-type="float">
            <text:p>53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214]+([.M214]/20)+([.N214]/240)" office:value-type="float" office:value="1.5" calcext:value-type="float">
            <text:p>1,5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804" calcext:value-type="float">
            <text:p>804,0000</text:p>
          </table:table-cell>
          <table:table-cell table:formula="of:=[.S214]-[.T214]" office:value-type="float" office:value="-804" calcext:value-type="float">
            <text:p>-804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215]+([.M215]/20)+([.N215]/240)" office:value-type="float" office:value="0.25" calcext:value-type="float">
            <text:p>0,25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25" calcext:value-type="float">
            <text:p>25,0000</text:p>
          </table:table-cell>
          <table:table-cell table:formula="of:=[.S215]-[.T215]" office:value-type="float" office:value="-25" calcext:value-type="float">
            <text:p>-25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ara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770" calcext:value-type="float">
            <text:p>2 770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216]+([.M216]/20)+([.N216]/240)" office:value-type="float" office:value="20" calcext:value-type="float">
            <text:p>20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55400" calcext:value-type="float">
            <text:p>55 400,0000</text:p>
          </table:table-cell>
          <table:table-cell table:formula="of:=[.S216]-[.T216]" office:value-type="float" office:value="-55400" calcext:value-type="float">
            <text:p>-55400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mme lacque en bo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1636" calcext:value-type="float">
            <text:p>11 636,00</text:p>
          </table:table-cell>
          <table:table-cell office:value-type="string" calcext:value-type="string">
            <text:p>livr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19" table:formula="of:=[.L217]+([.M217]/20)+([.N217]/240)" office:value-type="float" office:value="24" calcext:value-type="float">
            <text:p>24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279264" calcext:value-type="float">
            <text:p>279 264,0000</text:p>
          </table:table-cell>
          <table:table-cell table:formula="of:=[.S217]-[.T217]" office:value-type="float" office:value="-279264" calcext:value-type="float">
            <text:p>-279264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mme lacque en feu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9917" calcext:value-type="float">
            <text:p>19 917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19" table:formula="of:=[.L218]+([.M218]/20)+([.N218]/240)" office:value-type="float" office:value="5" calcext:value-type="float">
            <text:p>5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99585" calcext:value-type="float">
            <text:p>99 585,0000</text:p>
          </table:table-cell>
          <table:table-cell table:formula="of:=[.S218]-[.T218]" office:value-type="float" office:value="-99585" calcext:value-type="float">
            <text:p>-99585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mme du Sénég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0781" calcext:value-type="float">
            <text:p>20 781,00</text:p>
          </table:table-cell>
          <table:table-cell office:value-type="string" calcext:value-type="string">
            <text:p>livres</text:p>
          </table:table-cell>
          <table:table-cell office:value-type="float" office:value="1.3" calcext:value-type="float">
            <text:p>1,300</text:p>
          </table:table-cell>
          <table:table-cell table:number-columns-repeated="2"/>
          <table:table-cell table:style-name="ce19" table:formula="of:=[.L219]+([.M219]/20)+([.N219]/240)" office:value-type="float" office:value="1.3" calcext:value-type="float">
            <text:p>1,3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27015.3" calcext:value-type="float">
            <text:p>27 015,3000</text:p>
          </table:table-cell>
          <table:table-cell table:formula="of:=[.S219]-[.T219]" office:value-type="float" office:value="-27015.3" calcext:value-type="float">
            <text:p>-27015,3</text:p>
          </table:table-cell>
          <table:table-cell office:value-type="string" calcext:value-type="string">
            <text:p>1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urgour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95" calcext:value-type="float">
            <text:p>295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style-name="ce16"/>
          <table:table-cell/>
          <table:table-cell table:style-name="ce19" table:formula="of:=[.L220]+([.M220]/20)+([.N220]/240)" office:value-type="float" office:value="120" calcext:value-type="float">
            <text:p>120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35400" calcext:value-type="float">
            <text:p>35 400,0000</text:p>
          </table:table-cell>
          <table:table-cell table:formula="of:=[.S220]-[.T220]" office:value-type="float" office:value="-35400" calcext:value-type="float">
            <text:p>-35400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111" calcext:value-type="float">
            <text:p>1 111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style-name="ce16"/>
          <table:table-cell/>
          <table:table-cell table:style-name="ce19" table:formula="of:=[.L221]+([.M221]/20)+([.N221]/240)" office:value-type="float" office:value="6" calcext:value-type="float">
            <text:p>6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6666" calcext:value-type="float">
            <text:p>6 666,0000</text:p>
          </table:table-cell>
          <table:table-cell table:formula="of:=[.S221]-[.T221]" office:value-type="float" office:value="-6666" calcext:value-type="float">
            <text:p>-6666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uing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061" calcext:value-type="float">
            <text:p>2 061,00</text:p>
          </table:table-cell>
          <table:table-cell office:value-type="string" calcext:value-type="string">
            <text:p>pièces</text:p>
          </table:table-cell>
          <table:table-cell office:value-type="float" office:value="17.5" calcext:value-type="float">
            <text:p>17,500</text:p>
          </table:table-cell>
          <table:table-cell table:style-name="ce16"/>
          <table:table-cell/>
          <table:table-cell table:style-name="ce19" table:formula="of:=[.L222]+([.M222]/20)+([.N222]/240)" office:value-type="float" office:value="17.5" calcext:value-type="float">
            <text:p>17,5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36067.5" calcext:value-type="float">
            <text:p>36 067,5000</text:p>
          </table:table-cell>
          <table:table-cell table:formula="of:=[.S222]-[.T222]" office:value-type="float" office:value="-36067.5" calcext:value-type="float">
            <text:p>-36067,5</text:p>
          </table:table-cell>
          <table:table-cell office:value-type="string" calcext:value-type="string">
            <text:p>À 15 L à 20 L</text:p>
          </table:table-cell>
          <table:table-cell table:number-columns-repeated="1002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uiné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945" calcext:value-type="float">
            <text:p>3 945,00</text:p>
          </table:table-cell>
          <table:table-cell office:value-type="string" calcext:value-type="string">
            <text:p>pièces</text:p>
          </table:table-cell>
          <table:table-cell/>
          <table:table-cell table:style-name="ce16"/>
          <table:table-cell/>
          <table:table-cell table:style-name="ce19" table:formula="of:=[.L223]+([.M223]/20)+([.N223]/240)" office:value-type="float" office:value="0" calcext:value-type="float">
            <text:p>0,0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0" calcext:value-type="float">
            <text:p>0,0000</text:p>
          </table:table-cell>
          <table:table-cell table:formula="of:=[.S223]-[.T223]" office:value-type="float" office:value="0" calcext:value-type="float">
            <text:p>0</text:p>
          </table:table-cell>
          <table:table-cell office:value-type="string" calcext:value-type="string">
            <text:p>À 32 L à 98 L</text:p>
          </table:table-cell>
          <table:table-cell table:number-columns-repeated="1002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am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32" calcext:value-type="float">
            <text:p>132,00</text:p>
          </table:table-cell>
          <table:table-cell office:value-type="string" calcext:value-type="string">
            <text:p>pièces</text:p>
          </table:table-cell>
          <table:table-cell/>
          <table:table-cell table:style-name="ce16"/>
          <table:table-cell/>
          <table:table-cell table:style-name="ce19" table:formula="of:=[.L224]+([.M224]/20)+([.N224]/240)" office:value-type="float" office:value="0" calcext:value-type="float">
            <text:p>0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0" calcext:value-type="float">
            <text:p>0,0000</text:p>
          </table:table-cell>
          <table:table-cell table:formula="of:=[.S224]-[.T224]" office:value-type="float" office:value="0" calcext:value-type="float">
            <text:p>0</text:p>
          </table:table-cell>
          <table:table-cell office:value-type="string" calcext:value-type="string">
            <text:p>À 28 à 80 L</text:p>
          </table:table-cell>
          <table:table-cell table:number-columns-repeated="1002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style-name="ce16"/>
          <table:table-cell/>
          <table:table-cell table:style-name="ce19" table:formula="of:=[.L225]+([.M225]/20)+([.N225]/240)" office:value-type="float" office:value="20" calcext:value-type="float">
            <text:p>20,0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36000" calcext:value-type="float">
            <text:p>36 000,0000</text:p>
          </table:table-cell>
          <table:table-cell table:formula="of:=[.S225]-[.T225]" office:value-type="float" office:value="-36000" calcext:value-type="float">
            <text:p>-36000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mp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pièces</text:p>
          </table:table-cell>
          <table:table-cell office:value-type="float" office:value="240" calcext:value-type="float">
            <text:p>240,000</text:p>
          </table:table-cell>
          <table:table-cell table:style-name="ce16"/>
          <table:table-cell/>
          <table:table-cell table:style-name="ce19" table:formula="of:=[.L226]+([.M226]/20)+([.N226]/240)" office:value-type="float" office:value="240" calcext:value-type="float">
            <text:p>240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14880" calcext:value-type="float">
            <text:p>14 880,0000</text:p>
          </table:table-cell>
          <table:table-cell table:formula="of:=[.S226]-[.T226]" office:value-type="float" office:value="-14880" calcext:value-type="float">
            <text:p>-14880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150" calcext:value-type="float">
            <text:p>1 15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style-name="ce16"/>
          <table:table-cell/>
          <table:table-cell table:style-name="ce19" table:formula="of:=[.L227]+([.M227]/20)+([.N227]/240)" office:value-type="float" office:value="30" calcext:value-type="float">
            <text:p>30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34500" calcext:value-type="float">
            <text:p>34 500,0000</text:p>
          </table:table-cell>
          <table:table-cell table:formula="of:=[.S227]-[.T227]" office:value-type="float" office:value="-34500" calcext:value-type="float">
            <text:p>-34500</text:p>
          </table:table-cell>
          <table:table-cell office:value-type="string" calcext:value-type="string">
            <text:p>25 L à 35 L</text:p>
          </table:table-cell>
          <table:table-cell table:number-columns-repeated="1002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852113" calcext:value-type="float">
            <text:p>1 852 113,00</text:p>
          </table:table-cell>
          <table:table-cell office:value-type="string" calcext:value-type="string">
            <text:p>livres</text:p>
          </table:table-cell>
          <table:table-cell/>
          <table:table-cell table:style-name="ce16" office:value-type="float" office:value="3" calcext:value-type="float">
            <text:p>3,000</text:p>
          </table:table-cell>
          <table:table-cell/>
          <table:table-cell table:style-name="ce19" table:formula="of:=[.L228]+([.M228]/20)+([.N228]/240)" office:value-type="float" office:value="0.15" calcext:value-type="float">
            <text:p>0,15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277816.95" calcext:value-type="float">
            <text:p>277 816,9500</text:p>
          </table:table-cell>
          <table:table-cell table:formula="of:=[.S228]-[.T228]" office:value-type="float" office:value="-277816.95" calcext:value-type="float">
            <text:p>-277816,95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4787" calcext:value-type="float">
            <text:p>4 787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style-name="ce16"/>
          <table:table-cell/>
          <table:table-cell table:style-name="ce19" table:formula="of:=[.L229]+([.M229]/20)+([.N229]/240)" office:value-type="float" office:value="20" calcext:value-type="float">
            <text:p>20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95740" calcext:value-type="float">
            <text:p>95 740,0000</text:p>
          </table:table-cell>
          <table:table-cell table:formula="of:=[.S229]-[.T229]" office:value-type="float" office:value="-95740" calcext:value-type="float">
            <text:p>-95740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style-name="ce16"/>
          <table:table-cell/>
          <table:table-cell table:style-name="ce19" table:formula="of:=[.L230]+([.M230]/20)+([.N230]/240)" office:value-type="float" office:value="30" calcext:value-type="float">
            <text:p>30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750" calcext:value-type="float">
            <text:p>750,0000</text:p>
          </table:table-cell>
          <table:table-cell table:formula="of:=[.S230]-[.T230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pièc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19" table:formula="of:=[.L231]+([.M231]/20)+([.N231]/240)" office:value-type="float" office:value="21" calcext:value-type="float">
            <text:p>21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2625" calcext:value-type="float">
            <text:p>2 625,0000</text:p>
          </table:table-cell>
          <table:table-cell table:formula="of:=[.S231]-[.T231]" office:value-type="float" office:value="-2625" calcext:value-type="float">
            <text:p>-2625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egane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pièces</text:p>
          </table:table-cell>
          <table:table-cell office:value-type="float" office:value="26.5" calcext:value-type="float">
            <text:p>26,500</text:p>
          </table:table-cell>
          <table:table-cell table:number-columns-repeated="2"/>
          <table:table-cell table:style-name="ce19" table:formula="of:=[.L232]+([.M232]/20)+([.N232]/240)" office:value-type="float" office:value="26.5" calcext:value-type="float">
            <text:p>26,5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6360" calcext:value-type="float">
            <text:p>6 360,0000</text:p>
          </table:table-cell>
          <table:table-cell table:formula="of:=[.S232]-[.T232]" office:value-type="float" office:value="-6360" calcext:value-type="float">
            <text:p>-6360</text:p>
          </table:table-cell>
          <table:table-cell office:value-type="string" calcext:value-type="string">
            <text:p>À 25 à 28 L</text:p>
          </table:table-cell>
          <table:table-cell table:number-columns-repeated="100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el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233]+([.M233]/20)+([.N233]/240)" office:value-type="float" office:value="22" calcext:value-type="float">
            <text:p>22,0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8360" calcext:value-type="float">
            <text:p>8 360,0000</text:p>
          </table:table-cell>
          <table:table-cell table:formula="of:=[.S233]-[.T233]" office:value-type="float" office:value="-8360" calcext:value-type="float">
            <text:p>-8360</text:p>
          </table:table-cell>
          <table:table-cell office:value-type="string" calcext:value-type="string">
            <text:p>À 20 L à 24 L</text:p>
          </table:table-cell>
          <table:table-cell table:number-columns-repeated="100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6714" calcext:value-type="float">
            <text:p>26 714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234]+([.M234]/20)+([.N234]/240)" office:value-type="float" office:value="2.5" calcext:value-type="float">
            <text:p>2,5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66785" calcext:value-type="float">
            <text:p>66 785,0000</text:p>
          </table:table-cell>
          <table:table-cell table:formula="of:=[.S234]-[.T234]" office:value-type="float" office:value="-66785" calcext:value-type="float">
            <text:p>-66785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2654" calcext:value-type="float">
            <text:p>12 654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235]+([.M235]/20)+([.N235]/240)" office:value-type="float" office:value="12" calcext:value-type="float">
            <text:p>12,0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151848" calcext:value-type="float">
            <text:p>151 848,0000</text:p>
          </table:table-cell>
          <table:table-cell table:formula="of:=[.S235]-[.T235]" office:value-type="float" office:value="-151848" calcext:value-type="float">
            <text:p>-151848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bul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378" calcext:value-type="float">
            <text:p>1 378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236]+([.M236]/20)+([.N236]/240)" office:value-type="float" office:value="4" calcext:value-type="float">
            <text:p>4,0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5512" calcext:value-type="float">
            <text:p>5 512,0000</text:p>
          </table:table-cell>
          <table:table-cell table:formula="of:=[.S236]-[.T236]" office:value-type="float" office:value="-5512" calcext:value-type="float">
            <text:p>-5512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240" calcext:value-type="float">
            <text:p>2 240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19" table:formula="of:=[.L237]+([.M237]/20)+([.N237]/240)" office:value-type="float" office:value="15" calcext:value-type="float">
            <text:p>15,0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33600" calcext:value-type="float">
            <text:p>33 600,0000</text:p>
          </table:table-cell>
          <table:table-cell table:formula="of:=[.S237]-[.T237]" office:value-type="float" office:value="-33600" calcext:value-type="float">
            <text:p>-33600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à l'E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6240" calcext:value-type="float">
            <text:p>6 240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238]+([.M238]/20)+([.N238]/240)" office:value-type="float" office:value="10" calcext:value-type="float">
            <text:p>10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62400" calcext:value-type="float">
            <text:p>62 400,0000</text:p>
          </table:table-cell>
          <table:table-cell table:formula="of:=[.S238]-[.T238]" office:value-type="float" office:value="-62400" calcext:value-type="float">
            <text:p>-62400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tis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pièc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19" table:formula="of:=[.L239]+([.M239]/20)+([.N239]/240)" office:value-type="float" office:value="140" calcext:value-type="float">
            <text:p>140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53200" calcext:value-type="float">
            <text:p>53 200,0000</text:p>
          </table:table-cell>
          <table:table-cell table:formula="of:=[.S239]-[.T239]" office:value-type="float" office:value="-53200" calcext:value-type="float">
            <text:p>-5320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430" calcext:value-type="float">
            <text:p>430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19" table:formula="of:=[.L240]+([.M240]/20)+([.N240]/240)" office:value-type="float" office:value="28" calcext:value-type="float">
            <text:p>28,0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12040" calcext:value-type="float">
            <text:p>12 040,0000</text:p>
          </table:table-cell>
          <table:table-cell table:formula="of:=[.S240]-[.T240]" office:value-type="float" office:value="-12040" calcext:value-type="float">
            <text:p>-1204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kins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183" calcext:value-type="float">
            <text:p>183,000</text:p>
          </table:table-cell>
          <table:table-cell table:number-columns-repeated="2"/>
          <table:table-cell table:style-name="ce19" table:formula="of:=[.L241]+([.M241]/20)+([.N241]/240)" office:value-type="float" office:value="183" calcext:value-type="float">
            <text:p>183,0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3660" calcext:value-type="float">
            <text:p>3 660,0000</text:p>
          </table:table-cell>
          <table:table-cell table:formula="of:=[.S241]-[.T241]" office:value-type="float" office:value="-3660" calcext:value-type="float">
            <text:p>-3660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kins u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599" calcext:value-type="float">
            <text:p>599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19" table:formula="of:=[.L242]+([.M242]/20)+([.N242]/240)" office:value-type="float" office:value="110" calcext:value-type="float">
            <text:p>110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65890" calcext:value-type="float">
            <text:p>65 890,0000</text:p>
          </table:table-cell>
          <table:table-cell table:formula="of:=[.S242]-[.T242]" office:value-type="float" office:value="-65890" calcext:value-type="float">
            <text:p>-65890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ina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pièce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19" table:formula="of:=[.L243]+([.M243]/20)+([.N243]/240)" office:value-type="float" office:value="23" calcext:value-type="float">
            <text:p>23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1219" calcext:value-type="float">
            <text:p>1 219,0000</text:p>
          </table:table-cell>
          <table:table-cell table:formula="of:=[.S243]-[.T243]" office:value-type="float" office:value="-1219" calcext:value-type="float">
            <text:p>-1219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651" calcext:value-type="float">
            <text:p>2 65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19" table:formula="of:=[.L244]+([.M244]/20)+([.N244]/240)" office:value-type="float" office:value="1.2" calcext:value-type="float">
            <text:p>1,2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3181.2" calcext:value-type="float">
            <text:p>3 181,2000</text:p>
          </table:table-cell>
          <table:table-cell table:formula="of:=[.S244]-[.T244]" office:value-type="float" office:value="-3181.2" calcext:value-type="float">
            <text:p>-3181,2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aiss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19" table:formula="of:=[.L245]+([.M245]/20)+([.N245]/240)" office:value-type="float" office:value="500" calcext:value-type="float">
            <text:p>500,0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22500" calcext:value-type="float">
            <text:p>22 500,0000</text:p>
          </table:table-cell>
          <table:table-cell table:formula="of:=[.S245]-[.T245]" office:value-type="float" office:value="-22500" calcext:value-type="float">
            <text:p>-22500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tins brod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19" table:formula="of:=[.L246]+([.M246]/20)+([.N246]/240)" office:value-type="float" office:value="0" calcext:value-type="float">
            <text:p>0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0" calcext:value-type="float">
            <text:p>0,0000</text:p>
          </table:table-cell>
          <table:table-cell table:formula="of:=[.S246]-[.T246]" office:value-type="float" office:value="0" calcext:value-type="float">
            <text:p>0</text:p>
          </table:table-cell>
          <table:table-cell office:value-type="string" calcext:value-type="string">
            <text:p>À 500 à 603 L</text:p>
          </table:table-cell>
          <table:table-cell table:number-columns-repeated="1002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tins u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19" table:formula="of:=[.L247]+([.M247]/20)+([.N247]/240)" office:value-type="float" office:value="0" calcext:value-type="float">
            <text:p>0,0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0" calcext:value-type="float">
            <text:p>0,0000</text:p>
          </table:table-cell>
          <table:table-cell table:formula="of:=[.S247]-[.T247]" office:value-type="float" office:value="0" calcext:value-type="float">
            <text:p>0</text:p>
          </table:table-cell>
          <table:table-cell office:value-type="string" calcext:value-type="string">
            <text:p>À 10 L l'aune</text:p>
          </table:table-cell>
          <table:table-cell table:number-columns-repeated="1002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tins ra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07" calcext:value-type="float">
            <text:p>207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19" table:formula="of:=[.L248]+([.M248]/20)+([.N248]/240)" office:value-type="float" office:value="100" calcext:value-type="float">
            <text:p>100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20700" calcext:value-type="float">
            <text:p>20 700,0000</text:p>
          </table:table-cell>
          <table:table-cell table:formula="of:=[.S248]-[.T248]" office:value-type="float" office:value="-20700" calcext:value-type="float">
            <text:p>-20700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1.5" calcext:value-type="float">
            <text:p>11,50</text:p>
          </table:table-cell>
          <table:table-cell office:value-type="string" calcext:value-type="string">
            <text:p>caiss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19" table:formula="of:=[.L249]+([.M249]/20)+([.N249]/240)" office:value-type="float" office:value="120" calcext:value-type="float">
            <text:p>120,0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1380" calcext:value-type="float">
            <text:p>1 380,0000</text:p>
          </table:table-cell>
          <table:table-cell table:formula="of:=[.S249]-[.T249]" office:value-type="float" office:value="-1380" calcext:value-type="float">
            <text:p>-1380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33" calcext:value-type="float">
            <text:p>233,00</text:p>
          </table:table-cell>
          <table:table-cell office:value-type="string" calcext:value-type="string">
            <text:p>muid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19" table:formula="of:=[.L250]+([.M250]/20)+([.N250]/240)" office:value-type="float" office:value="70" calcext:value-type="float">
            <text:p>70,0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16310" calcext:value-type="float">
            <text:p>16 310,0000</text:p>
          </table:table-cell>
          <table:table-cell table:formula="of:=[.S250]-[.T250]" office:value-type="float" office:value="-16310" calcext:value-type="float">
            <text:p>-16310</text:p>
          </table:table-cell>
          <table:table-cell table:number-columns-repeated="100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istresa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pièces</text:p>
          </table:table-cell>
          <table:table-cell office:value-type="float" office:value="76" calcext:value-type="float">
            <text:p>76,000</text:p>
          </table:table-cell>
          <table:table-cell table:number-columns-repeated="2"/>
          <table:table-cell table:style-name="ce19" table:formula="of:=[.L251]+([.M251]/20)+([.N251]/240)" office:value-type="float" office:value="76" calcext:value-type="float">
            <text:p>76,0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1672" calcext:value-type="float">
            <text:p>1 672,0000</text:p>
          </table:table-cell>
          <table:table-cell table:formula="of:=[.S251]-[.T251]" office:value-type="float" office:value="-1672" calcext:value-type="float">
            <text:p>-1672</text:p>
          </table:table-cell>
          <table:table-cell table:number-columns-repeated="100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ouc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992" calcext:value-type="float">
            <text:p>992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252]+([.M252]/20)+([.N252]/240)" office:value-type="float" office:value="40" calcext:value-type="float">
            <text:p>40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39680" calcext:value-type="float">
            <text:p>39 680,0000</text:p>
          </table:table-cell>
          <table:table-cell table:formula="of:=[.S252]-[.T252]" office:value-type="float" office:value="-39680" calcext:value-type="float">
            <text:p>-39680</text:p>
          </table:table-cell>
          <table:table-cell office:value-type="string" calcext:value-type="string">
            <text:p>à 35L à 45L</text:p>
          </table:table-cell>
          <table:table-cell table:number-columns-repeated="1002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oye tan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2263" calcext:value-type="float">
            <text:p>12 263,00</text:p>
          </table:table-cell>
          <table:table-cell office:value-type="string" calcext:value-type="string">
            <text:p>liv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253]+([.M253]/20)+([.N253]/240)" office:value-type="float" office:value="12" calcext:value-type="float">
            <text:p>12,0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147156" calcext:value-type="float">
            <text:p>147 156,0000</text:p>
          </table:table-cell>
          <table:table-cell table:formula="of:=[.S253]-[.T253]" office:value-type="float" office:value="-147156" calcext:value-type="float">
            <text:p>-147156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tinkerq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70" calcext:value-type="float">
            <text:p>170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19" table:formula="of:=[.L254]+([.M254]/20)+([.N254]/240)" office:value-type="float" office:value="60" calcext:value-type="float">
            <text:p>60,0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10200" calcext:value-type="float">
            <text:p>10 200,0000</text:p>
          </table:table-cell>
          <table:table-cell table:formula="of:=[.S254]-[.T254]" office:value-type="float" office:value="-10200" calcext:value-type="float">
            <text:p>-10200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92400" calcext:value-type="float">
            <text:p>192 400,00</text:p>
          </table:table-cell>
          <table:table-cell office:value-type="string" calcext:value-type="string">
            <text:p>livres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table:style-name="ce19" table:formula="of:=[.L255]+([.M255]/20)+([.N255]/240)" office:value-type="float" office:value="0.24" calcext:value-type="float">
            <text:p>0,24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46176" calcext:value-type="float">
            <text:p>46 176,0000</text:p>
          </table:table-cell>
          <table:table-cell table:formula="of:=[.S255]-[.T255]" office:value-type="float" office:value="-46176" calcext:value-type="float">
            <text:p>-46176</text:p>
          </table:table-cell>
          <table:table-cell office:value-type="string" calcext:value-type="string">
            <text:p>24 L %</text:p>
          </table:table-cell>
          <table:table-cell table:number-columns-repeated="1002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011042" calcext:value-type="float">
            <text:p>1 011 042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19" table:formula="of:=[.L256]+([.M256]/20)+([.N256]/240)" office:value-type="float" office:value="0.35" calcext:value-type="float">
            <text:p>0,35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353864.7" calcext:value-type="float">
            <text:p>353 864,7000</text:p>
          </table:table-cell>
          <table:table-cell table:formula="of:=[.S256]-[.T256]" office:value-type="float" office:value="-353864.7" calcext:value-type="float">
            <text:p>-353864,7</text:p>
          </table:table-cell>
          <table:table-cell office:value-type="string" calcext:value-type="string">
            <text:p>35 L %</text:p>
          </table:table-cell>
          <table:table-cell table:number-columns-repeated="1002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ableaux de papier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 office:value-type="float" office:value="8.5" calcext:value-type="float">
            <text:p>8,500</text:p>
          </table:table-cell>
          <table:table-cell table:number-columns-repeated="2"/>
          <table:table-cell table:style-name="ce19" table:formula="of:=[.L257]+([.M257]/20)+([.N257]/240)" office:value-type="float" office:value="8.5" calcext:value-type="float">
            <text:p>8,5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255" calcext:value-type="float">
            <text:p>255,0000</text:p>
          </table:table-cell>
          <table:table-cell table:formula="of:=[.S257]-[.T257]" office:value-type="float" office:value="-255" calcext:value-type="float">
            <text:p>-255</text:p>
          </table:table-cell>
          <table:table-cell office:value-type="string" calcext:value-type="string">
            <text:p>3 L à 14 L</text:p>
          </table:table-cell>
          <table:table-cell table:number-columns-repeated="1002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58339" calcext:value-type="float">
            <text:p>358 339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258]+([.M258]/20)+([.N258]/240)" office:value-type="float" office:value="3.75" calcext:value-type="float">
            <text:p>3,75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1343771.25" calcext:value-type="float">
            <text:p>1 343 771,2500</text:p>
          </table:table-cell>
          <table:table-cell table:formula="of:=[.S258]-[.T258]" office:value-type="float" office:value="-1343771.25" calcext:value-type="float">
            <text:p>-1343771,25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hepay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pièces</text:p>
          </table:table-cell>
          <table:table-cell office:value-type="float" office:value="46" calcext:value-type="float">
            <text:p>46,000</text:p>
          </table:table-cell>
          <table:table-cell table:number-columns-repeated="2"/>
          <table:table-cell table:style-name="ce19" table:formula="of:=[.L259]+([.M259]/20)+([.N259]/240)" office:value-type="float" office:value="46" calcext:value-type="float">
            <text:p>46,0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2116" calcext:value-type="float">
            <text:p>2 116,0000</text:p>
          </table:table-cell>
          <table:table-cell table:formula="of:=[.S259]-[.T259]" office:value-type="float" office:value="-2116" calcext:value-type="float">
            <text:p>-2116</text:p>
          </table:table-cell>
          <table:table-cell office:value-type="string" calcext:value-type="string">
            <text:p>doute sur la marchandise</text:p>
          </table:table-cell>
          <table:table-cell table:number-columns-repeated="1002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c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920" calcext:value-type="float">
            <text:p>3 9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19" table:formula="of:=[.L260]+([.M260]/20)+([.N260]/240)" office:value-type="float" office:value="1.3" calcext:value-type="float">
            <text:p>1,3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5096" calcext:value-type="float">
            <text:p>5 096,0000</text:p>
          </table:table-cell>
          <table:table-cell table:formula="of:=[.S260]-[.T260]" office:value-type="float" office:value="-5096" calcext:value-type="float">
            <text:p>-5096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5880" calcext:value-type="float">
            <text:p>5 8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19" table:formula="of:=[.L261]+([.M261]/20)+([.N261]/240)" office:value-type="float" office:value="1.3" calcext:value-type="float">
            <text:p>1,3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7644" calcext:value-type="float">
            <text:p>7 644,0000</text:p>
          </table:table-cell>
          <table:table-cell table:formula="of:=[.S261]-[.T261]" office:value-type="float" office:value="-7644" calcext:value-type="float">
            <text:p>-7644</text:p>
          </table:table-cell>
          <table:table-cell table:number-columns-repeated="100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262]+([.M262]/20)+([.N262]/240)" office:value-type="float" office:value="20" calcext:value-type="float">
            <text:p>20,0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220" calcext:value-type="float">
            <text:p>220,0000</text:p>
          </table:table-cell>
          <table:table-cell table:formula="of:=[.S262]-[.T262]" office:value-type="float" office:value="-220" calcext:value-type="float">
            <text:p>-220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002" calcext:value-type="float">
            <text:p>3 00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263]+([.M263]/20)+([.N263]/240)" office:value-type="float" office:value="1.5" calcext:value-type="float">
            <text:p>1,5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4503" calcext:value-type="float">
            <text:p>4 503,0000</text:p>
          </table:table-cell>
          <table:table-cell table:formula="of:=[.S263]-[.T263]" office:value-type="float" office:value="-4503" calcext:value-type="float">
            <text:p>-4503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grat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136" calcext:value-type="float">
            <text:p>3 13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264]+([.M264]/20)+([.N264]/240)" office:value-type="float" office:value="1.5" calcext:value-type="float">
            <text:p>1,5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4704" calcext:value-type="float">
            <text:p>4 704,0000</text:p>
          </table:table-cell>
          <table:table-cell table:formula="of:=[.S264]-[.T264]" office:value-type="float" office:value="-4704" calcext:value-type="float">
            <text:p>-4704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4684" calcext:value-type="float">
            <text:p>4 68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265]+([.M265]/20)+([.N265]/240)" office:value-type="float" office:value="1.5" calcext:value-type="float">
            <text:p>1,5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7026" calcext:value-type="float">
            <text:p>7 026,0000</text:p>
          </table:table-cell>
          <table:table-cell table:formula="of:=[.S265]-[.T265]" office:value-type="float" office:value="-7026" calcext:value-type="float">
            <text:p>-7026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266]+([.M266]/20)+([.N266]/240)" office:value-type="float" office:value="2.25" calcext:value-type="float">
            <text:p>2,25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675" calcext:value-type="float">
            <text:p>675,0000</text:p>
          </table:table-cell>
          <table:table-cell table:formula="of:=[.S266]-[.T266]" office:value-type="float" office:value="-675" calcext:value-type="float">
            <text:p>-675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Morla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2115" calcext:value-type="float">
            <text:p>2 11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267]+([.M267]/20)+([.N267]/240)" office:value-type="float" office:value="1.5" calcext:value-type="float">
            <text:p>1,5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3172.5" calcext:value-type="float">
            <text:p>3 172,5000</text:p>
          </table:table-cell>
          <table:table-cell table:formula="of:=[.S267]-[.T267]" office:value-type="float" office:value="-3172.5" calcext:value-type="float">
            <text:p>-3172,5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4508" calcext:value-type="float">
            <text:p>4 50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9" table:formula="of:=[.L268]+([.M268]/20)+([.N268]/240)" office:value-type="float" office:value="0.9" calcext:value-type="float">
            <text:p>0,9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4057.2" calcext:value-type="float">
            <text:p>4 057,2000</text:p>
          </table:table-cell>
          <table:table-cell table:formula="of:=[.S268]-[.T268]" office:value-type="float" office:value="-4057.2" calcext:value-type="float">
            <text:p>-4057,2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serpill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642" calcext:value-type="float">
            <text:p>64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269]+([.M269]/20)+([.N269]/240)" office:value-type="float" office:value="0.5" calcext:value-type="float">
            <text:p>0,50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321" calcext:value-type="float">
            <text:p>321,0000</text:p>
          </table:table-cell>
          <table:table-cell table:formula="of:=[.S269]-[.T269]" office:value-type="float" office:value="-321" calcext:value-type="float">
            <text:p>-321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396" calcext:value-type="float">
            <text:p>39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270]+([.M270]/20)+([.N270]/240)" office:value-type="float" office:value="2.5" calcext:value-type="float">
            <text:p>2,5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990" calcext:value-type="float">
            <text:p>990,0000</text:p>
          </table:table-cell>
          <table:table-cell table:formula="of:=[.S270]-[.T270]" office:value-type="float" office:value="-990" calcext:value-type="float">
            <text:p>-990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mén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588" calcext:value-type="float">
            <text:p>58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271]+([.M271]/20)+([.N271]/240)" office:value-type="float" office:value="1" calcext:value-type="float">
            <text:p>1,00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588" calcext:value-type="float">
            <text:p>588,0000</text:p>
          </table:table-cell>
          <table:table-cell table:formula="of:=[.S271]-[.T271]" office:value-type="float" office:value="-588" calcext:value-type="float">
            <text:p>-588</text:p>
          </table:table-cell>
          <table:table-cell table:number-columns-repeated="1003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19" table:formula="of:=[.L272]+([.M272]/20)+([.N272]/240)" office:value-type="float" office:value="18" calcext:value-type="float">
            <text:p>18,0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2160" calcext:value-type="float">
            <text:p>2 160,0000</text:p>
          </table:table-cell>
          <table:table-cell table:formula="of:=[.S272]-[.T272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estes de t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630" calcext:value-type="float">
            <text:p>630,00</text:p>
          </table:table-cell>
          <table:table-cell office:value-type="string" calcext:value-type="string">
            <text:p>en nombre</text:p>
          </table:table-cell>
          <table:table-cell office:value-type="float" office:value="3.5" calcext:value-type="float">
            <text:p>3,500</text:p>
          </table:table-cell>
          <table:table-cell table:number-columns-repeated="2"/>
          <table:table-cell table:style-name="ce19" table:formula="of:=[.L273]+([.M273]/20)+([.N273]/240)" office:value-type="float" office:value="3.5" calcext:value-type="float">
            <text:p>3,5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2205" calcext:value-type="float">
            <text:p>2 205,0000</text:p>
          </table:table-cell>
          <table:table-cell table:formula="of:=[.S273]-[.T273]" office:value-type="float" office:value="-2205" calcext:value-type="float">
            <text:p>-2205</text:p>
          </table:table-cell>
          <table:table-cell office:value-type="string" calcext:value-type="string">
            <text:p>À 2 et 5 L</text:p>
          </table:table-cell>
          <table:table-cell table:number-columns-repeated="1002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onneau</text:p>
          </table:table-cell>
          <table:table-cell office:value-type="float" office:value="320" calcext:value-type="float">
            <text:p>320,000</text:p>
          </table:table-cell>
          <table:table-cell table:number-columns-repeated="2"/>
          <table:table-cell table:style-name="ce19" table:formula="of:=[.L274]+([.M274]/20)+([.N274]/240)" office:value-type="float" office:value="320" calcext:value-type="float">
            <text:p>320,00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320" calcext:value-type="float">
            <text:p>320,0000</text:p>
          </table:table-cell>
          <table:table-cell table:formula="of:=[.S274]-[.T274]" office:value-type="float" office:value="-320" calcext:value-type="float">
            <text:p>-320</text:p>
          </table:table-cell>
          <table:table-cell table:number-columns-repeated="1003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ffet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620" calcext:value-type="float">
            <text:p>620,00</text:p>
          </table:table-cell>
          <table:table-cell office:value-type="string" calcext:value-type="string">
            <text:p>pièces</text:p>
          </table:table-cell>
          <table:table-cell office:value-type="float" office:value="28.5" calcext:value-type="float">
            <text:p>28,500</text:p>
          </table:table-cell>
          <table:table-cell table:number-columns-repeated="2"/>
          <table:table-cell table:style-name="ce19" table:formula="of:=[.L275]+([.M275]/20)+([.N275]/240)" office:value-type="float" office:value="28.5" calcext:value-type="float">
            <text:p>28,5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17670" calcext:value-type="float">
            <text:p>17 670,0000</text:p>
          </table:table-cell>
          <table:table-cell table:formula="of:=[.S275]-[.T275]" office:value-type="float" office:value="-17670" calcext:value-type="float">
            <text:p>-17670</text:p>
          </table:table-cell>
          <table:table-cell table:style-name="ce26" office:value-type="string" calcext:value-type="string">
            <text:p>20 L <text:s text:c="2"/>37 L</text:p>
          </table:table-cell>
          <table:table-cell table:number-columns-repeated="100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0000" calcext:value-type="float">
            <text:p>40 000,00</text:p>
          </table:table-cell>
          <table:table-cell office:value-type="string" calcext:value-type="string">
            <text:p>livres</text:p>
          </table:table-cell>
          <table:table-cell office:value-type="float" office:value="0.23" calcext:value-type="float">
            <text:p>0,230</text:p>
          </table:table-cell>
          <table:table-cell table:number-columns-repeated="2"/>
          <table:table-cell table:style-name="ce19" table:formula="of:=[.L276]+([.M276]/20)+([.N276]/240)" office:value-type="float" office:value="0.23" calcext:value-type="float">
            <text:p>0,230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9200" calcext:value-type="float">
            <text:p>9 200,0000</text:p>
          </table:table-cell>
          <table:table-cell table:formula="of:=[.S276]-[.T276]" office:value-type="float" office:value="-9200" calcext:value-type="float">
            <text:p>-9200</text:p>
          </table:table-cell>
          <table:table-cell office:value-type="string" calcext:value-type="string">
            <text:p>23 L %</text:p>
          </table:table-cell>
          <table:table-cell table:number-columns-repeated="100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83500" calcext:value-type="float">
            <text:p>83 50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19" table:formula="of:=[.L277]+([.M277]/20)+([.N277]/240)" office:value-type="float" office:value="0.15" calcext:value-type="float">
            <text:p>0,15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12525" calcext:value-type="float">
            <text:p>12 525,0000</text:p>
          </table:table-cell>
          <table:table-cell table:formula="of:=[.S277]-[.T277]" office:value-type="float" office:value="-12525" calcext:value-type="float">
            <text:p>-12525</text:p>
          </table:table-cell>
          <table:table-cell office:value-type="string" calcext:value-type="string">
            <text:p>15 L %</text:p>
          </table:table-cell>
          <table:table-cell table:number-columns-repeated="100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16204" calcext:value-type="float">
            <text:p>116 2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278]+([.M278]/20)+([.N278]/240)" office:value-type="float" office:value="1" calcext:value-type="float">
            <text:p>1,00000</text:p>
          </table:table-cell>
          <table:table-cell table:number-columns-repeated="3"/>
          <table:table-cell table:formula="of:=[.P278]+0.05*[.Q278]+[.R278]/240" office:value-type="float" office:value="0" calcext:value-type="float">
            <text:p>0</text:p>
          </table:table-cell>
          <table:table-cell table:formula="of:=[.J278]*[.O278]" office:value-type="float" office:value="116204" calcext:value-type="float">
            <text:p>116 204,0000</text:p>
          </table:table-cell>
          <table:table-cell table:formula="of:=[.S278]-[.T278]" office:value-type="float" office:value="-116204" calcext:value-type="float">
            <text:p>-116204</text:p>
          </table:table-cell>
          <table:table-cell table:number-columns-repeated="1003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40456" calcext:value-type="float">
            <text:p>140 4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19" table:formula="of:=[.L279]+([.M279]/20)+([.N279]/240)" office:value-type="float" office:value="0.75" calcext:value-type="float">
            <text:p>0,75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105342" calcext:value-type="float">
            <text:p>105 342,0000</text:p>
          </table:table-cell>
          <table:table-cell table:formula="of:=[.S279]-[.T279]" office:value-type="float" office:value="-105342" calcext:value-type="float">
            <text:p>-105342</text:p>
          </table:table-cell>
          <table:table-cell table:number-columns-repeated="100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058" calcext:value-type="float">
            <text:p>3 05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19" table:formula="of:=[.L280]+([.M280]/20)+([.N280]/240)" office:value-type="float" office:value="1.8" calcext:value-type="float">
            <text:p>1,8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5504.4" calcext:value-type="float">
            <text:p>5 504,4000</text:p>
          </table:table-cell>
          <table:table-cell table:formula="of:=[.S280]-[.T280]" office:value-type="float" office:value="-5504.4" calcext:value-type="float">
            <text:p>-5504,4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nons de fer brisés et rompu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617930" calcext:value-type="float">
            <text:p>617 9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9" table:formula="of:=[.L281]+([.M281]/20)+([.N281]/240)" office:value-type="float" office:value="0.0875" calcext:value-type="float">
            <text:p>0,0875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54068.875" calcext:value-type="float">
            <text:p>54 068,8750</text:p>
          </table:table-cell>
          <table:table-cell table:formula="of:=[.S281]-[.T281]" office:value-type="float" office:value="-54068.875" calcext:value-type="float">
            <text:p>-54068,88</text:p>
          </table:table-cell>
          <table:table-cell office:value-type="string" calcext:value-type="string">
            <text:p>1 S . 6 d <text:s/>ou 2 S</text:p>
          </table:table-cell>
          <table:table-cell table:number-columns-repeated="1002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rdamomum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118" calcext:value-type="float">
            <text:p>2 118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282]+([.M282]/20)+([.N282]/240)" office:value-type="float" office:value="6" calcext:value-type="float">
            <text:p>6,0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12708" calcext:value-type="float">
            <text:p>12 708,0000</text:p>
          </table:table-cell>
          <table:table-cell table:formula="of:=[.S282]-[.T282]" office:value-type="float" office:value="-12708" calcext:value-type="float">
            <text:p>-12708</text:p>
          </table:table-cell>
          <table:table-cell table:number-columns-repeated="1003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s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19" table:formula="of:=[.L283]+([.M283]/20)+([.N283]/240)" office:value-type="float" office:value="0" calcext:value-type="float">
            <text:p>0,0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0" calcext:value-type="float">
            <text:p>0,0000</text:p>
          </table:table-cell>
          <table:table-cell table:formula="of:=[.S283]-[.T283]" office:value-type="float" office:value="0" calcext:value-type="float">
            <text:p>0</text:p>
          </table:table-cell>
          <table:table-cell office:value-type="string" calcext:value-type="string">
            <text:p>À 29 à 130 L</text:p>
          </table:table-cell>
          <table:table-cell table:number-columns-repeated="1002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284]+([.M284]/20)+([.N284]/240)" office:value-type="float" office:value="1" calcext:value-type="float">
            <text:p>1,00000</text:p>
          </table:table-cell>
          <table:table-cell table:number-columns-repeated="3"/>
          <table:table-cell table:formula="of:=[.P284]+0.05*[.Q284]+[.R284]/240" office:value-type="float" office:value="0" calcext:value-type="float">
            <text:p>0</text:p>
          </table:table-cell>
          <table:table-cell table:formula="of:=[.J284]*[.O284]" office:value-type="float" office:value="118" calcext:value-type="float">
            <text:p>118,0000</text:p>
          </table:table-cell>
          <table:table-cell table:formula="of:=[.S284]-[.T284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uque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285]+([.M285]/20)+([.N285]/240)" office:value-type="float" office:value="30" calcext:value-type="float">
            <text:p>30,000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1200" calcext:value-type="float">
            <text:p>1 200,0000</text:p>
          </table:table-cell>
          <table:table-cell table:formula="of:=[.S285]-[.T285]" office:value-type="float" office:value="-1200" calcext:value-type="float">
            <text:p>-1200</text:p>
          </table:table-cell>
          <table:table-cell office:value-type="string" calcext:value-type="string">
            <text:p>À 24 L à 36 L</text:p>
          </table:table-cell>
          <table:table-cell table:number-columns-repeated="1002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amas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pièc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19" table:formula="of:=[.L286]+([.M286]/20)+([.N286]/240)" office:value-type="float" office:value="140" calcext:value-type="float">
            <text:p>140,0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12320" calcext:value-type="float">
            <text:p>12 320,0000</text:p>
          </table:table-cell>
          <table:table-cell table:formula="of:=[.S286]-[.T286]" office:value-type="float" office:value="-12320" calcext:value-type="float">
            <text:p>-12320</text:p>
          </table:table-cell>
          <table:table-cell table:number-columns-repeated="100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amas rayés et broch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pièces</text:p>
          </table:table-cell>
          <table:table-cell office:value-type="float" office:value="145" calcext:value-type="float">
            <text:p>145,000</text:p>
          </table:table-cell>
          <table:table-cell table:number-columns-repeated="2"/>
          <table:table-cell table:style-name="ce19" table:formula="of:=[.L287]+([.M287]/20)+([.N287]/240)" office:value-type="float" office:value="145" calcext:value-type="float">
            <text:p>145,00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3335" calcext:value-type="float">
            <text:p>3 335,0000</text:p>
          </table:table-cell>
          <table:table-cell table:formula="of:=[.S287]-[.T287]" office:value-type="float" office:value="-3335" calcext:value-type="float">
            <text:p>-3335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corces d'arb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pièces</text:p>
          </table:table-cell>
          <table:table-cell office:value-type="float" office:value="19" calcext:value-type="float">
            <text:p>19,000</text:p>
          </table:table-cell>
          <table:table-cell table:number-columns-repeated="2"/>
          <table:table-cell table:style-name="ce19" table:formula="of:=[.L288]+([.M288]/20)+([.N288]/240)" office:value-type="float" office:value="19" calcext:value-type="float">
            <text:p>19,00000</text:p>
          </table:table-cell>
          <table:table-cell table:number-columns-repeated="3"/>
          <table:table-cell table:formula="of:=[.P288]+0.05*[.Q288]+[.R288]/240" office:value-type="float" office:value="0" calcext:value-type="float">
            <text:p>0</text:p>
          </table:table-cell>
          <table:table-cell table:formula="of:=[.J288]*[.O288]" office:value-type="float" office:value="646" calcext:value-type="float">
            <text:p>646,0000</text:p>
          </table:table-cell>
          <table:table-cell table:formula="of:=[.S288]-[.T288]" office:value-type="float" office:value="-646" calcext:value-type="float">
            <text:p>-646</text:p>
          </table:table-cell>
          <table:table-cell office:value-type="string" calcext:value-type="string">
            <text:p>18 à 20 L</text:p>
          </table:table-cell>
          <table:table-cell table:number-columns-repeated="100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aras blan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20" calcext:value-type="float">
            <text:p>42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289]+([.M289]/20)+([.N289]/240)" office:value-type="float" office:value="20" calcext:value-type="float">
            <text:p>20,00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8400" calcext:value-type="float">
            <text:p>8 400,0000</text:p>
          </table:table-cell>
          <table:table-cell table:formula="of:=[.S289]-[.T289]" office:value-type="float" office:value="-8400" calcext:value-type="float">
            <text:p>-8400</text:p>
          </table:table-cell>
          <table:table-cell table:number-columns-repeated="1003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mme lacque en feu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173" calcext:value-type="float">
            <text:p>3 173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19" table:formula="of:=[.L290]+([.M290]/20)+([.N290]/240)" office:value-type="float" office:value="5" calcext:value-type="float">
            <text:p>5,0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15865" calcext:value-type="float">
            <text:p>15 865,0000</text:p>
          </table:table-cell>
          <table:table-cell table:formula="of:=[.S290]-[.T290]" office:value-type="float" office:value="-15865" calcext:value-type="float">
            <text:p>-15865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mme du Sénég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7866" calcext:value-type="float">
            <text:p>57 866,00</text:p>
          </table:table-cell>
          <table:table-cell office:value-type="string" calcext:value-type="string">
            <text:p>livres</text:p>
          </table:table-cell>
          <table:table-cell office:value-type="float" office:value="1.3" calcext:value-type="float">
            <text:p>1,300</text:p>
          </table:table-cell>
          <table:table-cell table:number-columns-repeated="2"/>
          <table:table-cell table:style-name="ce19" table:formula="of:=[.L291]+([.M291]/20)+([.N291]/240)" office:value-type="float" office:value="1.3" calcext:value-type="float">
            <text:p>1,30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75225.8" calcext:value-type="float">
            <text:p>75 225,8000</text:p>
          </table:table-cell>
          <table:table-cell table:formula="of:=[.S291]-[.T291]" office:value-type="float" office:value="-75225.8" calcext:value-type="float">
            <text:p>-75225,8</text:p>
          </table:table-cell>
          <table:table-cell office:value-type="string" calcext:value-type="string">
            <text:p>1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urgour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19" table:formula="of:=[.L292]+([.M292]/20)+([.N292]/240)" office:value-type="float" office:value="120" calcext:value-type="float">
            <text:p>120,0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3600" calcext:value-type="float">
            <text:p>3 600,0000</text:p>
          </table:table-cell>
          <table:table-cell table:formula="of:=[.S292]-[.T292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uiné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1302" calcext:value-type="float">
            <text:p>11 302,00</text:p>
          </table:table-cell>
          <table:table-cell office:value-type="string" calcext:value-type="string">
            <text:p>pièces</text:p>
          </table:table-cell>
          <table:table-cell office:value-type="float" office:value="98" calcext:value-type="float">
            <text:p>98,000</text:p>
          </table:table-cell>
          <table:table-cell table:number-columns-repeated="2"/>
          <table:table-cell table:style-name="ce19" table:formula="of:=[.L293]+([.M293]/20)+([.N293]/240)" office:value-type="float" office:value="98" calcext:value-type="float">
            <text:p>98,00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1107596" calcext:value-type="float">
            <text:p>1 107 596,0000</text:p>
          </table:table-cell>
          <table:table-cell table:formula="of:=[.S293]-[.T293]" office:value-type="float" office:value="-1107596" calcext:value-type="float">
            <text:p>-1107596</text:p>
          </table:table-cell>
          <table:table-cell table:number-columns-repeated="1003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uinée ble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25" calcext:value-type="float">
            <text:p>425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294]+([.M294]/20)+([.N294]/240)" office:value-type="float" office:value="30" calcext:value-type="float">
            <text:p>30,00000</text:p>
          </table:table-cell>
          <table:table-cell table:number-columns-repeated="3"/>
          <table:table-cell table:formula="of:=[.P294]+0.05*[.Q294]+[.R294]/240" office:value-type="float" office:value="0" calcext:value-type="float">
            <text:p>0</text:p>
          </table:table-cell>
          <table:table-cell table:formula="of:=[.J294]*[.O294]" office:value-type="float" office:value="12750" calcext:value-type="float">
            <text:p>12 750,0000</text:p>
          </table:table-cell>
          <table:table-cell table:formula="of:=[.S294]-[.T294]" office:value-type="float" office:value="-12750" calcext:value-type="float">
            <text:p>-12750</text:p>
          </table:table-cell>
          <table:table-cell table:number-columns-repeated="1003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uinga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295]+([.M295]/20)+([.N295]/240)" office:value-type="float" office:value="20" calcext:value-type="float">
            <text:p>20,00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1860" calcext:value-type="float">
            <text:p>1 860,0000</text:p>
          </table:table-cell>
          <table:table-cell table:formula="of:=[.S295]-[.T295]" office:value-type="float" office:value="-1860" calcext:value-type="float">
            <text:p>-1860</text:p>
          </table:table-cell>
          <table:table-cell table:number-columns-repeated="100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mp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pièces</text:p>
          </table:table-cell>
          <table:table-cell office:value-type="float" office:value="240" calcext:value-type="float">
            <text:p>240,000</text:p>
          </table:table-cell>
          <table:table-cell table:number-columns-repeated="2"/>
          <table:table-cell table:style-name="ce19" table:formula="of:=[.L296]+([.M296]/20)+([.N296]/240)" office:value-type="float" office:value="240" calcext:value-type="float">
            <text:p>240,00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10080" calcext:value-type="float">
            <text:p>10 080,0000</text:p>
          </table:table-cell>
          <table:table-cell table:formula="of:=[.S296]-[.T296]" office:value-type="float" office:value="-10080" calcext:value-type="float">
            <text:p>-10080</text:p>
          </table:table-cell>
          <table:table-cell table:number-columns-repeated="100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table:number-columns-repeated="5"/>
          <table:table-cell table:style-name="ce19" table:formula="of:=[.L297]+([.M297]/20)+([.N297]/240)" office:value-type="float" office:value="0" calcext:value-type="float">
            <text:p>0,0000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table:formula="of:=[.P297]+0.05*[.Q297]+[.R297]/240" office:value-type="float" office:value="1080" calcext:value-type="float">
            <text:p>1080</text:p>
          </table:table-cell>
          <table:table-cell table:formula="of:=[.J297]*[.O297]" office:value-type="float" office:value="0" calcext:value-type="float">
            <text:p>0,0000</text:p>
          </table:table-cell>
          <table:table-cell table:formula="of:=[.S297]-[.T297]" office:value-type="float" office:value="1080" calcext:value-type="float">
            <text:p>1080</text:p>
          </table:table-cell>
          <table:table-cell office:value-type="string" calcext:value-type="string">
            <text:p>valeur de 10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ndar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19" table:formula="of:=[.L298]+([.M298]/20)+([.N298]/240)" office:value-type="float" office:value="200" calcext:value-type="float">
            <text:p>200,00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3400" calcext:value-type="float">
            <text:p>3 400,0000</text:p>
          </table:table-cell>
          <table:table-cell table:formula="of:=[.S298]-[.T298]" office:value-type="float" office:value="-3400" calcext:value-type="float">
            <text:p>-3400</text:p>
          </table:table-cell>
          <table:table-cell table:number-columns-repeated="1003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9793" calcext:value-type="float">
            <text:p>19 79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299]+([.M299]/20)+([.N299]/240)" office:value-type="float" office:value="0.15" calcext:value-type="float">
            <text:p>0,15000</text:p>
          </table:table-cell>
          <table:table-cell table:number-columns-repeated="3"/>
          <table:table-cell table:formula="of:=[.P299]+0.05*[.Q299]+[.R299]/240" office:value-type="float" office:value="0" calcext:value-type="float">
            <text:p>0</text:p>
          </table:table-cell>
          <table:table-cell table:formula="of:=[.J299]*[.O299]" office:value-type="float" office:value="2968.95" calcext:value-type="float">
            <text:p>2 968,9500</text:p>
          </table:table-cell>
          <table:table-cell table:formula="of:=[.S299]-[.T299]" office:value-type="float" office:value="-2968.95" calcext:value-type="float">
            <text:p>-2968,95</text:p>
          </table:table-cell>
          <table:table-cell table:number-columns-repeated="1003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div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300]+([.M300]/20)+([.N300]/240)" office:value-type="float" office:value="20" calcext:value-type="float">
            <text:p>20,00000</text:p>
          </table:table-cell>
          <table:table-cell table:number-columns-repeated="3"/>
          <table:table-cell table:formula="of:=[.P300]+0.05*[.Q300]+[.R300]/240" office:value-type="float" office:value="0" calcext:value-type="float">
            <text:p>0</text:p>
          </table:table-cell>
          <table:table-cell table:formula="of:=[.J300]*[.O300]" office:value-type="float" office:value="4500" calcext:value-type="float">
            <text:p>4 500,0000</text:p>
          </table:table-cell>
          <table:table-cell table:formula="of:=[.S300]-[.T300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301]+([.M301]/20)+([.N301]/240)" office:value-type="float" office:value="30" calcext:value-type="float">
            <text:p>30,00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1320" calcext:value-type="float">
            <text:p>1 320,0000</text:p>
          </table:table-cell>
          <table:table-cell table:formula="of:=[.S301]-[.T301]" office:value-type="float" office:value="-1320" calcext:value-type="float">
            <text:p>-1320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ansouq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19" table:formula="of:=[.L302]+([.M302]/20)+([.N302]/240)" office:value-type="float" office:value="0" calcext:value-type="float">
            <text:p>0,00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0" calcext:value-type="float">
            <text:p>0,0000</text:p>
          </table:table-cell>
          <table:table-cell table:formula="of:=[.S302]-[.T302]" office:value-type="float" office:value="0" calcext:value-type="float">
            <text:p>0</text:p>
          </table:table-cell>
          <table:table-cell office:value-type="string" calcext:value-type="string">
            <text:p>À 83 L à 333 L</text:p>
          </table:table-cell>
          <table:table-cell table:number-columns-repeated="1002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el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303]+([.M303]/20)+([.N303]/240)" office:value-type="float" office:value="22" calcext:value-type="float">
            <text:p>22,00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2024" calcext:value-type="float">
            <text:p>2 024,0000</text:p>
          </table:table-cell>
          <table:table-cell table:formula="of:=[.S303]-[.T303]" office:value-type="float" office:value="-2024" calcext:value-type="float">
            <text:p>-2024</text:p>
          </table:table-cell>
          <table:table-cell office:value-type="string" calcext:value-type="string">
            <text:p>À 20 à 24 L</text:p>
          </table:table-cell>
          <table:table-cell table:number-columns-repeated="1002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tis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pièc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19" table:formula="of:=[.L304]+([.M304]/20)+([.N304]/240)" office:value-type="float" office:value="140" calcext:value-type="float">
            <text:p>140,0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4480" calcext:value-type="float">
            <text:p>4 480,0000</text:p>
          </table:table-cell>
          <table:table-cell table:formula="of:=[.S304]-[.T304]" office:value-type="float" office:value="-4480" calcext:value-type="float">
            <text:p>-4480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kins brod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19" table:formula="of:=[.L305]+([.M305]/20)+([.N305]/240)" office:value-type="float" office:value="150" calcext:value-type="float">
            <text:p>150,00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7500" calcext:value-type="float">
            <text:p>7 500,0000</text:p>
          </table:table-cell>
          <table:table-cell table:formula="of:=[.S305]-[.T305]" office:value-type="float" office:value="-7500" calcext:value-type="float">
            <text:p>-7500</text:p>
          </table:table-cell>
          <table:table-cell table:number-columns-repeated="100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kins pein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pièces</text:p>
          </table:table-cell>
          <table:table-cell office:value-type="float" office:value="183" calcext:value-type="float">
            <text:p>183,000</text:p>
          </table:table-cell>
          <table:table-cell table:number-columns-repeated="2"/>
          <table:table-cell table:style-name="ce19" table:formula="of:=[.L306]+([.M306]/20)+([.N306]/240)" office:value-type="float" office:value="183" calcext:value-type="float">
            <text:p>183,00000</text:p>
          </table:table-cell>
          <table:table-cell table:number-columns-repeated="3"/>
          <table:table-cell table:formula="of:=[.P306]+0.05*[.Q306]+[.R306]/240" office:value-type="float" office:value="0" calcext:value-type="float">
            <text:p>0</text:p>
          </table:table-cell>
          <table:table-cell table:formula="of:=[.J306]*[.O306]" office:value-type="float" office:value="10797" calcext:value-type="float">
            <text:p>10 797,0000</text:p>
          </table:table-cell>
          <table:table-cell table:formula="of:=[.S306]-[.T306]" office:value-type="float" office:value="-10797" calcext:value-type="float">
            <text:p>-10797</text:p>
          </table:table-cell>
          <table:table-cell table:number-columns-repeated="1003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kins u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pièces</text:p>
          </table:table-cell>
          <table:table-cell office:value-type="float" office:value="92" calcext:value-type="float">
            <text:p>92,000</text:p>
          </table:table-cell>
          <table:table-cell table:number-columns-repeated="2"/>
          <table:table-cell table:style-name="ce19" table:formula="of:=[.L307]+([.M307]/20)+([.N307]/240)" office:value-type="float" office:value="92" calcext:value-type="float">
            <text:p>92,00000</text:p>
          </table:table-cell>
          <table:table-cell table:number-columns-repeated="3"/>
          <table:table-cell table:formula="of:=[.P307]+0.05*[.Q307]+[.R307]/240" office:value-type="float" office:value="0" calcext:value-type="float">
            <text:p>0</text:p>
          </table:table-cell>
          <table:table-cell table:formula="of:=[.J307]*[.O307]" office:value-type="float" office:value="8832" calcext:value-type="float">
            <text:p>8 832,0000</text:p>
          </table:table-cell>
          <table:table-cell table:formula="of:=[.S307]-[.T307]" office:value-type="float" office:value="-8832" calcext:value-type="float">
            <text:p>-8832</text:p>
          </table:table-cell>
          <table:table-cell office:value-type="string" calcext:value-type="string">
            <text:p>À 85 à 99 L</text:p>
          </table:table-cell>
          <table:table-cell table:number-columns-repeated="1002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141" calcext:value-type="float">
            <text:p>1 141,00</text:p>
          </table:table-cell>
          <table:table-cell office:value-type="string" calcext:value-type="string">
            <text:p>douzain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19" table:formula="of:=[.L308]+([.M308]/20)+([.N308]/240)" office:value-type="float" office:value="28" calcext:value-type="float">
            <text:p>28,00000</text:p>
          </table:table-cell>
          <table:table-cell table:number-columns-repeated="3"/>
          <table:table-cell table:formula="of:=[.P308]+0.05*[.Q308]+[.R308]/240" office:value-type="float" office:value="0" calcext:value-type="float">
            <text:p>0</text:p>
          </table:table-cell>
          <table:table-cell table:formula="of:=[.J308]*[.O308]" office:value-type="float" office:value="31948" calcext:value-type="float">
            <text:p>31 948,0000</text:p>
          </table:table-cell>
          <table:table-cell table:formula="of:=[.S308]-[.T308]" office:value-type="float" office:value="-31948" calcext:value-type="float">
            <text:p>-31948</text:p>
          </table:table-cell>
          <table:table-cell table:number-columns-repeated="1003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caiss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19" table:formula="of:=[.L309]+([.M309]/20)+([.N309]/240)" office:value-type="float" office:value="500" calcext:value-type="float">
            <text:p>500,00000</text:p>
          </table:table-cell>
          <table:table-cell table:number-columns-repeated="3"/>
          <table:table-cell table:formula="of:=[.P309]+0.05*[.Q309]+[.R309]/240" office:value-type="float" office:value="0" calcext:value-type="float">
            <text:p>0</text:p>
          </table:table-cell>
          <table:table-cell table:formula="of:=[.J309]*[.O309]" office:value-type="float" office:value="3000" calcext:value-type="float">
            <text:p>3 000,0000</text:p>
          </table:table-cell>
          <table:table-cell table:formula="of:=[.S309]-[.T309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lemporis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33" calcext:value-type="float">
            <text:p>233,00</text:p>
          </table:table-cell>
          <table:table-cell office:value-type="string" calcext:value-type="string">
            <text:p>pièces</text:p>
          </table:table-cell>
          <table:table-cell office:value-type="float" office:value="47" calcext:value-type="float">
            <text:p>47,000</text:p>
          </table:table-cell>
          <table:table-cell table:number-columns-repeated="2"/>
          <table:table-cell table:style-name="ce19" table:formula="of:=[.L310]+([.M310]/20)+([.N310]/240)" office:value-type="float" office:value="47" calcext:value-type="float">
            <text:p>47,00000</text:p>
          </table:table-cell>
          <table:table-cell table:number-columns-repeated="3"/>
          <table:table-cell table:formula="of:=[.P310]+0.05*[.Q310]+[.R310]/240" office:value-type="float" office:value="0" calcext:value-type="float">
            <text:p>0</text:p>
          </table:table-cell>
          <table:table-cell table:formula="of:=[.J310]*[.O310]" office:value-type="float" office:value="10951" calcext:value-type="float">
            <text:p>10 951,0000</text:p>
          </table:table-cell>
          <table:table-cell table:formula="of:=[.S310]-[.T310]" office:value-type="float" office:value="-10951" calcext:value-type="float">
            <text:p>-10951</text:p>
          </table:table-cell>
          <table:table-cell table:number-columns-repeated="1003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lemporis ble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19" table:formula="of:=[.L311]+([.M311]/20)+([.N311]/240)" office:value-type="float" office:value="21" calcext:value-type="float">
            <text:p>21,00000</text:p>
          </table:table-cell>
          <table:table-cell table:number-columns-repeated="3"/>
          <table:table-cell table:formula="of:=[.P311]+0.05*[.Q311]+[.R311]/240" office:value-type="float" office:value="0" calcext:value-type="float">
            <text:p>0</text:p>
          </table:table-cell>
          <table:table-cell table:formula="of:=[.J311]*[.O311]" office:value-type="float" office:value="1680" calcext:value-type="float">
            <text:p>1 680,0000</text:p>
          </table:table-cell>
          <table:table-cell table:formula="of:=[.S311]-[.T311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tins brod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19" table:formula="of:=[.L312]+([.M312]/20)+([.N312]/240)" office:value-type="float" office:value="0" calcext:value-type="float">
            <text:p>0,00000</text:p>
          </table:table-cell>
          <table:table-cell table:number-columns-repeated="3"/>
          <table:table-cell table:formula="of:=[.P312]+0.05*[.Q312]+[.R312]/240" office:value-type="float" office:value="0" calcext:value-type="float">
            <text:p>0</text:p>
          </table:table-cell>
          <table:table-cell table:formula="of:=[.J312]*[.O312]" office:value-type="float" office:value="0" calcext:value-type="float">
            <text:p>0,0000</text:p>
          </table:table-cell>
          <table:table-cell table:formula="of:=[.S312]-[.T312]" office:value-type="float" office:value="0" calcext:value-type="float">
            <text:p>0</text:p>
          </table:table-cell>
          <table:table-cell office:value-type="string" calcext:value-type="string">
            <text:p>500 L à 603 L</text:p>
          </table:table-cell>
          <table:table-cell table:number-columns-repeated="1002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tins un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19" table:formula="of:=[.L313]+([.M313]/20)+([.N313]/240)" office:value-type="float" office:value="0" calcext:value-type="float">
            <text:p>0,00000</text:p>
          </table:table-cell>
          <table:table-cell table:number-columns-repeated="3"/>
          <table:table-cell table:formula="of:=[.P313]+0.05*[.Q313]+[.R313]/240" office:value-type="float" office:value="0" calcext:value-type="float">
            <text:p>0</text:p>
          </table:table-cell>
          <table:table-cell table:formula="of:=[.J313]*[.O313]" office:value-type="float" office:value="0" calcext:value-type="float">
            <text:p>0,0000</text:p>
          </table:table-cell>
          <table:table-cell table:formula="of:=[.S313]-[.T313]" office:value-type="float" office:value="0" calcext:value-type="float">
            <text:p>0</text:p>
          </table:table-cell>
          <table:table-cell office:value-type="string" calcext:value-type="string">
            <text:p>À 10 L l'aune</text:p>
          </table:table-cell>
          <table:table-cell table:number-columns-repeated="1002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85" calcext:value-type="float">
            <text:p>385,00</text:p>
          </table:table-cell>
          <table:table-cell office:value-type="string" calcext:value-type="string">
            <text:p>muid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19" table:formula="of:=[.L314]+([.M314]/20)+([.N314]/240)" office:value-type="float" office:value="70" calcext:value-type="float">
            <text:p>70,00000</text:p>
          </table:table-cell>
          <table:table-cell table:number-columns-repeated="3"/>
          <table:table-cell table:formula="of:=[.P314]+0.05*[.Q314]+[.R314]/240" office:value-type="float" office:value="0" calcext:value-type="float">
            <text:p>0</text:p>
          </table:table-cell>
          <table:table-cell table:formula="of:=[.J314]*[.O314]" office:value-type="float" office:value="26950" calcext:value-type="float">
            <text:p>26 950,0000</text:p>
          </table:table-cell>
          <table:table-cell table:formula="of:=[.S314]-[.T314]" office:value-type="float" office:value="-26950" calcext:value-type="float">
            <text:p>-26950</text:p>
          </table:table-cell>
          <table:table-cell table:number-columns-repeated="1003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ouc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315]+([.M315]/20)+([.N315]/240)" office:value-type="float" office:value="40" calcext:value-type="float">
            <text:p>40,00000</text:p>
          </table:table-cell>
          <table:table-cell table:number-columns-repeated="3"/>
          <table:table-cell table:formula="of:=[.P315]+0.05*[.Q315]+[.R315]/240" office:value-type="float" office:value="0" calcext:value-type="float">
            <text:p>0</text:p>
          </table:table-cell>
          <table:table-cell table:formula="of:=[.J315]*[.O315]" office:value-type="float" office:value="1800" calcext:value-type="float">
            <text:p>1 800,0000</text:p>
          </table:table-cell>
          <table:table-cell table:formula="of:=[.S315]-[.T315]" office:value-type="float" office:value="-1800" calcext:value-type="float">
            <text:p>-1800</text:p>
          </table:table-cell>
          <table:table-cell office:value-type="string" calcext:value-type="string">
            <text:p>À 35 à 45 L</text:p>
          </table:table-cell>
          <table:table-cell table:number-columns-repeated="1002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ou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41500" calcext:value-type="float">
            <text:p>4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316]+([.M316]/20)+([.N316]/240)" office:value-type="float" office:value="0.25" calcext:value-type="float">
            <text:p>0,25000</text:p>
          </table:table-cell>
          <table:table-cell table:number-columns-repeated="3"/>
          <table:table-cell table:formula="of:=[.P316]+0.05*[.Q316]+[.R316]/240" office:value-type="float" office:value="0" calcext:value-type="float">
            <text:p>0</text:p>
          </table:table-cell>
          <table:table-cell table:formula="of:=[.J316]*[.O316]" office:value-type="float" office:value="10375" calcext:value-type="float">
            <text:p>10 375,0000</text:p>
          </table:table-cell>
          <table:table-cell table:formula="of:=[.S316]-[.T316]" office:value-type="float" office:value="-10375" calcext:value-type="float">
            <text:p>-10375</text:p>
          </table:table-cell>
          <table:table-cell table:number-columns-repeated="100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13152" calcext:value-type="float">
            <text:p>113 152,00</text:p>
          </table:table-cell>
          <table:table-cell office:value-type="string" calcext:value-type="string">
            <text:p>livres</text:p>
          </table:table-cell>
          <table:table-cell office:value-type="float" office:value="0.45" calcext:value-type="float">
            <text:p>0,450</text:p>
          </table:table-cell>
          <table:table-cell table:number-columns-repeated="2"/>
          <table:table-cell table:style-name="ce19" table:formula="of:=[.L317]+([.M317]/20)+([.N317]/240)" office:value-type="float" office:value="0.45" calcext:value-type="float">
            <text:p>0,45000</text:p>
          </table:table-cell>
          <table:table-cell table:number-columns-repeated="3"/>
          <table:table-cell table:formula="of:=[.P317]+0.05*[.Q317]+[.R317]/240" office:value-type="float" office:value="0" calcext:value-type="float">
            <text:p>0</text:p>
          </table:table-cell>
          <table:table-cell table:formula="of:=[.J317]*[.O317]" office:value-type="float" office:value="50918.4" calcext:value-type="float">
            <text:p>50 918,4000</text:p>
          </table:table-cell>
          <table:table-cell table:formula="of:=[.S317]-[.T317]" office:value-type="float" office:value="-50918.4" calcext:value-type="float">
            <text:p>-50918,4</text:p>
          </table:table-cell>
          <table:table-cell office:value-type="string" calcext:value-type="string">
            <text:p>45 L %</text:p>
          </table:table-cell>
          <table:table-cell table:number-columns-repeated="1002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958737" calcext:value-type="float">
            <text:p>958 737,00</text:p>
          </table:table-cell>
          <table:table-cell office:value-type="string" calcext:value-type="string">
            <text:p>livres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table:style-name="ce19" table:formula="of:=[.L318]+([.M318]/20)+([.N318]/240)" office:value-type="float" office:value="0.24" calcext:value-type="float">
            <text:p>0,24000</text:p>
          </table:table-cell>
          <table:table-cell table:number-columns-repeated="3"/>
          <table:table-cell table:formula="of:=[.P318]+0.05*[.Q318]+[.R318]/240" office:value-type="float" office:value="0" calcext:value-type="float">
            <text:p>0</text:p>
          </table:table-cell>
          <table:table-cell table:formula="of:=[.J318]*[.O318]" office:value-type="float" office:value="230096.88" calcext:value-type="float">
            <text:p>230 096,8800</text:p>
          </table:table-cell>
          <table:table-cell table:formula="of:=[.S318]-[.T318]" office:value-type="float" office:value="-230096.88" calcext:value-type="float">
            <text:p>-230096,88</text:p>
          </table:table-cell>
          <table:table-cell office:value-type="string" calcext:value-type="string">
            <text:p>24 L %</text:p>
          </table:table-cell>
          <table:table-cell table:number-columns-repeated="1002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219489" calcext:value-type="float">
            <text:p>219 489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19" table:formula="of:=[.L319]+([.M319]/20)+([.N319]/240)" office:value-type="float" office:value="0.35" calcext:value-type="float">
            <text:p>0,35000</text:p>
          </table:table-cell>
          <table:table-cell table:number-columns-repeated="3"/>
          <table:table-cell table:formula="of:=[.P319]+0.05*[.Q319]+[.R319]/240" office:value-type="float" office:value="0" calcext:value-type="float">
            <text:p>0</text:p>
          </table:table-cell>
          <table:table-cell table:formula="of:=[.J319]*[.O319]" office:value-type="float" office:value="76821.15" calcext:value-type="float">
            <text:p>76 821,1500</text:p>
          </table:table-cell>
          <table:table-cell table:formula="of:=[.S319]-[.T319]" office:value-type="float" office:value="-76821.15" calcext:value-type="float">
            <text:p>-76821,15</text:p>
          </table:table-cell>
          <table:table-cell table:number-columns-repeated="1003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35026" calcext:value-type="float">
            <text:p>35 026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320]+([.M320]/20)+([.N320]/240)" office:value-type="float" office:value="3.75" calcext:value-type="float">
            <text:p>3,75000</text:p>
          </table:table-cell>
          <table:table-cell table:number-columns-repeated="3"/>
          <table:table-cell table:formula="of:=[.P320]+0.05*[.Q320]+[.R320]/240" office:value-type="float" office:value="0" calcext:value-type="float">
            <text:p>0</text:p>
          </table:table-cell>
          <table:table-cell table:formula="of:=[.J320]*[.O320]" office:value-type="float" office:value="131347.5" calcext:value-type="float">
            <text:p>131 347,5000</text:p>
          </table:table-cell>
          <table:table-cell table:formula="of:=[.S320]-[.T320]" office:value-type="float" office:value="-131347.5" calcext:value-type="float">
            <text:p>-131347,5</text:p>
          </table:table-cell>
          <table:table-cell table:number-columns-repeated="1003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é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321]+([.M321]/20)+([.N321]/240)" office:value-type="float" office:value="20" calcext:value-type="float">
            <text:p>20,00000</text:p>
          </table:table-cell>
          <table:table-cell table:number-columns-repeated="3"/>
          <table:table-cell table:formula="of:=[.P321]+0.05*[.Q321]+[.R321]/240" office:value-type="float" office:value="0" calcext:value-type="float">
            <text:p>0</text:p>
          </table:table-cell>
          <table:table-cell table:formula="of:=[.J321]*[.O321]" office:value-type="float" office:value="20000" calcext:value-type="float">
            <text:p>20 000,0000</text:p>
          </table:table-cell>
          <table:table-cell table:formula="of:=[.S321]-[.T321]" office:value-type="float" office:value="-20000" calcext:value-type="float">
            <text:p>-20000</text:p>
          </table:table-cell>
          <table:table-cell table:number-columns-repeated="1003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Nord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19" table:formula="of:=[.L322]+([.M322]/20)+([.N322]/240)" office:value-type="float" office:value="18" calcext:value-type="float">
            <text:p>18,00000</text:p>
          </table:table-cell>
          <table:table-cell table:number-columns-repeated="3"/>
          <table:table-cell table:formula="of:=[.P322]+0.05*[.Q322]+[.R322]/240" office:value-type="float" office:value="0" calcext:value-type="float">
            <text:p>0</text:p>
          </table:table-cell>
          <table:table-cell table:formula="of:=[.J322]*[.O322]" office:value-type="float" office:value="918" calcext:value-type="float">
            <text:p>918,0000</text:p>
          </table:table-cell>
          <table:table-cell table:formula="of:=[.S322]-[.T322]" office:value-type="float" office:value="-918" calcext:value-type="float">
            <text:p>-918</text:p>
          </table:table-cell>
          <table:table-cell table:number-columns-repeated="1003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ijout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table:number-columns-repeated="3"/>
          <table:table-cell table:style-name="ce19" table:formula="of:=[.L323]+([.M323]/20)+([.N323]/240)" office:value-type="float" office:value="0" calcext:value-type="float">
            <text:p>0,00000</text:p>
          </table:table-cell>
          <table:table-cell table:number-columns-repeated="3"/>
          <table:table-cell table:formula="of:=[.P323]+0.05*[.Q323]+[.R323]/240" office:value-type="float" office:value="0" calcext:value-type="float">
            <text:p>0</text:p>
          </table:table-cell>
          <table:table-cell table:formula="of:=[.J323]*[.O323]" office:value-type="float" office:value="0" calcext:value-type="float">
            <text:p>0,0000</text:p>
          </table:table-cell>
          <table:table-cell table:formula="of:=[.S323]-[.T323]" office:value-type="float" office:value="0" calcext:value-type="float">
            <text:p>0</text:p>
          </table:table-cell>
          <table:table-cell office:value-type="string" calcext:value-type="string">
            <text:p>"à quelle sorte ?"</text:p>
          </table:table-cell>
          <table:table-cell table:number-columns-repeated="1002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r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rosses</text:p>
          </table:table-cell>
          <table:table-cell table:number-columns-repeated="3"/>
          <table:table-cell table:style-name="ce19" table:formula="of:=[.L324]+([.M324]/20)+([.N324]/240)" office:value-type="float" office:value="0" calcext:value-type="float">
            <text:p>0,00000</text:p>
          </table:table-cell>
          <table:table-cell table:number-columns-repeated="3"/>
          <table:table-cell table:formula="of:=[.P324]+0.05*[.Q324]+[.R324]/240" office:value-type="float" office:value="0" calcext:value-type="float">
            <text:p>0</text:p>
          </table:table-cell>
          <table:table-cell table:formula="of:=[.J324]*[.O324]" office:value-type="float" office:value="0" calcext:value-type="float">
            <text:p>0,0000</text:p>
          </table:table-cell>
          <table:table-cell table:formula="of:=[.S324]-[.T324]" office:value-type="float" office:value="0" calcext:value-type="float">
            <text:p>0</text:p>
          </table:table-cell>
          <table:table-cell office:value-type="string" calcext:value-type="string">
            <text:p>45 <text:s/>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r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sixains</text:p>
          </table:table-cell>
          <table:table-cell table:number-columns-repeated="3"/>
          <table:table-cell table:style-name="ce19" table:formula="of:=[.L325]+([.M325]/20)+([.N325]/240)" office:value-type="float" office:value="0" calcext:value-type="float">
            <text:p>0,00000</text:p>
          </table:table-cell>
          <table:table-cell table:number-columns-repeated="3"/>
          <table:table-cell table:formula="of:=[.P325]+0.05*[.Q325]+[.R325]/240" office:value-type="float" office:value="0" calcext:value-type="float">
            <text:p>0</text:p>
          </table:table-cell>
          <table:table-cell table:formula="of:=[.J325]*[.O325]" office:value-type="float" office:value="0" calcext:value-type="float">
            <text:p>0,0000</text:p>
          </table:table-cell>
          <table:table-cell table:formula="of:=[.S325]-[.T325]" office:value-type="float" office:value="0" calcext:value-type="float">
            <text:p>0</text:p>
          </table:table-cell>
          <table:table-cell office:value-type="string" calcext:value-type="string">
            <text:p>45 <text:s/>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ises et fauteuil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326]+([.M326]/20)+([.N326]/240)" office:value-type="float" office:value="1.5" calcext:value-type="float">
            <text:p>1,50000</text:p>
          </table:table-cell>
          <table:table-cell table:number-columns-repeated="3"/>
          <table:table-cell table:formula="of:=[.P326]+0.05*[.Q326]+[.R326]/240" office:value-type="float" office:value="0" calcext:value-type="float">
            <text:p>0</text:p>
          </table:table-cell>
          <table:table-cell table:formula="of:=[.J326]*[.O326]" office:value-type="float" office:value="1.5" calcext:value-type="float">
            <text:p>1,5000</text:p>
          </table:table-cell>
          <table:table-cell table:formula="of:=[.S326]-[.T326]" office:value-type="float" office:value="-1.5" calcext:value-type="float">
            <text:p>-1,5</text:p>
          </table:table-cell>
          <table:table-cell office:value-type="string" calcext:value-type="string">
            <text:p>1 caisse à 20 S et 4 L</text:p>
          </table:table-cell>
          <table:table-cell table:number-columns-repeated="1002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rs de genisses corroy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569" calcext:value-type="float">
            <text:p>4 569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327]+([.M327]/20)+([.N327]/240)" office:value-type="float" office:value="6" calcext:value-type="float">
            <text:p>6,00000</text:p>
          </table:table-cell>
          <table:table-cell table:number-columns-repeated="3"/>
          <table:table-cell table:formula="of:=[.P327]+0.05*[.Q327]+[.R327]/240" office:value-type="float" office:value="0" calcext:value-type="float">
            <text:p>0</text:p>
          </table:table-cell>
          <table:table-cell table:formula="of:=[.J327]*[.O327]" office:value-type="float" office:value="27414" calcext:value-type="float">
            <text:p>27 414,0000</text:p>
          </table:table-cell>
          <table:table-cell table:formula="of:=[.S327]-[.T327]" office:value-type="float" office:value="-27414" calcext:value-type="float">
            <text:p>-27414</text:p>
          </table:table-cell>
          <table:table-cell table:number-columns-repeated="1003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76" calcext:value-type="float">
            <text:p>176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328]+([.M328]/20)+([.N328]/240)" office:value-type="float" office:value="2.5" calcext:value-type="float">
            <text:p>2,50000</text:p>
          </table:table-cell>
          <table:table-cell table:number-columns-repeated="3"/>
          <table:table-cell table:formula="of:=[.P328]+0.05*[.Q328]+[.R328]/240" office:value-type="float" office:value="0" calcext:value-type="float">
            <text:p>0</text:p>
          </table:table-cell>
          <table:table-cell table:formula="of:=[.J328]*[.O328]" office:value-type="float" office:value="440" calcext:value-type="float">
            <text:p>440,0000</text:p>
          </table:table-cell>
          <table:table-cell table:formula="of:=[.S328]-[.T328]" office:value-type="float" office:value="-440" calcext:value-type="float">
            <text:p>-440</text:p>
          </table:table-cell>
          <table:table-cell table:number-columns-repeated="1003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pots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table:formula="of:=[.L329]+([.M329]/20)+([.N329]/240)" office:value-type="float" office:value="2.125" calcext:value-type="float">
            <text:p>2,12500</text:p>
          </table:table-cell>
          <table:table-cell table:number-columns-repeated="3"/>
          <table:table-cell table:formula="of:=[.P329]+0.05*[.Q329]+[.R329]/240" office:value-type="float" office:value="0" calcext:value-type="float">
            <text:p>0</text:p>
          </table:table-cell>
          <table:table-cell table:formula="of:=[.J329]*[.O329]" office:value-type="float" office:value="478.125" calcext:value-type="float">
            <text:p>478,1250</text:p>
          </table:table-cell>
          <table:table-cell table:formula="of:=[.S329]-[.T329]" office:value-type="float" office:value="-478.125" calcext:value-type="float">
            <text:p>-478,13</text:p>
          </table:table-cell>
          <table:table-cell table:number-columns-repeated="1003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752" calcext:value-type="float">
            <text:p>1 7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330]+([.M330]/20)+([.N330]/240)" office:value-type="float" office:value="2.25" calcext:value-type="float">
            <text:p>2,25000</text:p>
          </table:table-cell>
          <table:table-cell table:number-columns-repeated="3"/>
          <table:table-cell table:formula="of:=[.P330]+0.05*[.Q330]+[.R330]/240" office:value-type="float" office:value="0" calcext:value-type="float">
            <text:p>0</text:p>
          </table:table-cell>
          <table:table-cell table:formula="of:=[.J330]*[.O330]" office:value-type="float" office:value="3942" calcext:value-type="float">
            <text:p>3 942,0000</text:p>
          </table:table-cell>
          <table:table-cell table:formula="of:=[.S330]-[.T330]" office:value-type="float" office:value="-3942" calcext:value-type="float">
            <text:p>-3942</text:p>
          </table:table-cell>
          <table:table-cell table:number-columns-repeated="1003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table:formula="of:=[.L331]+([.M331]/20)+([.N331]/240)" office:value-type="float" office:value="3.5" calcext:value-type="float">
            <text:p>3,50000</text:p>
          </table:table-cell>
          <table:table-cell table:number-columns-repeated="3"/>
          <table:table-cell table:formula="of:=[.P331]+0.05*[.Q331]+[.R331]/240" office:value-type="float" office:value="0" calcext:value-type="float">
            <text:p>0</text:p>
          </table:table-cell>
          <table:table-cell table:formula="of:=[.J331]*[.O331]" office:value-type="float" office:value="10.5" calcext:value-type="float">
            <text:p>10,5000</text:p>
          </table:table-cell>
          <table:table-cell table:formula="of:=[.S331]-[.T331]" office:value-type="float" office:value="-10.5" calcext:value-type="float">
            <text:p>-10,5</text:p>
          </table:table-cell>
          <table:table-cell table:number-columns-repeated="1003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19" table:formula="of:=[.L332]+([.M332]/20)+([.N332]/240)" office:value-type="float" office:value="15" calcext:value-type="float">
            <text:p>15,00000</text:p>
          </table:table-cell>
          <table:table-cell table:number-columns-repeated="3"/>
          <table:table-cell table:formula="of:=[.P332]+0.05*[.Q332]+[.R332]/240" office:value-type="float" office:value="0" calcext:value-type="float">
            <text:p>0</text:p>
          </table:table-cell>
          <table:table-cell table:formula="of:=[.J332]*[.O332]" office:value-type="float" office:value="15" calcext:value-type="float">
            <text:p>15,0000</text:p>
          </table:table-cell>
          <table:table-cell table:formula="of:=[.S332]-[.T332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quartiers</text:p>
          </table:table-cell>
          <table:table-cell table:number-columns-repeated="3"/>
          <table:table-cell table:style-name="ce19" table:formula="of:=[.L333]+([.M333]/20)+([.N333]/240)" office:value-type="float" office:value="0" calcext:value-type="float">
            <text:p>0,00000</text:p>
          </table:table-cell>
          <table:table-cell table:number-columns-repeated="3"/>
          <table:table-cell table:formula="of:=[.P333]+0.05*[.Q333]+[.R333]/240" office:value-type="float" office:value="0" calcext:value-type="float">
            <text:p>0</text:p>
          </table:table-cell>
          <table:table-cell table:formula="of:=[.J333]*[.O333]" office:value-type="float" office:value="0" calcext:value-type="float">
            <text:p>0,0000</text:p>
          </table:table-cell>
          <table:table-cell table:formula="of:=[.S333]-[.T333]" office:value-type="float" office:value="0" calcext:value-type="float">
            <text:p>0</text:p>
          </table:table-cell>
          <table:table-cell office:value-type="string" calcext:value-type="string">
            <text:p>À 40 L le tonneau</text:p>
          </table:table-cell>
          <table:table-cell table:number-columns-repeated="1002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216" calcext:value-type="float">
            <text:p>6 216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334]+([.M334]/20)+([.N334]/240)" office:value-type="float" office:value="2.5" calcext:value-type="float">
            <text:p>2,50000</text:p>
          </table:table-cell>
          <table:table-cell table:number-columns-repeated="3"/>
          <table:table-cell table:formula="of:=[.P334]+0.05*[.Q334]+[.R334]/240" office:value-type="float" office:value="0" calcext:value-type="float">
            <text:p>0</text:p>
          </table:table-cell>
          <table:table-cell table:formula="of:=[.J334]*[.O334]" office:value-type="float" office:value="15540" calcext:value-type="float">
            <text:p>15 540,0000</text:p>
          </table:table-cell>
          <table:table-cell table:formula="of:=[.S334]-[.T334]" office:value-type="float" office:value="-15540" calcext:value-type="float">
            <text:p>-15540</text:p>
          </table:table-cell>
          <table:table-cell table:number-columns-repeated="1003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bule blan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9832" calcext:value-type="float">
            <text:p>19 832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335]+([.M335]/20)+([.N335]/240)" office:value-type="float" office:value="4" calcext:value-type="float">
            <text:p>4,00000</text:p>
          </table:table-cell>
          <table:table-cell table:number-columns-repeated="3"/>
          <table:table-cell table:formula="of:=[.P335]+0.05*[.Q335]+[.R335]/240" office:value-type="float" office:value="0" calcext:value-type="float">
            <text:p>0</text:p>
          </table:table-cell>
          <table:table-cell table:formula="of:=[.J335]*[.O335]" office:value-type="float" office:value="79328" calcext:value-type="float">
            <text:p>79 328,0000</text:p>
          </table:table-cell>
          <table:table-cell table:formula="of:=[.S335]-[.T335]" office:value-type="float" office:value="-79328" calcext:value-type="float">
            <text:p>-79328</text:p>
          </table:table-cell>
          <table:table-cell table:number-columns-repeated="1003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820" calcext:value-type="float">
            <text:p>1 820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19" table:formula="of:=[.L336]+([.M336]/20)+([.N336]/240)" office:value-type="float" office:value="15" calcext:value-type="float">
            <text:p>15,00000</text:p>
          </table:table-cell>
          <table:table-cell table:number-columns-repeated="3"/>
          <table:table-cell table:formula="of:=[.P336]+0.05*[.Q336]+[.R336]/240" office:value-type="float" office:value="0" calcext:value-type="float">
            <text:p>0</text:p>
          </table:table-cell>
          <table:table-cell table:formula="of:=[.J336]*[.O336]" office:value-type="float" office:value="27300" calcext:value-type="float">
            <text:p>27 300,0000</text:p>
          </table:table-cell>
          <table:table-cell table:formula="of:=[.S336]-[.T336]" office:value-type="float" office:value="-27300" calcext:value-type="float">
            <text:p>-27300</text:p>
          </table:table-cell>
          <table:table-cell table:number-columns-repeated="1003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aux de mout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337]+([.M337]/20)+([.N337]/240)" office:value-type="float" office:value="1" calcext:value-type="float">
            <text:p>1,00000</text:p>
          </table:table-cell>
          <table:table-cell table:number-columns-repeated="3"/>
          <table:table-cell table:formula="of:=[.P337]+0.05*[.Q337]+[.R337]/240" office:value-type="float" office:value="0" calcext:value-type="float">
            <text:p>0</text:p>
          </table:table-cell>
          <table:table-cell table:formula="of:=[.J337]*[.O337]" office:value-type="float" office:value="20" calcext:value-type="float">
            <text:p>20,0000</text:p>
          </table:table-cell>
          <table:table-cell table:formula="of:=[.S337]-[.T337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86140" calcext:value-type="float">
            <text:p>86 1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19" table:formula="of:=[.L338]+([.M338]/20)+([.N338]/240)" office:value-type="float" office:value="2.4" calcext:value-type="float">
            <text:p>2,40000</text:p>
          </table:table-cell>
          <table:table-cell table:number-columns-repeated="3"/>
          <table:table-cell table:formula="of:=[.P338]+0.05*[.Q338]+[.R338]/240" office:value-type="float" office:value="0" calcext:value-type="float">
            <text:p>0</text:p>
          </table:table-cell>
          <table:table-cell table:formula="of:=[.J338]*[.O338]" office:value-type="float" office:value="206736" calcext:value-type="float">
            <text:p>206 736,0000</text:p>
          </table:table-cell>
          <table:table-cell table:formula="of:=[.S338]-[.T338]" office:value-type="float" office:value="-206736" calcext:value-type="float">
            <text:p>-206736</text:p>
          </table:table-cell>
          <table:table-cell table:number-columns-repeated="1003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uban de soy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339]+([.M339]/20)+([.N339]/240)" office:value-type="float" office:value="0.35" calcext:value-type="float">
            <text:p>0,35000</text:p>
          </table:table-cell>
          <table:table-cell table:number-columns-repeated="3"/>
          <table:table-cell table:formula="of:=[.P339]+0.05*[.Q339]+[.R339]/240" office:value-type="float" office:value="0" calcext:value-type="float">
            <text:p>0</text:p>
          </table:table-cell>
          <table:table-cell table:formula="of:=[.J339]*[.O339]" office:value-type="float" office:value="560" calcext:value-type="float">
            <text:p>560,0000</text:p>
          </table:table-cell>
          <table:table-cell table:formula="of:=[.S339]-[.T339]" office:value-type="float" office:value="-560" calcext:value-type="float">
            <text:p>-560</text:p>
          </table:table-cell>
          <table:table-cell office:value-type="string" calcext:value-type="string">
            <text:p>À 6 ou 8 S</text:p>
          </table:table-cell>
          <table:table-cell table:number-columns-repeated="1002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0.45" calcext:value-type="float">
            <text:p>0,450</text:p>
          </table:table-cell>
          <table:table-cell table:number-columns-repeated="2"/>
          <table:table-cell table:style-name="ce19" table:formula="of:=[.L340]+([.M340]/20)+([.N340]/240)" office:value-type="float" office:value="0.45" calcext:value-type="float">
            <text:p>0,45000</text:p>
          </table:table-cell>
          <table:table-cell table:number-columns-repeated="3"/>
          <table:table-cell table:formula="of:=[.P340]+0.05*[.Q340]+[.R340]/240" office:value-type="float" office:value="0" calcext:value-type="float">
            <text:p>0</text:p>
          </table:table-cell>
          <table:table-cell table:formula="of:=[.J340]*[.O340]" office:value-type="float" office:value="180" calcext:value-type="float">
            <text:p>180,0000</text:p>
          </table:table-cell>
          <table:table-cell table:formula="of:=[.S340]-[.T340]" office:value-type="float" office:value="-180" calcext:value-type="float">
            <text:p>-180</text:p>
          </table:table-cell>
          <table:table-cell office:value-type="string" calcext:value-type="string">
            <text:p>À 45 L %</text:p>
          </table:table-cell>
          <table:table-cell table:number-columns-repeated="1002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abac en pou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table:formula="of:=[.L341]+([.M341]/20)+([.N341]/240)" office:value-type="float" office:value="3.5" calcext:value-type="float">
            <text:p>3,50000</text:p>
          </table:table-cell>
          <table:table-cell table:number-columns-repeated="3"/>
          <table:table-cell table:formula="of:=[.P341]+0.05*[.Q341]+[.R341]/240" office:value-type="float" office:value="0" calcext:value-type="float">
            <text:p>0</text:p>
          </table:table-cell>
          <table:table-cell table:formula="of:=[.J341]*[.O341]" office:value-type="float" office:value="105" calcext:value-type="float">
            <text:p>105,0000</text:p>
          </table:table-cell>
          <table:table-cell table:formula="of:=[.S341]-[.T341]" office:value-type="float" office:value="-105" calcext:value-type="float">
            <text:p>-105</text:p>
          </table:table-cell>
          <table:table-cell table:number-columns-repeated="1003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703" calcext:value-type="float">
            <text:p>1 703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342]+([.M342]/20)+([.N342]/240)" office:value-type="float" office:value="3.75" calcext:value-type="float">
            <text:p>3,75000</text:p>
          </table:table-cell>
          <table:table-cell table:number-columns-repeated="3"/>
          <table:table-cell table:formula="of:=[.P342]+0.05*[.Q342]+[.R342]/240" office:value-type="float" office:value="0" calcext:value-type="float">
            <text:p>0</text:p>
          </table:table-cell>
          <table:table-cell table:formula="of:=[.J342]*[.O342]" office:value-type="float" office:value="6386.25" calcext:value-type="float">
            <text:p>6 386,2500</text:p>
          </table:table-cell>
          <table:table-cell table:formula="of:=[.S342]-[.T342]" office:value-type="float" office:value="-6386.25" calcext:value-type="float">
            <text:p>-6386,25</text:p>
          </table:table-cell>
          <table:table-cell table:number-columns-repeated="1003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aunes</text:p>
          </table:table-cell>
          <table:table-cell office:value-type="float" office:value="9" calcext:value-type="float">
            <text:p>9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9" table:formula="of:=[.L343]+([.M343]/20)+([.N343]/240)" office:value-type="float" office:value="9.6" calcext:value-type="float">
            <text:p>9,60000</text:p>
          </table:table-cell>
          <table:table-cell table:number-columns-repeated="3"/>
          <table:table-cell table:formula="of:=[.P343]+0.05*[.Q343]+[.R343]/240" office:value-type="float" office:value="0" calcext:value-type="float">
            <text:p>0</text:p>
          </table:table-cell>
          <table:table-cell table:formula="of:=[.J343]*[.O343]" office:value-type="float" office:value="230.4" calcext:value-type="float">
            <text:p>230,4000</text:p>
          </table:table-cell>
          <table:table-cell table:formula="of:=[.S343]-[.T343]" office:value-type="float" office:value="-230.4" calcext:value-type="float">
            <text:p>-230,4</text:p>
          </table:table-cell>
          <table:table-cell table:number-columns-repeated="1003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7752" calcext:value-type="float">
            <text:p>7 75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19" table:formula="of:=[.L344]+([.M344]/20)+([.N344]/240)" office:value-type="float" office:value="1.3" calcext:value-type="float">
            <text:p>1,30000</text:p>
          </table:table-cell>
          <table:table-cell table:number-columns-repeated="3"/>
          <table:table-cell table:formula="of:=[.P344]+0.05*[.Q344]+[.R344]/240" office:value-type="float" office:value="0" calcext:value-type="float">
            <text:p>0</text:p>
          </table:table-cell>
          <table:table-cell table:formula="of:=[.J344]*[.O344]" office:value-type="float" office:value="10077.6" calcext:value-type="float">
            <text:p>10 077,6000</text:p>
          </table:table-cell>
          <table:table-cell table:formula="of:=[.S344]-[.T344]" office:value-type="float" office:value="-10077.6" calcext:value-type="float">
            <text:p>-10077,6</text:p>
          </table:table-cell>
          <table:table-cell table:number-columns-repeated="1003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é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70393.75" calcext:value-type="float">
            <text:p>70 393,75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345]+([.M345]/20)+([.N345]/240)" office:value-type="float" office:value="1.5" calcext:value-type="float">
            <text:p>1,50000</text:p>
          </table:table-cell>
          <table:table-cell table:number-columns-repeated="3"/>
          <table:table-cell table:formula="of:=[.P345]+0.05*[.Q345]+[.R345]/240" office:value-type="float" office:value="0" calcext:value-type="float">
            <text:p>0</text:p>
          </table:table-cell>
          <table:table-cell table:formula="of:=[.J345]*[.O345]" office:value-type="float" office:value="105590.625" calcext:value-type="float">
            <text:p>105 590,6250</text:p>
          </table:table-cell>
          <table:table-cell table:formula="of:=[.S345]-[.T345]" office:value-type="float" office:value="-105590.625" calcext:value-type="float">
            <text:p>-105590,63</text:p>
          </table:table-cell>
          <table:table-cell table:number-columns-repeated="1003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grat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058" calcext:value-type="float">
            <text:p>2 05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346]+([.M346]/20)+([.N346]/240)" office:value-type="float" office:value="1.5" calcext:value-type="float">
            <text:p>1,50000</text:p>
          </table:table-cell>
          <table:table-cell table:number-columns-repeated="3"/>
          <table:table-cell table:formula="of:=[.P346]+0.05*[.Q346]+[.R346]/240" office:value-type="float" office:value="0" calcext:value-type="float">
            <text:p>0</text:p>
          </table:table-cell>
          <table:table-cell table:formula="of:=[.J346]*[.O346]" office:value-type="float" office:value="3087" calcext:value-type="float">
            <text:p>3 087,0000</text:p>
          </table:table-cell>
          <table:table-cell table:formula="of:=[.S346]-[.T346]" office:value-type="float" office:value="-3087" calcext:value-type="float">
            <text:p>-3087</text:p>
          </table:table-cell>
          <table:table-cell table:number-columns-repeated="1003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128" calcext:value-type="float">
            <text:p>2 12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347]+([.M347]/20)+([.N347]/240)" office:value-type="float" office:value="1.5" calcext:value-type="float">
            <text:p>1,50000</text:p>
          </table:table-cell>
          <table:table-cell table:number-columns-repeated="3"/>
          <table:table-cell table:formula="of:=[.P347]+0.05*[.Q347]+[.R347]/240" office:value-type="float" office:value="0" calcext:value-type="float">
            <text:p>0</text:p>
          </table:table-cell>
          <table:table-cell table:formula="of:=[.J347]*[.O347]" office:value-type="float" office:value="3192" calcext:value-type="float">
            <text:p>3 192,0000</text:p>
          </table:table-cell>
          <table:table-cell table:formula="of:=[.S347]-[.T347]" office:value-type="float" office:value="-3192" calcext:value-type="float">
            <text:p>-3192</text:p>
          </table:table-cell>
          <table:table-cell table:number-columns-repeated="1003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9750" calcext:value-type="float">
            <text:p>19 7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348]+([.M348]/20)+([.N348]/240)" office:value-type="float" office:value="2.25" calcext:value-type="float">
            <text:p>2,25000</text:p>
          </table:table-cell>
          <table:table-cell table:number-columns-repeated="3"/>
          <table:table-cell table:formula="of:=[.P348]+0.05*[.Q348]+[.R348]/240" office:value-type="float" office:value="0" calcext:value-type="float">
            <text:p>0</text:p>
          </table:table-cell>
          <table:table-cell table:formula="of:=[.J348]*[.O348]" office:value-type="float" office:value="44437.5" calcext:value-type="float">
            <text:p>44 437,5000</text:p>
          </table:table-cell>
          <table:table-cell table:formula="of:=[.S348]-[.T348]" office:value-type="float" office:value="-44437.5" calcext:value-type="float">
            <text:p>-44437,5</text:p>
          </table:table-cell>
          <table:table-cell table:number-columns-repeated="1003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Poulda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170" calcext:value-type="float">
            <text:p>1 1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ce19" table:formula="of:=[.L349]+([.M349]/20)+([.N349]/240)" office:value-type="float" office:value="1.625" calcext:value-type="float">
            <text:p>1,62500</text:p>
          </table:table-cell>
          <table:table-cell table:number-columns-repeated="3"/>
          <table:table-cell table:formula="of:=[.P349]+0.05*[.Q349]+[.R349]/240" office:value-type="float" office:value="0" calcext:value-type="float">
            <text:p>0</text:p>
          </table:table-cell>
          <table:table-cell table:formula="of:=[.J349]*[.O349]" office:value-type="float" office:value="1901.25" calcext:value-type="float">
            <text:p>1 901,2500</text:p>
          </table:table-cell>
          <table:table-cell table:formula="of:=[.S349]-[.T349]" office:value-type="float" office:value="-1901.25" calcext:value-type="float">
            <text:p>-1901,25</text:p>
          </table:table-cell>
          <table:table-cell office:value-type="string" calcext:value-type="string">
            <text:p>25 L à 40 L</text:p>
          </table:table-cell>
          <table:table-cell table:number-columns-repeated="1002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940" calcext:value-type="float">
            <text:p>2 9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9" table:formula="of:=[.L350]+([.M350]/20)+([.N350]/240)" office:value-type="float" office:value="0.9" calcext:value-type="float">
            <text:p>0,90000</text:p>
          </table:table-cell>
          <table:table-cell table:number-columns-repeated="3"/>
          <table:table-cell table:formula="of:=[.P350]+0.05*[.Q350]+[.R350]/240" office:value-type="float" office:value="0" calcext:value-type="float">
            <text:p>0</text:p>
          </table:table-cell>
          <table:table-cell table:formula="of:=[.J350]*[.O350]" office:value-type="float" office:value="2646" calcext:value-type="float">
            <text:p>2 646,0000</text:p>
          </table:table-cell>
          <table:table-cell table:formula="of:=[.S350]-[.T350]" office:value-type="float" office:value="-2646" calcext:value-type="float">
            <text:p>-2646</text:p>
          </table:table-cell>
          <table:table-cell table:number-columns-repeated="1003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iverses à carr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351]+([.M351]/20)+([.N351]/240)" office:value-type="float" office:value="1.5" calcext:value-type="float">
            <text:p>1,50000</text:p>
          </table:table-cell>
          <table:table-cell table:number-columns-repeated="3"/>
          <table:table-cell table:formula="of:=[.P351]+0.05*[.Q351]+[.R351]/240" office:value-type="float" office:value="0" calcext:value-type="float">
            <text:p>0</text:p>
          </table:table-cell>
          <table:table-cell table:formula="of:=[.J351]*[.O351]" office:value-type="float" office:value="900" calcext:value-type="float">
            <text:p>900,0000</text:p>
          </table:table-cell>
          <table:table-cell table:formula="of:=[.S351]-[.T351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iverses de c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454" calcext:value-type="float">
            <text:p>454,00</text:p>
          </table:table-cell>
          <table:table-cell office:value-type="string" calcext:value-type="string">
            <text:p>douzaines</text:p>
          </table:table-cell>
          <table:table-cell table:number-columns-repeated="3"/>
          <table:table-cell table:style-name="ce19" table:formula="of:=[.L352]+([.M352]/20)+([.N352]/240)" office:value-type="float" office:value="0" calcext:value-type="float">
            <text:p>0,00000</text:p>
          </table:table-cell>
          <table:table-cell table:number-columns-repeated="3"/>
          <table:table-cell table:formula="of:=[.P352]+0.05*[.Q352]+[.R352]/240" office:value-type="float" office:value="0" calcext:value-type="float">
            <text:p>0</text:p>
          </table:table-cell>
          <table:table-cell table:formula="of:=[.J352]*[.O352]" office:value-type="float" office:value="0" calcext:value-type="float">
            <text:p>0,0000</text:p>
          </table:table-cell>
          <table:table-cell table:formula="of:=[.S352]-[.T352]" office:value-type="float" office:value="0" calcext:value-type="float">
            <text:p>0</text:p>
          </table:table-cell>
          <table:table-cell office:value-type="string" calcext:value-type="string">
            <text:p>12 à 20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iverses de c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67" calcext:value-type="float">
            <text:p>26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19" table:formula="of:=[.L353]+([.M353]/20)+([.N353]/240)" office:value-type="float" office:value="0.8" calcext:value-type="float">
            <text:p>0,80000</text:p>
          </table:table-cell>
          <table:table-cell table:number-columns-repeated="3"/>
          <table:table-cell table:formula="of:=[.P353]+0.05*[.Q353]+[.R353]/240" office:value-type="float" office:value="0" calcext:value-type="float">
            <text:p>0</text:p>
          </table:table-cell>
          <table:table-cell table:formula="of:=[.J353]*[.O353]" office:value-type="float" office:value="213.6" calcext:value-type="float">
            <text:p>213,6000</text:p>
          </table:table-cell>
          <table:table-cell table:formula="of:=[.S353]-[.T353]" office:value-type="float" office:value="-213.6" calcext:value-type="float">
            <text:p>-213,6</text:p>
          </table:table-cell>
          <table:table-cell office:value-type="string" calcext:value-type="string">
            <text:p>12 à 20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iverses d'embal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354]+([.M354]/20)+([.N354]/240)" office:value-type="float" office:value="0.5" calcext:value-type="float">
            <text:p>0,50000</text:p>
          </table:table-cell>
          <table:table-cell table:number-columns-repeated="3"/>
          <table:table-cell table:formula="of:=[.P354]+0.05*[.Q354]+[.R354]/240" office:value-type="float" office:value="0" calcext:value-type="float">
            <text:p>0</text:p>
          </table:table-cell>
          <table:table-cell table:formula="of:=[.J354]*[.O354]" office:value-type="float" office:value="80" calcext:value-type="float">
            <text:p>80,0000</text:p>
          </table:table-cell>
          <table:table-cell table:formula="of:=[.S354]-[.T354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iverses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720" calcext:value-type="float">
            <text:p>7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355]+([.M355]/20)+([.N355]/240)" office:value-type="float" office:value="2.5" calcext:value-type="float">
            <text:p>2,50000</text:p>
          </table:table-cell>
          <table:table-cell table:number-columns-repeated="3"/>
          <table:table-cell table:formula="of:=[.P355]+0.05*[.Q355]+[.R355]/240" office:value-type="float" office:value="0" calcext:value-type="float">
            <text:p>0</text:p>
          </table:table-cell>
          <table:table-cell table:formula="of:=[.J355]*[.O355]" office:value-type="float" office:value="1800" calcext:value-type="float">
            <text:p>1 800,0000</text:p>
          </table:table-cell>
          <table:table-cell table:formula="of:=[.S355]-[.T355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iverses de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829" calcext:value-type="float">
            <text:p>829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356]+([.M356]/20)+([.N356]/240)" office:value-type="float" office:value="4" calcext:value-type="float">
            <text:p>4,00000</text:p>
          </table:table-cell>
          <table:table-cell table:number-columns-repeated="3"/>
          <table:table-cell table:formula="of:=[.P356]+0.05*[.Q356]+[.R356]/240" office:value-type="float" office:value="0" calcext:value-type="float">
            <text:p>0</text:p>
          </table:table-cell>
          <table:table-cell table:formula="of:=[.J356]*[.O356]" office:value-type="float" office:value="3316" calcext:value-type="float">
            <text:p>3 316,0000</text:p>
          </table:table-cell>
          <table:table-cell table:formula="of:=[.S356]-[.T356]" office:value-type="float" office:value="-3316" calcext:value-type="float">
            <text:p>-3316</text:p>
          </table:table-cell>
          <table:table-cell table:number-columns-repeated="1003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iverses de mén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357]+([.M357]/20)+([.N357]/240)" office:value-type="float" office:value="1" calcext:value-type="float">
            <text:p>1,00000</text:p>
          </table:table-cell>
          <table:table-cell table:number-columns-repeated="3"/>
          <table:table-cell table:formula="of:=[.P357]+0.05*[.Q357]+[.R357]/240" office:value-type="float" office:value="0" calcext:value-type="float">
            <text:p>0</text:p>
          </table:table-cell>
          <table:table-cell table:formula="of:=[.J357]*[.O357]" office:value-type="float" office:value="104" calcext:value-type="float">
            <text:p>104,0000</text:p>
          </table:table-cell>
          <table:table-cell table:formula="of:=[.S357]-[.T357]" office:value-type="float" office:value="-104" calcext:value-type="float">
            <text:p>-104</text:p>
          </table:table-cell>
          <table:table-cell table:number-columns-repeated="1003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iverses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328" calcext:value-type="float">
            <text:p>1 32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358]+([.M358]/20)+([.N358]/240)" office:value-type="float" office:value="1.5" calcext:value-type="float">
            <text:p>1,50000</text:p>
          </table:table-cell>
          <table:table-cell table:number-columns-repeated="3"/>
          <table:table-cell table:formula="of:=[.P358]+0.05*[.Q358]+[.R358]/240" office:value-type="float" office:value="0" calcext:value-type="float">
            <text:p>0</text:p>
          </table:table-cell>
          <table:table-cell table:formula="of:=[.J358]*[.O358]" office:value-type="float" office:value="1992" calcext:value-type="float">
            <text:p>1 992,0000</text:p>
          </table:table-cell>
          <table:table-cell table:formula="of:=[.S358]-[.T358]" office:value-type="float" office:value="-1992" calcext:value-type="float">
            <text:p>-1992</text:p>
          </table:table-cell>
          <table:table-cell table:number-columns-repeated="1003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onneau</text:p>
          </table:table-cell>
          <table:table-cell office:value-type="float" office:value="320" calcext:value-type="float">
            <text:p>320,000</text:p>
          </table:table-cell>
          <table:table-cell table:number-columns-repeated="2"/>
          <table:table-cell table:style-name="ce19" table:formula="of:=[.L359]+([.M359]/20)+([.N359]/240)" office:value-type="float" office:value="320" calcext:value-type="float">
            <text:p>320,00000</text:p>
          </table:table-cell>
          <table:table-cell table:number-columns-repeated="3"/>
          <table:table-cell table:formula="of:=[.P359]+0.05*[.Q359]+[.R359]/240" office:value-type="float" office:value="0" calcext:value-type="float">
            <text:p>0</text:p>
          </table:table-cell>
          <table:table-cell table:formula="of:=[.J359]*[.O359]" office:value-type="float" office:value="320" calcext:value-type="float">
            <text:p>320,0000</text:p>
          </table:table-cell>
          <table:table-cell table:formula="of:=[.S359]-[.T359]" office:value-type="float" office:value="-320" calcext:value-type="float">
            <text:p>-320</text:p>
          </table:table-cell>
          <table:table-cell table:number-columns-repeated="1003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19" table:formula="of:=[.L360]+([.M360]/20)+([.N360]/240)" office:value-type="float" office:value="80" calcext:value-type="float">
            <text:p>80,00000</text:p>
          </table:table-cell>
          <table:table-cell table:number-columns-repeated="3"/>
          <table:table-cell table:formula="of:=[.P360]+0.05*[.Q360]+[.R360]/240" office:value-type="float" office:value="0" calcext:value-type="float">
            <text:p>0</text:p>
          </table:table-cell>
          <table:table-cell table:formula="of:=[.J360]*[.O360]" office:value-type="float" office:value="160" calcext:value-type="float">
            <text:p>160,0000</text:p>
          </table:table-cell>
          <table:table-cell table:formula="of:=[.S360]-[.T360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 Portugal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baril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19" table:formula="of:=[.L361]+([.M361]/20)+([.N361]/240)" office:value-type="float" office:value="9" calcext:value-type="float">
            <text:p>9,00000</text:p>
          </table:table-cell>
          <table:table-cell table:number-columns-repeated="3"/>
          <table:table-cell table:formula="of:=[.P361]+0.05*[.Q361]+[.R361]/240" office:value-type="float" office:value="0" calcext:value-type="float">
            <text:p>0</text:p>
          </table:table-cell>
          <table:table-cell table:formula="of:=[.J361]*[.O361]" office:value-type="float" office:value="99" calcext:value-type="float">
            <text:p>99,0000</text:p>
          </table:table-cell>
          <table:table-cell table:formula="of:=[.S361]-[.T361]" office:value-type="float" office:value="-99" calcext:value-type="float">
            <text:p>-99</text:p>
          </table:table-cell>
          <table:table-cell table:number-columns-repeated="1003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veltes</text:p>
          </table:table-cell>
          <table:table-cell office:value-type="float" office:value="2.75" calcext:value-type="float">
            <text:p>2,750</text:p>
          </table:table-cell>
          <table:table-cell table:number-columns-repeated="2"/>
          <table:table-cell table:style-name="ce19" table:formula="of:=[.L362]+([.M362]/20)+([.N362]/240)" office:value-type="float" office:value="2.75" calcext:value-type="float">
            <text:p>2,75000</text:p>
          </table:table-cell>
          <table:table-cell table:number-columns-repeated="3"/>
          <table:table-cell table:formula="of:=[.P362]+0.05*[.Q362]+[.R362]/240" office:value-type="float" office:value="0" calcext:value-type="float">
            <text:p>0</text:p>
          </table:table-cell>
          <table:table-cell table:formula="of:=[.J362]*[.O362]" office:value-type="float" office:value="156.75" calcext:value-type="float">
            <text:p>156,7500</text:p>
          </table:table-cell>
          <table:table-cell table:formula="of:=[.S362]-[.T362]" office:value-type="float" office:value="-156.75" calcext:value-type="float">
            <text:p>-156,75</text:p>
          </table:table-cell>
          <table:table-cell office:value-type="string" calcext:value-type="string">
            <text:p>À 50 S ou 3 L</text:p>
          </table:table-cell>
          <table:table-cell table:number-columns-repeated="1002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74.5" calcext:value-type="float">
            <text:p>74,50</text:p>
          </table:table-cell>
          <table:table-cell office:value-type="string" calcext:value-type="string">
            <text:p>muid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19" table:formula="of:=[.L363]+([.M363]/20)+([.N363]/240)" office:value-type="float" office:value="70" calcext:value-type="float">
            <text:p>70,00000</text:p>
          </table:table-cell>
          <table:table-cell table:number-columns-repeated="3"/>
          <table:table-cell table:formula="of:=[.P363]+0.05*[.Q363]+[.R363]/240" office:value-type="float" office:value="0" calcext:value-type="float">
            <text:p>0</text:p>
          </table:table-cell>
          <table:table-cell table:formula="of:=[.J363]*[.O363]" office:value-type="float" office:value="5215" calcext:value-type="float">
            <text:p>5 215,0000</text:p>
          </table:table-cell>
          <table:table-cell table:formula="of:=[.S363]-[.T363]" office:value-type="float" office:value="-5215" calcext:value-type="float">
            <text:p>-5215</text:p>
          </table:table-cell>
          <table:table-cell table:number-columns-repeated="1003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Suè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19" table:formula="of:=[.L364]+([.M364]/20)+([.N364]/240)" office:value-type="float" office:value="80" calcext:value-type="float">
            <text:p>80,00000</text:p>
          </table:table-cell>
          <table:table-cell table:number-columns-repeated="3"/>
          <table:table-cell table:formula="of:=[.P364]+0.05*[.Q364]+[.R364]/240" office:value-type="float" office:value="0" calcext:value-type="float">
            <text:p>0</text:p>
          </table:table-cell>
          <table:table-cell table:formula="of:=[.J364]*[.O364]" office:value-type="float" office:value="160" calcext:value-type="float">
            <text:p>160,0000</text:p>
          </table:table-cell>
          <table:table-cell table:formula="of:=[.S364]-[.T364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Russi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muid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19" table:formula="of:=[.L365]+([.M365]/20)+([.N365]/240)" office:value-type="float" office:value="70" calcext:value-type="float">
            <text:p>70,00000</text:p>
          </table:table-cell>
          <table:table-cell table:number-columns-repeated="3"/>
          <table:table-cell table:formula="of:=[.P365]+0.05*[.Q365]+[.R365]/240" office:value-type="float" office:value="0" calcext:value-type="float">
            <text:p>0</text:p>
          </table:table-cell>
          <table:table-cell table:formula="of:=[.J365]*[.O365]" office:value-type="float" office:value="3710" calcext:value-type="float">
            <text:p>3 710,0000</text:p>
          </table:table-cell>
          <table:table-cell table:formula="of:=[.S365]-[.T365]" office:value-type="float" office:value="-3710" calcext:value-type="float">
            <text:p>-3710</text:p>
          </table:table-cell>
          <table:table-cell table:number-columns-repeated="1003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llaja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366]+([.M366]/20)+([.N366]/240)" office:value-type="float" office:value="20" calcext:value-type="float">
            <text:p>20,00000</text:p>
          </table:table-cell>
          <table:table-cell table:number-columns-repeated="3"/>
          <table:table-cell table:formula="of:=[.P366]+0.05*[.Q366]+[.R366]/240" office:value-type="float" office:value="0" calcext:value-type="float">
            <text:p>0</text:p>
          </table:table-cell>
          <table:table-cell table:formula="of:=[.J366]*[.O366]" office:value-type="float" office:value="400" calcext:value-type="float">
            <text:p>400,0000</text:p>
          </table:table-cell>
          <table:table-cell table:formula="of:=[.S366]-[.T366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rmes à feu fusils ordianai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490" calcext:value-type="float">
            <text:p>1 49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table:formula="of:=[.L367]+([.M367]/20)+([.N367]/240)" office:value-type="float" office:value="8.5" calcext:value-type="float">
            <text:p>8,50000</text:p>
          </table:table-cell>
          <table:table-cell table:number-columns-repeated="3"/>
          <table:table-cell table:formula="of:=[.P367]+0.05*[.Q367]+[.R367]/240" office:value-type="float" office:value="0" calcext:value-type="float">
            <text:p>0</text:p>
          </table:table-cell>
          <table:table-cell table:formula="of:=[.J367]*[.O367]" office:value-type="float" office:value="12665" calcext:value-type="float">
            <text:p>12 665,0000</text:p>
          </table:table-cell>
          <table:table-cell table:formula="of:=[.S367]-[.T367]" office:value-type="float" office:value="-12665" calcext:value-type="float">
            <text:p>-12665</text:p>
          </table:table-cell>
          <table:table-cell table:number-columns-repeated="1003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rmes à feu boucani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19" table:formula="of:=[.L368]+([.M368]/20)+([.N368]/240)" office:value-type="float" office:value="7" calcext:value-type="float">
            <text:p>7,00000</text:p>
          </table:table-cell>
          <table:table-cell table:number-columns-repeated="3"/>
          <table:table-cell table:formula="of:=[.P368]+0.05*[.Q368]+[.R368]/240" office:value-type="float" office:value="0" calcext:value-type="float">
            <text:p>0</text:p>
          </table:table-cell>
          <table:table-cell table:formula="of:=[.J368]*[.O368]" office:value-type="float" office:value="350" calcext:value-type="float">
            <text:p>350,0000</text:p>
          </table:table-cell>
          <table:table-cell table:formula="of:=[.S368]-[.T368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rmes à feu pistole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ai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369]+([.M369]/20)+([.N369]/240)" office:value-type="float" office:value="4" calcext:value-type="float">
            <text:p>4,00000</text:p>
          </table:table-cell>
          <table:table-cell table:number-columns-repeated="3"/>
          <table:table-cell table:formula="of:=[.P369]+0.05*[.Q369]+[.R369]/240" office:value-type="float" office:value="0" calcext:value-type="float">
            <text:p>0</text:p>
          </table:table-cell>
          <table:table-cell table:formula="of:=[.J369]*[.O369]" office:value-type="float" office:value="200" calcext:value-type="float">
            <text:p>200,0000</text:p>
          </table:table-cell>
          <table:table-cell table:formula="of:=[.S369]-[.T369]" office:value-type="float" office:value="-200" calcext:value-type="float">
            <text:p>-200</text:p>
          </table:table-cell>
          <table:table-cell office:value-type="string" calcext:value-type="string">
            <text:p>4 L la paire</text:p>
          </table:table-cell>
          <table:table-cell table:number-columns-repeated="1002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370]+([.M370]/20)+([.N370]/240)" office:value-type="float" office:value="30" calcext:value-type="float">
            <text:p>30,00000</text:p>
          </table:table-cell>
          <table:table-cell table:number-columns-repeated="3"/>
          <table:table-cell table:formula="of:=[.P370]+0.05*[.Q370]+[.R370]/240" office:value-type="float" office:value="0" calcext:value-type="float">
            <text:p>0</text:p>
          </table:table-cell>
          <table:table-cell table:formula="of:=[.J370]*[.O370]" office:value-type="float" office:value="2400" calcext:value-type="float">
            <text:p>2 400,0000</text:p>
          </table:table-cell>
          <table:table-cell table:formula="of:=[.S370]-[.T370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371]+([.M371]/20)+([.N371]/240)" office:value-type="float" office:value="30" calcext:value-type="float">
            <text:p>30,00000</text:p>
          </table:table-cell>
          <table:table-cell table:number-columns-repeated="3"/>
          <table:table-cell table:formula="of:=[.P371]+0.05*[.Q371]+[.R371]/240" office:value-type="float" office:value="0" calcext:value-type="float">
            <text:p>0</text:p>
          </table:table-cell>
          <table:table-cell table:formula="of:=[.J371]*[.O371]" office:value-type="float" office:value="240" calcext:value-type="float">
            <text:p>240,0000</text:p>
          </table:table-cell>
          <table:table-cell table:formula="of:=[.S371]-[.T371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rau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19" table:formula="of:=[.L372]+([.M372]/20)+([.N372]/240)" office:value-type="float" office:value="32" calcext:value-type="float">
            <text:p>32,00000</text:p>
          </table:table-cell>
          <table:table-cell table:number-columns-repeated="3"/>
          <table:table-cell table:formula="of:=[.P372]+0.05*[.Q372]+[.R372]/240" office:value-type="float" office:value="0" calcext:value-type="float">
            <text:p>0</text:p>
          </table:table-cell>
          <table:table-cell table:formula="of:=[.J372]*[.O372]" office:value-type="float" office:value="640" calcext:value-type="float">
            <text:p>640,0000</text:p>
          </table:table-cell>
          <table:table-cell table:formula="of:=[.S372]-[.T372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nnettes de gra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373]+([.M373]/20)+([.N373]/240)" office:value-type="float" office:value="0.25" calcext:value-type="float">
            <text:p>0,25000</text:p>
          </table:table-cell>
          <table:table-cell table:number-columns-repeated="3"/>
          <table:table-cell table:formula="of:=[.P373]+0.05*[.Q373]+[.R373]/240" office:value-type="float" office:value="0" calcext:value-type="float">
            <text:p>0</text:p>
          </table:table-cell>
          <table:table-cell table:formula="of:=[.J373]*[.O373]" office:value-type="float" office:value="25" calcext:value-type="float">
            <text:p>25,0000</text:p>
          </table:table-cell>
          <table:table-cell table:formula="of:=[.S373]-[.T373]" office:value-type="float" office:value="-25" calcext:value-type="float">
            <text:p>-25</text:p>
          </table:table-cell>
          <table:table-cell office:value-type="string" calcext:value-type="string">
            <text:p>4 S ou 6 S</text:p>
          </table:table-cell>
          <table:table-cell table:number-columns-repeated="1002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30" calcext:value-type="float">
            <text:p>3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19" table:formula="of:=[.L374]+([.M374]/20)+([.N374]/240)" office:value-type="float" office:value="0.85" calcext:value-type="float">
            <text:p>0,85000</text:p>
          </table:table-cell>
          <table:table-cell table:number-columns-repeated="3"/>
          <table:table-cell table:formula="of:=[.P374]+0.05*[.Q374]+[.R374]/240" office:value-type="float" office:value="0" calcext:value-type="float">
            <text:p>0</text:p>
          </table:table-cell>
          <table:table-cell table:formula="of:=[.J374]*[.O374]" office:value-type="float" office:value="280.5" calcext:value-type="float">
            <text:p>280,5000</text:p>
          </table:table-cell>
          <table:table-cell table:formula="of:=[.S374]-[.T374]" office:value-type="float" office:value="-280.5" calcext:value-type="float">
            <text:p>-280,5</text:p>
          </table:table-cell>
          <table:table-cell table:number-columns-repeated="1003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ves garnies de 12 flac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19" table:formula="of:=[.L375]+([.M375]/20)+([.N375]/240)" office:value-type="float" office:value="8" calcext:value-type="float">
            <text:p>8,00000</text:p>
          </table:table-cell>
          <table:table-cell table:number-columns-repeated="3"/>
          <table:table-cell table:formula="of:=[.P375]+0.05*[.Q375]+[.R375]/240" office:value-type="float" office:value="0" calcext:value-type="float">
            <text:p>0</text:p>
          </table:table-cell>
          <table:table-cell table:formula="of:=[.J375]*[.O375]" office:value-type="float" office:value="496" calcext:value-type="float">
            <text:p>496,0000</text:p>
          </table:table-cell>
          <table:table-cell table:formula="of:=[.S375]-[.T375]" office:value-type="float" office:value="-496" calcext:value-type="float">
            <text:p>-496</text:p>
          </table:table-cell>
          <table:table-cell table:number-columns-repeated="1003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ves garnies de 6 flac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75" calcext:value-type="float">
            <text:p>875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376]+([.M376]/20)+([.N376]/240)" office:value-type="float" office:value="4" calcext:value-type="float">
            <text:p>4,00000</text:p>
          </table:table-cell>
          <table:table-cell table:number-columns-repeated="3"/>
          <table:table-cell table:formula="of:=[.P376]+0.05*[.Q376]+[.R376]/240" office:value-type="float" office:value="0" calcext:value-type="float">
            <text:p>0</text:p>
          </table:table-cell>
          <table:table-cell table:formula="of:=[.J376]*[.O376]" office:value-type="float" office:value="3500" calcext:value-type="float">
            <text:p>3 500,0000</text:p>
          </table:table-cell>
          <table:table-cell table:formula="of:=[.S376]-[.T376]" office:value-type="float" office:value="-3500" calcext:value-type="float">
            <text:p>-3500</text:p>
          </table:table-cell>
          <table:table-cell table:number-columns-repeated="1003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peaux bord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52" calcext:value-type="float">
            <text:p>252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19" table:formula="of:=[.L377]+([.M377]/20)+([.N377]/240)" office:value-type="float" office:value="25" calcext:value-type="float">
            <text:p>25,00000</text:p>
          </table:table-cell>
          <table:table-cell table:number-columns-repeated="3"/>
          <table:table-cell table:formula="of:=[.P377]+0.05*[.Q377]+[.R377]/240" office:value-type="float" office:value="0" calcext:value-type="float">
            <text:p>0</text:p>
          </table:table-cell>
          <table:table-cell table:formula="of:=[.J377]*[.O377]" office:value-type="float" office:value="6300" calcext:value-type="float">
            <text:p>6 300,0000</text:p>
          </table:table-cell>
          <table:table-cell table:formula="of:=[.S377]-[.T377]" office:value-type="float" office:value="-6300" calcext:value-type="float">
            <text:p>-6300</text:p>
          </table:table-cell>
          <table:table-cell table:number-columns-repeated="1003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pièces</text:p>
          </table:table-cell>
          <table:table-cell office:value-type="float" office:value="27.5" calcext:value-type="float">
            <text:p>27,500</text:p>
          </table:table-cell>
          <table:table-cell table:number-columns-repeated="2"/>
          <table:table-cell table:style-name="ce19" table:formula="of:=[.L378]+([.M378]/20)+([.N378]/240)" office:value-type="float" office:value="27.5" calcext:value-type="float">
            <text:p>27,50000</text:p>
          </table:table-cell>
          <table:table-cell table:number-columns-repeated="3"/>
          <table:table-cell table:formula="of:=[.P378]+0.05*[.Q378]+[.R378]/240" office:value-type="float" office:value="0" calcext:value-type="float">
            <text:p>0</text:p>
          </table:table-cell>
          <table:table-cell table:formula="of:=[.J378]*[.O378]" office:value-type="float" office:value="9625" calcext:value-type="float">
            <text:p>9 625,0000</text:p>
          </table:table-cell>
          <table:table-cell table:formula="of:=[.S378]-[.T378]" office:value-type="float" office:value="-9625" calcext:value-type="float">
            <text:p>-9625</text:p>
          </table:table-cell>
          <table:table-cell office:value-type="string" calcext:value-type="string">
            <text:p>À 25 à 30 L</text:p>
          </table:table-cell>
          <table:table-cell table:number-columns-repeated="1002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emises commu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 office:value-type="float" office:value="2.75" calcext:value-type="float">
            <text:p>2,750</text:p>
          </table:table-cell>
          <table:table-cell table:number-columns-repeated="2"/>
          <table:table-cell table:style-name="ce19" table:formula="of:=[.L379]+([.M379]/20)+([.N379]/240)" office:value-type="float" office:value="2.75" calcext:value-type="float">
            <text:p>2,75000</text:p>
          </table:table-cell>
          <table:table-cell table:number-columns-repeated="3"/>
          <table:table-cell table:formula="of:=[.P379]+0.05*[.Q379]+[.R379]/240" office:value-type="float" office:value="0" calcext:value-type="float">
            <text:p>0</text:p>
          </table:table-cell>
          <table:table-cell table:formula="of:=[.J379]*[.O379]" office:value-type="float" office:value="66" calcext:value-type="float">
            <text:p>66,0000</text:p>
          </table:table-cell>
          <table:table-cell table:formula="of:=[.S379]-[.T379]" office:value-type="float" office:value="-66" calcext:value-type="float">
            <text:p>-66</text:p>
          </table:table-cell>
          <table:table-cell office:value-type="string" calcext:value-type="string">
            <text:p>À 30 S a 3 L</text:p>
          </table:table-cell>
          <table:table-cell table:number-columns-repeated="1002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rail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4.75" calcext:value-type="float">
            <text:p>14,75</text:p>
          </table:table-cell>
          <table:table-cell office:value-type="string" calcext:value-type="string">
            <text:p>livres</text:p>
          </table:table-cell>
          <table:table-cell office:value-type="float" office:value="1.6" calcext:value-type="float">
            <text:p>1,600</text:p>
          </table:table-cell>
          <table:table-cell table:number-columns-repeated="2"/>
          <table:table-cell table:style-name="ce19" table:formula="of:=[.L380]+([.M380]/20)+([.N380]/240)" office:value-type="float" office:value="1.6" calcext:value-type="float">
            <text:p>1,60000</text:p>
          </table:table-cell>
          <table:table-cell table:number-columns-repeated="3"/>
          <table:table-cell table:formula="of:=[.P380]+0.05*[.Q380]+[.R380]/240" office:value-type="float" office:value="0" calcext:value-type="float">
            <text:p>0</text:p>
          </table:table-cell>
          <table:table-cell table:formula="of:=[.J380]*[.O380]" office:value-type="float" office:value="23.6" calcext:value-type="float">
            <text:p>23,6000</text:p>
          </table:table-cell>
          <table:table-cell table:formula="of:=[.S380]-[.T380]" office:value-type="float" office:value="-23.6" calcext:value-type="float">
            <text:p>-23,6</text:p>
          </table:table-cell>
          <table:table-cell office:value-type="string" calcext:value-type="string">
            <text:p>160 L %</text:p>
          </table:table-cell>
          <table:table-cell table:number-columns-repeated="100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ro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ièc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19" table:formula="of:=[.L381]+([.M381]/20)+([.N381]/240)" office:value-type="float" office:value="11" calcext:value-type="float">
            <text:p>11,00000</text:p>
          </table:table-cell>
          <table:table-cell table:number-columns-repeated="3"/>
          <table:table-cell table:formula="of:=[.P381]+0.05*[.Q381]+[.R381]/240" office:value-type="float" office:value="0" calcext:value-type="float">
            <text:p>0</text:p>
          </table:table-cell>
          <table:table-cell table:formula="of:=[.J381]*[.O381]" office:value-type="float" office:value="440" calcext:value-type="float">
            <text:p>440,0000</text:p>
          </table:table-cell>
          <table:table-cell table:formula="of:=[.S381]-[.T381]" office:value-type="float" office:value="-440" calcext:value-type="float">
            <text:p>-440</text:p>
          </table:table-cell>
          <table:table-cell table:number-columns-repeated="1003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382]+([.M382]/20)+([.N382]/240)" office:value-type="float" office:value="12" calcext:value-type="float">
            <text:p>12,00000</text:p>
          </table:table-cell>
          <table:table-cell table:number-columns-repeated="3"/>
          <table:table-cell table:formula="of:=[.P382]+0.05*[.Q382]+[.R382]/240" office:value-type="float" office:value="0" calcext:value-type="float">
            <text:p>0</text:p>
          </table:table-cell>
          <table:table-cell table:formula="of:=[.J382]*[.O382]" office:value-type="float" office:value="3600" calcext:value-type="float">
            <text:p>3 600,0000</text:p>
          </table:table-cell>
          <table:table-cell table:formula="of:=[.S382]-[.T382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ut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383]+([.M383]/20)+([.N383]/240)" office:value-type="float" office:value="1.5" calcext:value-type="float">
            <text:p>1,50000</text:p>
          </table:table-cell>
          <table:table-cell table:number-columns-repeated="3"/>
          <table:table-cell table:formula="of:=[.P383]+0.05*[.Q383]+[.R383]/240" office:value-type="float" office:value="0" calcext:value-type="float">
            <text:p>0</text:p>
          </table:table-cell>
          <table:table-cell table:formula="of:=[.J383]*[.O383]" office:value-type="float" office:value="720" calcext:value-type="float">
            <text:p>720,0000</text:p>
          </table:table-cell>
          <table:table-cell table:formula="of:=[.S383]-[.T383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en bass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19" table:formula="of:=[.L384]+([.M384]/20)+([.N384]/240)" office:value-type="float" office:value="0" calcext:value-type="float">
            <text:p>0,00000</text:p>
          </table:table-cell>
          <table:table-cell table:number-columns-repeated="3"/>
          <table:table-cell table:formula="of:=[.P384]+0.05*[.Q384]+[.R384]/240" office:value-type="float" office:value="0" calcext:value-type="float">
            <text:p>0</text:p>
          </table:table-cell>
          <table:table-cell table:formula="of:=[.J384]*[.O384]" office:value-type="float" office:value="0" calcext:value-type="float">
            <text:p>0,0000</text:p>
          </table:table-cell>
          <table:table-cell table:formula="of:=[.S384]-[.T384]" office:value-type="float" office:value="0" calcext:value-type="float">
            <text:p>0</text:p>
          </table:table-cell>
          <table:table-cell office:value-type="string" calcext:value-type="string">
            <text:p>30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en chaud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19" table:formula="of:=[.L385]+([.M385]/20)+([.N385]/240)" office:value-type="float" office:value="0" calcext:value-type="float">
            <text:p>0,00000</text:p>
          </table:table-cell>
          <table:table-cell table:number-columns-repeated="3"/>
          <table:table-cell table:formula="of:=[.P385]+0.05*[.Q385]+[.R385]/240" office:value-type="float" office:value="0" calcext:value-type="float">
            <text:p>0</text:p>
          </table:table-cell>
          <table:table-cell table:formula="of:=[.J385]*[.O385]" office:value-type="float" office:value="0" calcext:value-type="float">
            <text:p>0,0000</text:p>
          </table:table-cell>
          <table:table-cell table:formula="of:=[.S385]-[.T385]" office:value-type="float" office:value="0" calcext:value-type="float">
            <text:p>0</text:p>
          </table:table-cell>
          <table:table-cell office:value-type="string" calcext:value-type="string">
            <text:p>30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en grelot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1" calcext:value-type="float">
            <text:p>41,00</text:p>
          </table:table-cell>
          <table:table-cell office:value-type="string" calcext:value-type="string">
            <text:p>pacquet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386]+([.M386]/20)+([.N386]/240)" office:value-type="float" office:value="10" calcext:value-type="float">
            <text:p>10,00000</text:p>
          </table:table-cell>
          <table:table-cell table:number-columns-repeated="3"/>
          <table:table-cell table:formula="of:=[.P386]+0.05*[.Q386]+[.R386]/240" office:value-type="float" office:value="0" calcext:value-type="float">
            <text:p>0</text:p>
          </table:table-cell>
          <table:table-cell table:formula="of:=[.J386]*[.O386]" office:value-type="float" office:value="410" calcext:value-type="float">
            <text:p>410,0000</text:p>
          </table:table-cell>
          <table:table-cell table:formula="of:=[.S386]-[.T386]" office:value-type="float" office:value="-410" calcext:value-type="float">
            <text:p>-410</text:p>
          </table:table-cell>
          <table:table-cell table:number-columns-repeated="1003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640" calcext:value-type="float">
            <text:p>1 6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19" table:formula="of:=[.L387]+([.M387]/20)+([.N387]/240)" office:value-type="float" office:value="1.45" calcext:value-type="float">
            <text:p>1,45000</text:p>
          </table:table-cell>
          <table:table-cell table:number-columns-repeated="3"/>
          <table:table-cell table:formula="of:=[.P387]+0.05*[.Q387]+[.R387]/240" office:value-type="float" office:value="0" calcext:value-type="float">
            <text:p>0</text:p>
          </table:table-cell>
          <table:table-cell table:formula="of:=[.J387]*[.O387]" office:value-type="float" office:value="2378" calcext:value-type="float">
            <text:p>2 378,0000</text:p>
          </table:table-cell>
          <table:table-cell table:formula="of:=[.S387]-[.T387]" office:value-type="float" office:value="-2378" calcext:value-type="float">
            <text:p>-2378</text:p>
          </table:table-cell>
          <table:table-cell office:value-type="string" calcext:value-type="string">
            <text:p>À 28 S 30 S</text:p>
          </table:table-cell>
          <table:table-cell table:number-columns-repeated="1002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am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au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388]+([.M388]/20)+([.N388]/240)" office:value-type="float" office:value="12" calcext:value-type="float">
            <text:p>12,00000</text:p>
          </table:table-cell>
          <table:table-cell table:number-columns-repeated="3"/>
          <table:table-cell table:formula="of:=[.P388]+0.05*[.Q388]+[.R388]/240" office:value-type="float" office:value="0" calcext:value-type="float">
            <text:p>0</text:p>
          </table:table-cell>
          <table:table-cell table:formula="of:=[.J388]*[.O388]" office:value-type="float" office:value="756" calcext:value-type="float">
            <text:p>756,0000</text:p>
          </table:table-cell>
          <table:table-cell table:formula="of:=[.S388]-[.T388]" office:value-type="float" office:value="-756" calcext:value-type="float">
            <text:p>-756</text:p>
          </table:table-cell>
          <table:table-cell table:number-columns-repeated="1003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rap de Caracass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4.75" calcext:value-type="float">
            <text:p>44,75</text:p>
          </table:table-cell>
          <table:table-cell office:value-type="string" calcext:value-type="string">
            <text:p>aun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389]+([.M389]/20)+([.N389]/240)" office:value-type="float" office:value="10" calcext:value-type="float">
            <text:p>10,00000</text:p>
          </table:table-cell>
          <table:table-cell table:number-columns-repeated="3"/>
          <table:table-cell table:formula="of:=[.P389]+0.05*[.Q389]+[.R389]/240" office:value-type="float" office:value="0" calcext:value-type="float">
            <text:p>0</text:p>
          </table:table-cell>
          <table:table-cell table:formula="of:=[.J389]*[.O389]" office:value-type="float" office:value="447.5" calcext:value-type="float">
            <text:p>447,5000</text:p>
          </table:table-cell>
          <table:table-cell table:formula="of:=[.S389]-[.T389]" office:value-type="float" office:value="-447.5" calcext:value-type="float">
            <text:p>-447,5</text:p>
          </table:table-cell>
          <table:table-cell table:number-columns-repeated="1003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rap de Varoba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au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19" table:formula="of:=[.L390]+([.M390]/20)+([.N390]/240)" office:value-type="float" office:value="24" calcext:value-type="float">
            <text:p>24,00000</text:p>
          </table:table-cell>
          <table:table-cell table:number-columns-repeated="3"/>
          <table:table-cell table:formula="of:=[.P390]+0.05*[.Q390]+[.R390]/240" office:value-type="float" office:value="0" calcext:value-type="float">
            <text:p>0</text:p>
          </table:table-cell>
          <table:table-cell table:formula="of:=[.J390]*[.O390]" office:value-type="float" office:value="2208" calcext:value-type="float">
            <text:p>2 208,0000</text:p>
          </table:table-cell>
          <table:table-cell table:formula="of:=[.S390]-[.T390]" office:value-type="float" office:value="-2208" calcext:value-type="float">
            <text:p>-2208</text:p>
          </table:table-cell>
          <table:table-cell table:number-columns-repeated="1003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raps de lit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aun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391]+([.M391]/20)+([.N391]/240)" office:value-type="float" office:value="20" calcext:value-type="float">
            <text:p>20,00000</text:p>
          </table:table-cell>
          <table:table-cell table:number-columns-repeated="3"/>
          <table:table-cell table:formula="of:=[.P391]+0.05*[.Q391]+[.R391]/240" office:value-type="float" office:value="0" calcext:value-type="float">
            <text:p>0</text:p>
          </table:table-cell>
          <table:table-cell table:formula="of:=[.J391]*[.O391]" office:value-type="float" office:value="160" calcext:value-type="float">
            <text:p>160,0000</text:p>
          </table:table-cell>
          <table:table-cell table:formula="of:=[.S391]-[.T391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418" calcext:value-type="float">
            <text:p>5 418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392]+([.M392]/20)+([.N392]/240)" office:value-type="float" office:value="2.5" calcext:value-type="float">
            <text:p>2,50000</text:p>
          </table:table-cell>
          <table:table-cell table:number-columns-repeated="3"/>
          <table:table-cell table:formula="of:=[.P392]+0.05*[.Q392]+[.R392]/240" office:value-type="float" office:value="0" calcext:value-type="float">
            <text:p>0</text:p>
          </table:table-cell>
          <table:table-cell table:formula="of:=[.J392]*[.O392]" office:value-type="float" office:value="13545" calcext:value-type="float">
            <text:p>13 545,0000</text:p>
          </table:table-cell>
          <table:table-cell table:formula="of:=[.S392]-[.T392]" office:value-type="float" office:value="-13545" calcext:value-type="float">
            <text:p>-13545</text:p>
          </table:table-cell>
          <table:table-cell table:number-columns-repeated="1003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tain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28" calcext:value-type="float">
            <text:p>1 2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19" table:formula="of:=[.L393]+([.M393]/20)+([.N393]/240)" office:value-type="float" office:value="1.25" calcext:value-type="float">
            <text:p>1,25000</text:p>
          </table:table-cell>
          <table:table-cell table:number-columns-repeated="3"/>
          <table:table-cell table:formula="of:=[.P393]+0.05*[.Q393]+[.R393]/240" office:value-type="float" office:value="0" calcext:value-type="float">
            <text:p>0</text:p>
          </table:table-cell>
          <table:table-cell table:formula="of:=[.J393]*[.O393]" office:value-type="float" office:value="1535" calcext:value-type="float">
            <text:p>1 535,0000</text:p>
          </table:table-cell>
          <table:table-cell table:formula="of:=[.S393]-[.T393]" office:value-type="float" office:value="-1535" calcext:value-type="float">
            <text:p>-1535</text:p>
          </table:table-cell>
          <table:table-cell table:number-columns-repeated="1003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394]+([.M394]/20)+([.N394]/240)" office:value-type="float" office:value="30" calcext:value-type="float">
            <text:p>30,00000</text:p>
          </table:table-cell>
          <table:table-cell table:number-columns-repeated="3"/>
          <table:table-cell table:formula="of:=[.P394]+0.05*[.Q394]+[.R394]/240" office:value-type="float" office:value="0" calcext:value-type="float">
            <text:p>0</text:p>
          </table:table-cell>
          <table:table-cell table:formula="of:=[.J394]*[.O394]" office:value-type="float" office:value="1050" calcext:value-type="float">
            <text:p>1 050,0000</text:p>
          </table:table-cell>
          <table:table-cell table:formula="of:=[.S394]-[.T394]" office:value-type="float" office:value="-1050" calcext:value-type="float">
            <text:p>-1050</text:p>
          </table:table-cell>
          <table:table-cell table:number-columns-repeated="1003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quart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19" table:formula="of:=[.L395]+([.M395]/20)+([.N395]/240)" office:value-type="float" office:value="25" calcext:value-type="float">
            <text:p>25,00000</text:p>
          </table:table-cell>
          <table:table-cell table:number-columns-repeated="3"/>
          <table:table-cell table:formula="of:=[.P395]+0.05*[.Q395]+[.R395]/240" office:value-type="float" office:value="0" calcext:value-type="float">
            <text:p>0</text:p>
          </table:table-cell>
          <table:table-cell table:formula="of:=[.J395]*[.O395]" office:value-type="float" office:value="2225" calcext:value-type="float">
            <text:p>2 225,0000</text:p>
          </table:table-cell>
          <table:table-cell table:formula="of:=[.S395]-[.T395]" office:value-type="float" office:value="-2225" calcext:value-type="float">
            <text:p>-2225</text:p>
          </table:table-cell>
          <table:table-cell table:number-columns-repeated="1003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5079" calcext:value-type="float">
            <text:p>15 07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396]+([.M396]/20)+([.N396]/240)" office:value-type="float" office:value="0.15" calcext:value-type="float">
            <text:p>0,15000</text:p>
          </table:table-cell>
          <table:table-cell table:number-columns-repeated="3"/>
          <table:table-cell table:formula="of:=[.P396]+0.05*[.Q396]+[.R396]/240" office:value-type="float" office:value="0" calcext:value-type="float">
            <text:p>0</text:p>
          </table:table-cell>
          <table:table-cell table:formula="of:=[.J396]*[.O396]" office:value-type="float" office:value="2261.85" calcext:value-type="float">
            <text:p>2 261,8500</text:p>
          </table:table-cell>
          <table:table-cell table:formula="of:=[.S396]-[.T396]" office:value-type="float" office:value="-2261.85" calcext:value-type="float">
            <text:p>-2261,85</text:p>
          </table:table-cell>
          <table:table-cell table:number-columns-repeated="1003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eth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19" table:formula="of:=[.L397]+([.M397]/20)+([.N397]/240)" office:value-type="float" office:value="120" calcext:value-type="float">
            <text:p>120,00000</text:p>
          </table:table-cell>
          <table:table-cell table:number-columns-repeated="3"/>
          <table:table-cell table:formula="of:=[.P397]+0.05*[.Q397]+[.R397]/240" office:value-type="float" office:value="0" calcext:value-type="float">
            <text:p>0</text:p>
          </table:table-cell>
          <table:table-cell table:formula="of:=[.J397]*[.O397]" office:value-type="float" office:value="2400" calcext:value-type="float">
            <text:p>2 400,0000</text:p>
          </table:table-cell>
          <table:table-cell table:formula="of:=[.S397]-[.T397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boisseaux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398]+([.M398]/20)+([.N398]/240)" office:value-type="float" office:value="6" calcext:value-type="float">
            <text:p>6,00000</text:p>
          </table:table-cell>
          <table:table-cell table:number-columns-repeated="3"/>
          <table:table-cell table:formula="of:=[.P398]+0.05*[.Q398]+[.R398]/240" office:value-type="float" office:value="0" calcext:value-type="float">
            <text:p>0</text:p>
          </table:table-cell>
          <table:table-cell table:formula="of:=[.J398]*[.O398]" office:value-type="float" office:value="3000" calcext:value-type="float">
            <text:p>3 000,0000</text:p>
          </table:table-cell>
          <table:table-cell table:formula="of:=[.S398]-[.T398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ot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399]+([.M399]/20)+([.N399]/240)" office:value-type="float" office:value="12" calcext:value-type="float">
            <text:p>12,00000</text:p>
          </table:table-cell>
          <table:table-cell table:number-columns-repeated="3"/>
          <table:table-cell table:formula="of:=[.P399]+0.05*[.Q399]+[.R399]/240" office:value-type="float" office:value="0" calcext:value-type="float">
            <text:p>0</text:p>
          </table:table-cell>
          <table:table-cell table:formula="of:=[.J399]*[.O399]" office:value-type="float" office:value="1800" calcext:value-type="float">
            <text:p>1 800,0000</text:p>
          </table:table-cell>
          <table:table-cell table:formula="of:=[.S399]-[.T399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alons d'or f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8" calcext:value-type="float">
            <text:p>38,00</text:p>
          </table:table-cell>
          <table:table-cell/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400]+([.M400]/20)+([.N400]/240)" office:value-type="float" office:value="12" calcext:value-type="float">
            <text:p>12,00000</text:p>
          </table:table-cell>
          <table:table-cell table:number-columns-repeated="3"/>
          <table:table-cell table:formula="of:=[.P400]+0.05*[.Q400]+[.R400]/240" office:value-type="float" office:value="0" calcext:value-type="float">
            <text:p>0</text:p>
          </table:table-cell>
          <table:table-cell table:formula="of:=[.J400]*[.O400]" office:value-type="float" office:value="456" calcext:value-type="float">
            <text:p>456,0000</text:p>
          </table:table-cell>
          <table:table-cell table:formula="of:=[.S400]-[.T400]" office:value-type="float" office:value="-456" calcext:value-type="float">
            <text:p>-456</text:p>
          </table:table-cell>
          <table:table-cell office:value-type="string" calcext:value-type="string">
            <text:p>unité de quantité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ar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19" table:formula="of:=[.L401]+([.M401]/20)+([.N401]/240)" office:value-type="float" office:value="18" calcext:value-type="float">
            <text:p>18,00000</text:p>
          </table:table-cell>
          <table:table-cell table:number-columns-repeated="3"/>
          <table:table-cell table:formula="of:=[.P401]+0.05*[.Q401]+[.R401]/240" office:value-type="float" office:value="0" calcext:value-type="float">
            <text:p>0</text:p>
          </table:table-cell>
          <table:table-cell table:formula="of:=[.J401]*[.O401]" office:value-type="float" office:value="900" calcext:value-type="float">
            <text:p>900,0000</text:p>
          </table:table-cell>
          <table:table-cell table:formula="of:=[.S401]-[.T401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040" calcext:value-type="float">
            <text:p>5 0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9" table:formula="of:=[.L402]+([.M402]/20)+([.N402]/240)" office:value-type="float" office:value="0.1" calcext:value-type="float">
            <text:p>0,10000</text:p>
          </table:table-cell>
          <table:table-cell table:number-columns-repeated="3"/>
          <table:table-cell table:formula="of:=[.P402]+0.05*[.Q402]+[.R402]/240" office:value-type="float" office:value="0" calcext:value-type="float">
            <text:p>0</text:p>
          </table:table-cell>
          <table:table-cell table:formula="of:=[.J402]*[.O402]" office:value-type="float" office:value="504" calcext:value-type="float">
            <text:p>504,0000</text:p>
          </table:table-cell>
          <table:table-cell table:formula="of:=[.S402]-[.T402]" office:value-type="float" office:value="-504" calcext:value-type="float">
            <text:p>-504</text:p>
          </table:table-cell>
          <table:table-cell table:number-columns-repeated="1003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uld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19" table:formula="of:=[.L403]+([.M403]/20)+([.N403]/240)" office:value-type="float" office:value="70" calcext:value-type="float">
            <text:p>70,00000</text:p>
          </table:table-cell>
          <table:table-cell table:number-columns-repeated="3"/>
          <table:table-cell table:formula="of:=[.P403]+0.05*[.Q403]+[.R403]/240" office:value-type="float" office:value="0" calcext:value-type="float">
            <text:p>0</text:p>
          </table:table-cell>
          <table:table-cell table:formula="of:=[.J403]*[.O403]" office:value-type="float" office:value="70" calcext:value-type="float">
            <text:p>70,0000</text:p>
          </table:table-cell>
          <table:table-cell table:formula="of:=[.S403]-[.T403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uinée ble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541" calcext:value-type="float">
            <text:p>1 541,00</text:p>
          </table:table-cell>
          <table:table-cell office:value-type="string" calcext:value-type="string">
            <text:p>pièce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19" table:formula="of:=[.L404]+([.M404]/20)+([.N404]/240)" office:value-type="float" office:value="23" calcext:value-type="float">
            <text:p>23,00000</text:p>
          </table:table-cell>
          <table:table-cell table:number-columns-repeated="3"/>
          <table:table-cell table:formula="of:=[.P404]+0.05*[.Q404]+[.R404]/240" office:value-type="float" office:value="0" calcext:value-type="float">
            <text:p>0</text:p>
          </table:table-cell>
          <table:table-cell table:formula="of:=[.J404]*[.O404]" office:value-type="float" office:value="35443" calcext:value-type="float">
            <text:p>35 443,0000</text:p>
          </table:table-cell>
          <table:table-cell table:formula="of:=[.S404]-[.T404]" office:value-type="float" office:value="-35443" calcext:value-type="float">
            <text:p>-35443</text:p>
          </table:table-cell>
          <table:table-cell table:number-columns-repeated="1003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uing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405]+([.M405]/20)+([.N405]/240)" office:value-type="float" office:value="20" calcext:value-type="float">
            <text:p>20,00000</text:p>
          </table:table-cell>
          <table:table-cell table:number-columns-repeated="3"/>
          <table:table-cell table:formula="of:=[.P405]+0.05*[.Q405]+[.R405]/240" office:value-type="float" office:value="0" calcext:value-type="float">
            <text:p>0</text:p>
          </table:table-cell>
          <table:table-cell table:formula="of:=[.J405]*[.O405]" office:value-type="float" office:value="1600" calcext:value-type="float">
            <text:p>1 600,0000</text:p>
          </table:table-cell>
          <table:table-cell table:formula="of:=[.S405]-[.T405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jets de cane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19" table:formula="of:=[.L406]+([.M406]/20)+([.N406]/240)" office:value-type="float" office:value="1.1" calcext:value-type="float">
            <text:p>1,10000</text:p>
          </table:table-cell>
          <table:table-cell table:number-columns-repeated="3"/>
          <table:table-cell table:formula="of:=[.P406]+0.05*[.Q406]+[.R406]/240" office:value-type="float" office:value="0" calcext:value-type="float">
            <text:p>0</text:p>
          </table:table-cell>
          <table:table-cell table:formula="of:=[.J406]*[.O406]" office:value-type="float" office:value="88" calcext:value-type="float">
            <text:p>88,0000</text:p>
          </table:table-cell>
          <table:table-cell table:formula="of:=[.S406]-[.T406]" office:value-type="float" office:value="-88" calcext:value-type="float">
            <text:p>-88</text:p>
          </table:table-cell>
          <table:table-cell table:number-columns-repeated="1003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18" calcext:value-type="float">
            <text:p>218,00</text:p>
          </table:table-cell>
          <table:table-cell office:value-type="string" calcext:value-type="string">
            <text:p>pièce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19" table:formula="of:=[.L407]+([.M407]/20)+([.N407]/240)" office:value-type="float" office:value="27" calcext:value-type="float">
            <text:p>27,00000</text:p>
          </table:table-cell>
          <table:table-cell table:number-columns-repeated="3"/>
          <table:table-cell table:formula="of:=[.P407]+0.05*[.Q407]+[.R407]/240" office:value-type="float" office:value="0" calcext:value-type="float">
            <text:p>0</text:p>
          </table:table-cell>
          <table:table-cell table:formula="of:=[.J407]*[.O407]" office:value-type="float" office:value="5886" calcext:value-type="float">
            <text:p>5 886,0000</text:p>
          </table:table-cell>
          <table:table-cell table:formula="of:=[.S407]-[.T407]" office:value-type="float" office:value="-5886" calcext:value-type="float">
            <text:p>-5886</text:p>
          </table:table-cell>
          <table:table-cell table:number-columns-repeated="1003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20" calcext:value-type="float">
            <text:p>1 22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19" table:formula="of:=[.L408]+([.M408]/20)+([.N408]/240)" office:value-type="float" office:value="25" calcext:value-type="float">
            <text:p>25,00000</text:p>
          </table:table-cell>
          <table:table-cell table:number-columns-repeated="3"/>
          <table:table-cell table:formula="of:=[.P408]+0.05*[.Q408]+[.R408]/240" office:value-type="float" office:value="0" calcext:value-type="float">
            <text:p>0</text:p>
          </table:table-cell>
          <table:table-cell table:formula="of:=[.J408]*[.O408]" office:value-type="float" office:value="30500" calcext:value-type="float">
            <text:p>30 500,0000</text:p>
          </table:table-cell>
          <table:table-cell table:formula="of:=[.S408]-[.T408]" office:value-type="float" office:value="-30500" calcext:value-type="float">
            <text:p>-30500</text:p>
          </table:table-cell>
          <table:table-cell table:number-columns-repeated="1003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nteaux gal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19" table:formula="of:=[.L409]+([.M409]/20)+([.N409]/240)" office:value-type="float" office:value="200" calcext:value-type="float">
            <text:p>200,00000</text:p>
          </table:table-cell>
          <table:table-cell table:number-columns-repeated="3"/>
          <table:table-cell table:formula="of:=[.P409]+0.05*[.Q409]+[.R409]/240" office:value-type="float" office:value="0" calcext:value-type="float">
            <text:p>0</text:p>
          </table:table-cell>
          <table:table-cell table:formula="of:=[.J409]*[.O409]" office:value-type="float" office:value="800" calcext:value-type="float">
            <text:p>800,0000</text:p>
          </table:table-cell>
          <table:table-cell table:formula="of:=[.S409]-[.T409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de Benga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19" table:formula="of:=[.L410]+([.M410]/20)+([.N410]/240)" office:value-type="float" office:value="15" calcext:value-type="float">
            <text:p>15,00000</text:p>
          </table:table-cell>
          <table:table-cell table:number-columns-repeated="3"/>
          <table:table-cell table:formula="of:=[.P410]+0.05*[.Q410]+[.R410]/240" office:value-type="float" office:value="0" calcext:value-type="float">
            <text:p>0</text:p>
          </table:table-cell>
          <table:table-cell table:formula="of:=[.J410]*[.O410]" office:value-type="float" office:value="1800" calcext:value-type="float">
            <text:p>1 800,0000</text:p>
          </table:table-cell>
          <table:table-cell table:formula="of:=[.S410]-[.T410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19" table:formula="of:=[.L411]+([.M411]/20)+([.N411]/240)" office:value-type="float" office:value="15" calcext:value-type="float">
            <text:p>15,00000</text:p>
          </table:table-cell>
          <table:table-cell table:number-columns-repeated="3"/>
          <table:table-cell table:formula="of:=[.P411]+0.05*[.Q411]+[.R411]/240" office:value-type="float" office:value="0" calcext:value-type="float">
            <text:p>0</text:p>
          </table:table-cell>
          <table:table-cell table:formula="of:=[.J411]*[.O411]" office:value-type="float" office:value="1050" calcext:value-type="float">
            <text:p>1 050,0000</text:p>
          </table:table-cell>
          <table:table-cell table:formula="of:=[.S411]-[.T411]" office:value-type="float" office:value="-1050" calcext:value-type="float">
            <text:p>-1050</text:p>
          </table:table-cell>
          <table:table-cell table:number-columns-repeated="1003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f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412]+([.M412]/20)+([.N412]/240)" office:value-type="float" office:value="20" calcext:value-type="float">
            <text:p>20,00000</text:p>
          </table:table-cell>
          <table:table-cell table:number-columns-repeated="3"/>
          <table:table-cell table:formula="of:=[.P412]+0.05*[.Q412]+[.R412]/240" office:value-type="float" office:value="0" calcext:value-type="float">
            <text:p>0</text:p>
          </table:table-cell>
          <table:table-cell table:formula="of:=[.J412]*[.O412]" office:value-type="float" office:value="60" calcext:value-type="float">
            <text:p>60,0000</text:p>
          </table:table-cell>
          <table:table-cell table:formula="of:=[.S412]-[.T412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Guing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413]+([.M413]/20)+([.N413]/240)" office:value-type="float" office:value="12" calcext:value-type="float">
            <text:p>12,00000</text:p>
          </table:table-cell>
          <table:table-cell table:number-columns-repeated="3"/>
          <table:table-cell table:formula="of:=[.P413]+0.05*[.Q413]+[.R413]/240" office:value-type="float" office:value="0" calcext:value-type="float">
            <text:p>0</text:p>
          </table:table-cell>
          <table:table-cell table:formula="of:=[.J413]*[.O413]" office:value-type="float" office:value="360" calcext:value-type="float">
            <text:p>360,0000</text:p>
          </table:table-cell>
          <table:table-cell table:formula="of:=[.S413]-[.T413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19" table:formula="of:=[.L414]+([.M414]/20)+([.N414]/240)" office:value-type="float" office:value="21" calcext:value-type="float">
            <text:p>21,00000</text:p>
          </table:table-cell>
          <table:table-cell table:number-columns-repeated="3"/>
          <table:table-cell table:formula="of:=[.P414]+0.05*[.Q414]+[.R414]/240" office:value-type="float" office:value="0" calcext:value-type="float">
            <text:p>0</text:p>
          </table:table-cell>
          <table:table-cell table:formula="of:=[.J414]*[.O414]" office:value-type="float" office:value="1260" calcext:value-type="float">
            <text:p>1 260,0000</text:p>
          </table:table-cell>
          <table:table-cell table:formula="of:=[.S414]-[.T414]" office:value-type="float" office:value="-1260" calcext:value-type="float">
            <text:p>-1260</text:p>
          </table:table-cell>
          <table:table-cell table:number-columns-repeated="1003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de Roue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pièc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19" table:formula="of:=[.L415]+([.M415]/20)+([.N415]/240)" office:value-type="float" office:value="14" calcext:value-type="float">
            <text:p>14,00000</text:p>
          </table:table-cell>
          <table:table-cell table:number-columns-repeated="3"/>
          <table:table-cell table:formula="of:=[.P415]+0.05*[.Q415]+[.R415]/240" office:value-type="float" office:value="0" calcext:value-type="float">
            <text:p>0</text:p>
          </table:table-cell>
          <table:table-cell table:formula="of:=[.J415]*[.O415]" office:value-type="float" office:value="1750" calcext:value-type="float">
            <text:p>1 750,0000</text:p>
          </table:table-cell>
          <table:table-cell table:formula="of:=[.S415]-[.T415]" office:value-type="float" office:value="-1750" calcext:value-type="float">
            <text:p>-1750</text:p>
          </table:table-cell>
          <table:table-cell table:number-columns-repeated="1003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eganep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26.5" calcext:value-type="float">
            <text:p>26,500</text:p>
          </table:table-cell>
          <table:table-cell table:number-columns-repeated="2"/>
          <table:table-cell table:style-name="ce19" table:formula="of:=[.L416]+([.M416]/20)+([.N416]/240)" office:value-type="float" office:value="26.5" calcext:value-type="float">
            <text:p>26,50000</text:p>
          </table:table-cell>
          <table:table-cell table:number-columns-repeated="3"/>
          <table:table-cell table:formula="of:=[.P416]+0.05*[.Q416]+[.R416]/240" office:value-type="float" office:value="0" calcext:value-type="float">
            <text:p>0</text:p>
          </table:table-cell>
          <table:table-cell table:formula="of:=[.J416]*[.O416]" office:value-type="float" office:value="1590" calcext:value-type="float">
            <text:p>1 590,0000</text:p>
          </table:table-cell>
          <table:table-cell table:formula="of:=[.S416]-[.T416]" office:value-type="float" office:value="-1590" calcext:value-type="float">
            <text:p>-1590</text:p>
          </table:table-cell>
          <table:table-cell office:value-type="string" calcext:value-type="string">
            <text:p>À 25 à 28 L</text:p>
          </table:table-cell>
          <table:table-cell table:number-columns-repeated="1002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icane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40" calcext:value-type="float">
            <text:p>640,00</text:p>
          </table:table-cell>
          <table:table-cell office:value-type="string" calcext:value-type="string">
            <text:p>pièces</text:p>
          </table:table-cell>
          <table:table-cell office:value-type="float" office:value="31" calcext:value-type="float">
            <text:p>31,000</text:p>
          </table:table-cell>
          <table:table-cell table:number-columns-repeated="2"/>
          <table:table-cell table:style-name="ce19" table:formula="of:=[.L417]+([.M417]/20)+([.N417]/240)" office:value-type="float" office:value="31" calcext:value-type="float">
            <text:p>31,00000</text:p>
          </table:table-cell>
          <table:table-cell table:number-columns-repeated="3"/>
          <table:table-cell table:formula="of:=[.P417]+0.05*[.Q417]+[.R417]/240" office:value-type="float" office:value="0" calcext:value-type="float">
            <text:p>0</text:p>
          </table:table-cell>
          <table:table-cell table:formula="of:=[.J417]*[.O417]" office:value-type="float" office:value="19840" calcext:value-type="float">
            <text:p>19 840,0000</text:p>
          </table:table-cell>
          <table:table-cell table:formula="of:=[.S417]-[.T417]" office:value-type="float" office:value="-19840" calcext:value-type="float">
            <text:p>-19840</text:p>
          </table:table-cell>
          <table:table-cell table:number-columns-repeated="1003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imen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418]+([.M418]/20)+([.N418]/240)" office:value-type="float" office:value="0.5" calcext:value-type="float">
            <text:p>0,50000</text:p>
          </table:table-cell>
          <table:table-cell table:number-columns-repeated="3"/>
          <table:table-cell table:formula="of:=[.P418]+0.05*[.Q418]+[.R418]/240" office:value-type="float" office:value="0" calcext:value-type="float">
            <text:p>0</text:p>
          </table:table-cell>
          <table:table-cell table:formula="of:=[.J418]*[.O418]" office:value-type="float" office:value="50" calcext:value-type="float">
            <text:p>50,0000</text:p>
          </table:table-cell>
          <table:table-cell table:formula="of:=[.S418]-[.T418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88" calcext:value-type="float">
            <text:p>188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419]+([.M419]/20)+([.N419]/240)" office:value-type="float" office:value="2.25" calcext:value-type="float">
            <text:p>2,25000</text:p>
          </table:table-cell>
          <table:table-cell table:number-columns-repeated="3"/>
          <table:table-cell table:formula="of:=[.P419]+0.05*[.Q419]+[.R419]/240" office:value-type="float" office:value="0" calcext:value-type="float">
            <text:p>0</text:p>
          </table:table-cell>
          <table:table-cell table:formula="of:=[.J419]*[.O419]" office:value-type="float" office:value="423" calcext:value-type="float">
            <text:p>423,0000</text:p>
          </table:table-cell>
          <table:table-cell table:formula="of:=[.S419]-[.T419]" office:value-type="float" office:value="-423" calcext:value-type="float">
            <text:p>-423</text:p>
          </table:table-cell>
          <table:table-cell table:number-columns-repeated="1003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8500" calcext:value-type="float">
            <text:p>28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420]+([.M420]/20)+([.N420]/240)" office:value-type="float" office:value="1" calcext:value-type="float">
            <text:p>1,00000</text:p>
          </table:table-cell>
          <table:table-cell table:number-columns-repeated="3"/>
          <table:table-cell table:formula="of:=[.P420]+0.05*[.Q420]+[.R420]/240" office:value-type="float" office:value="0" calcext:value-type="float">
            <text:p>0</text:p>
          </table:table-cell>
          <table:table-cell table:formula="of:=[.J420]*[.O420]" office:value-type="float" office:value="28500" calcext:value-type="float">
            <text:p>28 500,0000</text:p>
          </table:table-cell>
          <table:table-cell table:formula="of:=[.S420]-[.T420]" office:value-type="float" office:value="-28500" calcext:value-type="float">
            <text:p>-28500</text:p>
          </table:table-cell>
          <table:table-cell table:number-columns-repeated="1003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asa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ma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421]+([.M421]/20)+([.N421]/240)" office:value-type="float" office:value="20" calcext:value-type="float">
            <text:p>20,00000</text:p>
          </table:table-cell>
          <table:table-cell table:number-columns-repeated="3"/>
          <table:table-cell table:formula="of:=[.P421]+0.05*[.Q421]+[.R421]/240" office:value-type="float" office:value="0" calcext:value-type="float">
            <text:p>0</text:p>
          </table:table-cell>
          <table:table-cell table:formula="of:=[.J421]*[.O421]" office:value-type="float" office:value="4600" calcext:value-type="float">
            <text:p>4 600,0000</text:p>
          </table:table-cell>
          <table:table-cell table:formula="of:=[.S421]-[.T421]" office:value-type="float" office:value="-4600" calcext:value-type="float">
            <text:p>-4600</text:p>
          </table:table-cell>
          <table:table-cell table:number-columns-repeated="1003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asa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53" calcext:value-type="float">
            <text:p>8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19" table:formula="of:=[.L422]+([.M422]/20)+([.N422]/240)" office:value-type="float" office:value="0.8" calcext:value-type="float">
            <text:p>0,80000</text:p>
          </table:table-cell>
          <table:table-cell table:number-columns-repeated="3"/>
          <table:table-cell table:formula="of:=[.P422]+0.05*[.Q422]+[.R422]/240" office:value-type="float" office:value="0" calcext:value-type="float">
            <text:p>0</text:p>
          </table:table-cell>
          <table:table-cell table:formula="of:=[.J422]*[.O422]" office:value-type="float" office:value="682.4" calcext:value-type="float">
            <text:p>682,4000</text:p>
          </table:table-cell>
          <table:table-cell table:formula="of:=[.S422]-[.T422]" office:value-type="float" office:value="-682.4" calcext:value-type="float">
            <text:p>-682,4</text:p>
          </table:table-cell>
          <table:table-cell table:number-columns-repeated="1003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bres fi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 office:value-type="float" office:value="5.5" calcext:value-type="float">
            <text:p>5,500</text:p>
          </table:table-cell>
          <table:table-cell table:number-columns-repeated="2"/>
          <table:table-cell table:style-name="ce19" table:formula="of:=[.L423]+([.M423]/20)+([.N423]/240)" office:value-type="float" office:value="5.5" calcext:value-type="float">
            <text:p>5,50000</text:p>
          </table:table-cell>
          <table:table-cell table:number-columns-repeated="3"/>
          <table:table-cell table:formula="of:=[.P423]+0.05*[.Q423]+[.R423]/240" office:value-type="float" office:value="0" calcext:value-type="float">
            <text:p>0</text:p>
          </table:table-cell>
          <table:table-cell table:formula="of:=[.J423]*[.O423]" office:value-type="float" office:value="330" calcext:value-type="float">
            <text:p>330,0000</text:p>
          </table:table-cell>
          <table:table-cell table:formula="of:=[.S423]-[.T423]" office:value-type="float" office:value="-330" calcext:value-type="float">
            <text:p>-330</text:p>
          </table:table-cell>
          <table:table-cell office:value-type="string" calcext:value-type="string">
            <text:p>À 5 ou 6 L</text:p>
          </table:table-cell>
          <table:table-cell table:number-columns-repeated="1002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aun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424]+([.M424]/20)+([.N424]/240)" office:value-type="float" office:value="10" calcext:value-type="float">
            <text:p>10,00000</text:p>
          </table:table-cell>
          <table:table-cell table:number-columns-repeated="3"/>
          <table:table-cell table:formula="of:=[.P424]+0.05*[.Q424]+[.R424]/240" office:value-type="float" office:value="0" calcext:value-type="float">
            <text:p>0</text:p>
          </table:table-cell>
          <table:table-cell table:formula="of:=[.J424]*[.O424]" office:value-type="float" office:value="300" calcext:value-type="float">
            <text:p>300,0000</text:p>
          </table:table-cell>
          <table:table-cell table:formula="of:=[.S424]-[.T424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425]+([.M425]/20)+([.N425]/240)" office:value-type="float" office:value="4" calcext:value-type="float">
            <text:p>4,00000</text:p>
          </table:table-cell>
          <table:table-cell table:number-columns-repeated="3"/>
          <table:table-cell table:formula="of:=[.P425]+0.05*[.Q425]+[.R425]/240" office:value-type="float" office:value="0" calcext:value-type="float">
            <text:p>0</text:p>
          </table:table-cell>
          <table:table-cell table:formula="of:=[.J425]*[.O425]" office:value-type="float" office:value="3200" calcext:value-type="float">
            <text:p>3 200,0000</text:p>
          </table:table-cell>
          <table:table-cell table:formula="of:=[.S425]-[.T425]" office:value-type="float" office:value="-3200" calcext:value-type="float">
            <text:p>-3200</text:p>
          </table:table-cell>
          <table:table-cell table:number-columns-repeated="1003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665" calcext:value-type="float">
            <text:p>665,00</text:p>
          </table:table-cell>
          <table:table-cell office:value-type="string" calcext:value-type="string">
            <text:p>livres</text:p>
          </table:table-cell>
          <table:table-cell office:value-type="float" office:value="0.45" calcext:value-type="float">
            <text:p>0,450</text:p>
          </table:table-cell>
          <table:table-cell table:number-columns-repeated="2"/>
          <table:table-cell table:style-name="ce19" table:formula="of:=[.L426]+([.M426]/20)+([.N426]/240)" office:value-type="float" office:value="0.45" calcext:value-type="float">
            <text:p>0,45000</text:p>
          </table:table-cell>
          <table:table-cell table:number-columns-repeated="3"/>
          <table:table-cell table:formula="of:=[.P426]+0.05*[.Q426]+[.R426]/240" office:value-type="float" office:value="0" calcext:value-type="float">
            <text:p>0</text:p>
          </table:table-cell>
          <table:table-cell table:formula="of:=[.J426]*[.O426]" office:value-type="float" office:value="299.25" calcext:value-type="float">
            <text:p>299,2500</text:p>
          </table:table-cell>
          <table:table-cell table:formula="of:=[.S426]-[.T426]" office:value-type="float" office:value="-299.25" calcext:value-type="float">
            <text:p>-299,25</text:p>
          </table:table-cell>
          <table:table-cell office:value-type="string" calcext:value-type="string">
            <text:p>45 L %</text:p>
          </table:table-cell>
          <table:table-cell table:number-columns-repeated="1002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29" calcext:value-type="float">
            <text:p>5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427]+([.M427]/20)+([.N427]/240)" office:value-type="float" office:value="0.35" calcext:value-type="float">
            <text:p>0,35000</text:p>
          </table:table-cell>
          <table:table-cell table:number-columns-repeated="3"/>
          <table:table-cell table:formula="of:=[.P427]+0.05*[.Q427]+[.R427]/240" office:value-type="float" office:value="0" calcext:value-type="float">
            <text:p>0</text:p>
          </table:table-cell>
          <table:table-cell table:formula="of:=[.J427]*[.O427]" office:value-type="float" office:value="185.15" calcext:value-type="float">
            <text:p>185,1500</text:p>
          </table:table-cell>
          <table:table-cell table:formula="of:=[.S427]-[.T427]" office:value-type="float" office:value="-185.15" calcext:value-type="float">
            <text:p>-185,15</text:p>
          </table:table-cell>
          <table:table-cell table:number-columns-repeated="1003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ap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03" calcext:value-type="float">
            <text:p>1 203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19" table:formula="of:=[.L428]+([.M428]/20)+([.N428]/240)" office:value-type="float" office:value="18" calcext:value-type="float">
            <text:p>18,00000</text:p>
          </table:table-cell>
          <table:table-cell table:number-columns-repeated="3"/>
          <table:table-cell table:formula="of:=[.P428]+0.05*[.Q428]+[.R428]/240" office:value-type="float" office:value="0" calcext:value-type="float">
            <text:p>0</text:p>
          </table:table-cell>
          <table:table-cell table:formula="of:=[.J428]*[.O428]" office:value-type="float" office:value="21654" calcext:value-type="float">
            <text:p>21 654,0000</text:p>
          </table:table-cell>
          <table:table-cell table:formula="of:=[.S428]-[.T428]" office:value-type="float" office:value="-21654" calcext:value-type="float">
            <text:p>-21654</text:p>
          </table:table-cell>
          <table:table-cell table:number-columns-repeated="1003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lin de Chole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40" calcext:value-type="float">
            <text:p>5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429]+([.M429]/20)+([.N429]/240)" office:value-type="float" office:value="2.25" calcext:value-type="float">
            <text:p>2,25000</text:p>
          </table:table-cell>
          <table:table-cell table:number-columns-repeated="3"/>
          <table:table-cell table:formula="of:=[.P429]+0.05*[.Q429]+[.R429]/240" office:value-type="float" office:value="0" calcext:value-type="float">
            <text:p>0</text:p>
          </table:table-cell>
          <table:table-cell table:formula="of:=[.J429]*[.O429]" office:value-type="float" office:value="1215" calcext:value-type="float">
            <text:p>1 215,0000</text:p>
          </table:table-cell>
          <table:table-cell table:formula="of:=[.S429]-[.T429]" office:value-type="float" office:value="-1215" calcext:value-type="float">
            <text:p>-1215</text:p>
          </table:table-cell>
          <table:table-cell office:value-type="string" calcext:value-type="string">
            <text:p>À 40 ou 50 S</text:p>
          </table:table-cell>
          <table:table-cell table:number-columns-repeated="1002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co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590" calcext:value-type="float">
            <text:p>5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430]+([.M430]/20)+([.N430]/240)" office:value-type="float" office:value="2.5" calcext:value-type="float">
            <text:p>2,50000</text:p>
          </table:table-cell>
          <table:table-cell table:number-columns-repeated="3"/>
          <table:table-cell table:formula="of:=[.P430]+0.05*[.Q430]+[.R430]/240" office:value-type="float" office:value="0" calcext:value-type="float">
            <text:p>0</text:p>
          </table:table-cell>
          <table:table-cell table:formula="of:=[.J430]*[.O430]" office:value-type="float" office:value="1475" calcext:value-type="float">
            <text:p>1 475,0000</text:p>
          </table:table-cell>
          <table:table-cell table:formula="of:=[.S430]-[.T430]" office:value-type="float" office:value="-1475" calcext:value-type="float">
            <text:p>-1475</text:p>
          </table:table-cell>
          <table:table-cell table:number-columns-repeated="1003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guing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aunes</text:p>
          </table:table-cell>
          <table:table-cell table:number-columns-repeated="3"/>
          <table:table-cell table:style-name="ce19" table:formula="of:=[.L431]+([.M431]/20)+([.N431]/240)" office:value-type="float" office:value="0" calcext:value-type="float">
            <text:p>0,00000</text:p>
          </table:table-cell>
          <table:table-cell table:number-columns-repeated="3"/>
          <table:table-cell table:formula="of:=[.P431]+0.05*[.Q431]+[.R431]/240" office:value-type="float" office:value="0" calcext:value-type="float">
            <text:p>0</text:p>
          </table:table-cell>
          <table:table-cell table:formula="of:=[.J431]*[.O431]" office:value-type="float" office:value="0" calcext:value-type="float">
            <text:p>0,0000</text:p>
          </table:table-cell>
          <table:table-cell table:formula="of:=[.S431]-[.T431]" office:value-type="float" office:value="0" calcext:value-type="float">
            <text:p>0</text:p>
          </table:table-cell>
          <table:table-cell office:value-type="string" calcext:value-type="string">
            <text:p>À 8 L la pièce</text:p>
          </table:table-cell>
          <table:table-cell table:number-columns-repeated="1002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1250" calcext:value-type="float">
            <text:p>1 25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19" table:formula="of:=[.L432]+([.M432]/20)+([.N432]/240)" office:value-type="float" office:value="5" calcext:value-type="float">
            <text:p>5,00000</text:p>
          </table:table-cell>
          <table:table-cell table:number-columns-repeated="3"/>
          <table:table-cell table:formula="of:=[.P432]+0.05*[.Q432]+[.R432]/240" office:value-type="float" office:value="0" calcext:value-type="float">
            <text:p>0</text:p>
          </table:table-cell>
          <table:table-cell table:formula="of:=[.J432]*[.O432]" office:value-type="float" office:value="6250" calcext:value-type="float">
            <text:p>6 250,0000</text:p>
          </table:table-cell>
          <table:table-cell table:formula="of:=[.S432]-[.T432]" office:value-type="float" office:value="-6250" calcext:value-type="float">
            <text:p>-6250</text:p>
          </table:table-cell>
          <table:table-cell table:number-columns-repeated="1003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elou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aune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19" table:formula="of:=[.L433]+([.M433]/20)+([.N433]/240)" office:value-type="float" office:value="27" calcext:value-type="float">
            <text:p>27,00000</text:p>
          </table:table-cell>
          <table:table-cell table:number-columns-repeated="3"/>
          <table:table-cell table:formula="of:=[.P433]+0.05*[.Q433]+[.R433]/240" office:value-type="float" office:value="0" calcext:value-type="float">
            <text:p>0</text:p>
          </table:table-cell>
          <table:table-cell table:formula="of:=[.J433]*[.O433]" office:value-type="float" office:value="540" calcext:value-type="float">
            <text:p>540,0000</text:p>
          </table:table-cell>
          <table:table-cell table:formula="of:=[.S433]-[.T433]" office:value-type="float" office:value="-540" calcext:value-type="float">
            <text:p>-540</text:p>
          </table:table-cell>
          <table:table-cell office:value-type="string" calcext:value-type="string">
            <text:p>À 24 à 30 L</text:p>
          </table:table-cell>
          <table:table-cell table:number-columns-repeated="1002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table:formula="of:=[.L434]+([.M434]/20)+([.N434]/240)" office:value-type="float" office:value="0.125" calcext:value-type="float">
            <text:p>0,12500</text:p>
          </table:table-cell>
          <table:table-cell table:number-columns-repeated="3"/>
          <table:table-cell table:formula="of:=[.P434]+0.05*[.Q434]+[.R434]/240" office:value-type="float" office:value="0" calcext:value-type="float">
            <text:p>0</text:p>
          </table:table-cell>
          <table:table-cell table:formula="of:=[.J434]*[.O434]" office:value-type="float" office:value="50" calcext:value-type="float">
            <text:p>50,0000</text:p>
          </table:table-cell>
          <table:table-cell table:formula="of:=[.S434]-[.T434]" office:value-type="float" office:value="-50" calcext:value-type="float">
            <text:p>-50</text:p>
          </table:table-cell>
          <table:table-cell office:value-type="string" calcext:value-type="string">
            <text:p>À 2 ou 3 S</text:p>
          </table:table-cell>
          <table:table-cell table:number-columns-repeated="1002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qu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435]+([.M435]/20)+([.N435]/240)" office:value-type="float" office:value="40" calcext:value-type="float">
            <text:p>40,00000</text:p>
          </table:table-cell>
          <table:table-cell table:number-columns-repeated="3"/>
          <table:table-cell table:formula="of:=[.P435]+0.05*[.Q435]+[.R435]/240" office:value-type="float" office:value="0" calcext:value-type="float">
            <text:p>0</text:p>
          </table:table-cell>
          <table:table-cell table:formula="of:=[.J435]*[.O435]" office:value-type="float" office:value="320" calcext:value-type="float">
            <text:p>320,0000</text:p>
          </table:table-cell>
          <table:table-cell table:formula="of:=[.S435]-[.T435]" office:value-type="float" office:value="-320" calcext:value-type="float">
            <text:p>-320</text:p>
          </table:table-cell>
          <table:table-cell table:number-columns-repeated="1003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a Guinée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19" table:formula="of:=[.L436]+([.M436]/20)+([.N436]/240)" office:value-type="float" office:value="80" calcext:value-type="float">
            <text:p>80,00000</text:p>
          </table:table-cell>
          <table:table-cell table:number-columns-repeated="3"/>
          <table:table-cell table:formula="of:=[.P436]+0.05*[.Q436]+[.R436]/240" office:value-type="float" office:value="0" calcext:value-type="float">
            <text:p>0</text:p>
          </table:table-cell>
          <table:table-cell table:formula="of:=[.J436]*[.O436]" office:value-type="float" office:value="6160" calcext:value-type="float">
            <text:p>6 160,0000</text:p>
          </table:table-cell>
          <table:table-cell table:formula="of:=[.S436]-[.T436]" office:value-type="float" office:value="-6160" calcext:value-type="float">
            <text:p>-6160</text:p>
          </table:table-cell>
          <table:table-cell table:number-columns-repeated="1003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riques vui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19" table:formula="of:=[.L437]+([.M437]/20)+([.N437]/240)" office:value-type="float" office:value="1.75" calcext:value-type="float">
            <text:p>1,75000</text:p>
          </table:table-cell>
          <table:table-cell table:number-columns-repeated="3"/>
          <table:table-cell table:formula="of:=[.P437]+0.05*[.Q437]+[.R437]/240" office:value-type="float" office:value="0" calcext:value-type="float">
            <text:p>0</text:p>
          </table:table-cell>
          <table:table-cell table:formula="of:=[.J437]*[.O437]" office:value-type="float" office:value="35" calcext:value-type="float">
            <text:p>35,0000</text:p>
          </table:table-cell>
          <table:table-cell table:formula="of:=[.S437]-[.T437]" office:value-type="float" office:value="-35" calcext:value-type="float">
            <text:p>-35</text:p>
          </table:table-cell>
          <table:table-cell office:value-type="string" calcext:value-type="string">
            <text:p>À 30 à 40 S</text:p>
          </table:table-cell>
          <table:table-cell table:number-columns-repeated="1002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s de co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aires</text:p>
          </table:table-cell>
          <table:table-cell office:value-type="float" office:value="3.5" calcext:value-type="float">
            <text:p>3,500</text:p>
          </table:table-cell>
          <table:table-cell table:number-columns-repeated="2"/>
          <table:table-cell table:style-name="ce19" table:formula="of:=[.L438]+([.M438]/20)+([.N438]/240)" office:value-type="float" office:value="3.5" calcext:value-type="float">
            <text:p>3,50000</text:p>
          </table:table-cell>
          <table:table-cell table:number-columns-repeated="3"/>
          <table:table-cell table:formula="of:=[.P438]+0.05*[.Q438]+[.R438]/240" office:value-type="float" office:value="0" calcext:value-type="float">
            <text:p>0</text:p>
          </table:table-cell>
          <table:table-cell table:formula="of:=[.J438]*[.O438]" office:value-type="float" office:value="105" calcext:value-type="float">
            <text:p>105,0000</text:p>
          </table:table-cell>
          <table:table-cell table:formula="of:=[.S438]-[.T438]" office:value-type="float" office:value="-105" calcext:value-type="float">
            <text:p>-105</text:p>
          </table:table-cell>
          <table:table-cell office:value-type="string" calcext:value-type="string">
            <text:p>À 3 L à 4 L</text:p>
          </table:table-cell>
          <table:table-cell table:number-columns-repeated="1002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douzaines</text:p>
          </table:table-cell>
          <table:table-cell office:value-type="float" office:value="33" calcext:value-type="float">
            <text:p>33,000</text:p>
          </table:table-cell>
          <table:table-cell table:number-columns-repeated="2"/>
          <table:table-cell table:style-name="ce19" table:formula="of:=[.L439]+([.M439]/20)+([.N439]/240)" office:value-type="float" office:value="33" calcext:value-type="float">
            <text:p>33,00000</text:p>
          </table:table-cell>
          <table:table-cell table:number-columns-repeated="3"/>
          <table:table-cell table:formula="of:=[.P439]+0.05*[.Q439]+[.R439]/240" office:value-type="float" office:value="0" calcext:value-type="float">
            <text:p>0</text:p>
          </table:table-cell>
          <table:table-cell table:formula="of:=[.J439]*[.O439]" office:value-type="float" office:value="462" calcext:value-type="float">
            <text:p>462,0000</text:p>
          </table:table-cell>
          <table:table-cell table:formula="of:=[.S439]-[.T439]" office:value-type="float" office:value="-462" calcext:value-type="float">
            <text:p>-462</text:p>
          </table:table-cell>
          <table:table-cell office:value-type="string" calcext:value-type="string">
            <text:p>À 30 . 36 L</text:p>
          </table:table-cell>
          <table:table-cell table:number-columns-repeated="1002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euf à la mo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27.5" calcext:value-type="float">
            <text:p>27,500</text:p>
          </table:table-cell>
          <table:table-cell table:number-columns-repeated="2"/>
          <table:table-cell table:style-name="ce19" table:formula="of:=[.L440]+([.M440]/20)+([.N440]/240)" office:value-type="float" office:value="27.5" calcext:value-type="float">
            <text:p>27,50000</text:p>
          </table:table-cell>
          <table:table-cell table:number-columns-repeated="3"/>
          <table:table-cell table:formula="of:=[.P440]+0.05*[.Q440]+[.R440]/240" office:value-type="float" office:value="0" calcext:value-type="float">
            <text:p>0</text:p>
          </table:table-cell>
          <table:table-cell table:formula="of:=[.J440]*[.O440]" office:value-type="float" office:value="55" calcext:value-type="float">
            <text:p>55,0000</text:p>
          </table:table-cell>
          <table:table-cell table:formula="of:=[.S440]-[.T440]" office:value-type="float" office:value="-55" calcext:value-type="float">
            <text:p>-55</text:p>
          </table:table-cell>
          <table:table-cell office:value-type="string" calcext:value-type="string">
            <text:p>À 25 à 30 L</text:p>
          </table:table-cell>
          <table:table-cell table:number-columns-repeated="1002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euf à la mo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40" calcext:value-type="float">
            <text:p>6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441]+([.M441]/20)+([.N441]/240)" office:value-type="float" office:value="0.35" calcext:value-type="float">
            <text:p>0,35000</text:p>
          </table:table-cell>
          <table:table-cell table:number-columns-repeated="3"/>
          <table:table-cell table:formula="of:=[.P441]+0.05*[.Q441]+[.R441]/240" office:value-type="float" office:value="0" calcext:value-type="float">
            <text:p>0</text:p>
          </table:table-cell>
          <table:table-cell table:formula="of:=[.J441]*[.O441]" office:value-type="float" office:value="224" calcext:value-type="float">
            <text:p>224,0000</text:p>
          </table:table-cell>
          <table:table-cell table:formula="of:=[.S441]-[.T441]" office:value-type="float" office:value="-224" calcext:value-type="float">
            <text:p>-224</text:p>
          </table:table-cell>
          <table:table-cell office:value-type="string" calcext:value-type="string">
            <text:p>À 6 ou 8 S</text:p>
          </table:table-cell>
          <table:table-cell table:number-columns-repeated="1002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1" calcext:value-type="float">
            <text:p>111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442]+([.M442]/20)+([.N442]/240)" office:value-type="float" office:value="30" calcext:value-type="float">
            <text:p>30,00000</text:p>
          </table:table-cell>
          <table:table-cell table:number-columns-repeated="3"/>
          <table:table-cell table:formula="of:=[.P442]+0.05*[.Q442]+[.R442]/240" office:value-type="float" office:value="0" calcext:value-type="float">
            <text:p>0</text:p>
          </table:table-cell>
          <table:table-cell table:formula="of:=[.J442]*[.O442]" office:value-type="float" office:value="3330" calcext:value-type="float">
            <text:p>3 330,0000</text:p>
          </table:table-cell>
          <table:table-cell table:formula="of:=[.S442]-[.T442]" office:value-type="float" office:value="-3330" calcext:value-type="float">
            <text:p>-3330</text:p>
          </table:table-cell>
          <table:table-cell table:number-columns-repeated="1003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9000" calcext:value-type="float">
            <text:p>139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443]+([.M443]/20)+([.N443]/240)" office:value-type="float" office:value="0.25" calcext:value-type="float">
            <text:p>0,25000</text:p>
          </table:table-cell>
          <table:table-cell table:number-columns-repeated="3"/>
          <table:table-cell table:formula="of:=[.P443]+0.05*[.Q443]+[.R443]/240" office:value-type="float" office:value="0" calcext:value-type="float">
            <text:p>0</text:p>
          </table:table-cell>
          <table:table-cell table:formula="of:=[.J443]*[.O443]" office:value-type="float" office:value="34750" calcext:value-type="float">
            <text:p>34 750,0000</text:p>
          </table:table-cell>
          <table:table-cell table:formula="of:=[.S443]-[.T443]" office:value-type="float" office:value="-34750" calcext:value-type="float">
            <text:p>-34750</text:p>
          </table:table-cell>
          <table:table-cell table:number-columns-repeated="1003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1076" calcext:value-type="float">
            <text:p>61 0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444]+([.M444]/20)+([.N444]/240)" office:value-type="float" office:value="0.4" calcext:value-type="float">
            <text:p>0,40000</text:p>
          </table:table-cell>
          <table:table-cell table:number-columns-repeated="3"/>
          <table:table-cell table:formula="of:=[.P444]+0.05*[.Q444]+[.R444]/240" office:value-type="float" office:value="0" calcext:value-type="float">
            <text:p>0</text:p>
          </table:table-cell>
          <table:table-cell table:formula="of:=[.J444]*[.O444]" office:value-type="float" office:value="24430.4" calcext:value-type="float">
            <text:p>24 430,4000</text:p>
          </table:table-cell>
          <table:table-cell table:formula="of:=[.S444]-[.T444]" office:value-type="float" office:value="-24430.4" calcext:value-type="float">
            <text:p>-24430,4</text:p>
          </table:table-cell>
          <table:table-cell table:number-columns-repeated="1003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iè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19" table:formula="of:=[.L445]+([.M445]/20)+([.N445]/240)" office:value-type="float" office:value="25" calcext:value-type="float">
            <text:p>25,00000</text:p>
          </table:table-cell>
          <table:table-cell table:number-columns-repeated="3"/>
          <table:table-cell table:formula="of:=[.P445]+0.05*[.Q445]+[.R445]/240" office:value-type="float" office:value="0" calcext:value-type="float">
            <text:p>0</text:p>
          </table:table-cell>
          <table:table-cell table:formula="of:=[.J445]*[.O445]" office:value-type="float" office:value="375" calcext:value-type="float">
            <text:p>375,0000</text:p>
          </table:table-cell>
          <table:table-cell table:formula="of:=[.S445]-[.T445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iscuits de 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8225" calcext:value-type="float">
            <text:p>308 2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446]+([.M446]/20)+([.N446]/240)" office:value-type="float" office:value="0.2" calcext:value-type="float">
            <text:p>0,20000</text:p>
          </table:table-cell>
          <table:table-cell table:number-columns-repeated="3"/>
          <table:table-cell table:formula="of:=[.P446]+0.05*[.Q446]+[.R446]/240" office:value-type="float" office:value="0" calcext:value-type="float">
            <text:p>0</text:p>
          </table:table-cell>
          <table:table-cell table:formula="of:=[.J446]*[.O446]" office:value-type="float" office:value="61645" calcext:value-type="float">
            <text:p>61 645,0000</text:p>
          </table:table-cell>
          <table:table-cell table:formula="of:=[.S446]-[.T446]" office:value-type="float" office:value="-61645" calcext:value-type="float">
            <text:p>-61645</text:p>
          </table:table-cell>
          <table:table-cell table:number-columns-repeated="1003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ttes for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3" calcext:value-type="float">
            <text:p>73,00</text:p>
          </table:table-cell>
          <table:table-cell office:value-type="string" calcext:value-type="string">
            <text:p>pair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447]+([.M447]/20)+([.N447]/240)" office:value-type="float" office:value="20" calcext:value-type="float">
            <text:p>20,00000</text:p>
          </table:table-cell>
          <table:table-cell table:number-columns-repeated="3"/>
          <table:table-cell table:formula="of:=[.P447]+0.05*[.Q447]+[.R447]/240" office:value-type="float" office:value="0" calcext:value-type="float">
            <text:p>0</text:p>
          </table:table-cell>
          <table:table-cell table:formula="of:=[.J447]*[.O447]" office:value-type="float" office:value="1460" calcext:value-type="float">
            <text:p>1 460,0000</text:p>
          </table:table-cell>
          <table:table-cell table:formula="of:=[.S447]-[.T447]" office:value-type="float" office:value="-1460" calcext:value-type="float">
            <text:p>-1460</text:p>
          </table:table-cell>
          <table:table-cell table:number-columns-repeated="1003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448]+([.M448]/20)+([.N448]/240)" office:value-type="float" office:value="22" calcext:value-type="float">
            <text:p>22,00000</text:p>
          </table:table-cell>
          <table:table-cell table:number-columns-repeated="3"/>
          <table:table-cell table:formula="of:=[.P448]+0.05*[.Q448]+[.R448]/240" office:value-type="float" office:value="0" calcext:value-type="float">
            <text:p>0</text:p>
          </table:table-cell>
          <table:table-cell table:formula="of:=[.J448]*[.O448]" office:value-type="float" office:value="110" calcext:value-type="float">
            <text:p>110,0000</text:p>
          </table:table-cell>
          <table:table-cell table:formula="of:=[.S448]-[.T448]" office:value-type="float" office:value="-110" calcext:value-type="float">
            <text:p>-110</text:p>
          </table:table-cell>
          <table:table-cell table:number-columns-repeated="1003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riq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milliers</text:p>
          </table:table-cell>
          <table:table-cell office:value-type="float" office:value="0.018" calcext:value-type="float">
            <text:p>0,018</text:p>
          </table:table-cell>
          <table:table-cell table:number-columns-repeated="2"/>
          <table:table-cell table:style-name="ce19" table:formula="of:=[.L449]+([.M449]/20)+([.N449]/240)" office:value-type="float" office:value="0.018" calcext:value-type="float">
            <text:p>0,01800</text:p>
          </table:table-cell>
          <table:table-cell table:number-columns-repeated="3"/>
          <table:table-cell table:formula="of:=[.P449]+0.05*[.Q449]+[.R449]/240" office:value-type="float" office:value="0" calcext:value-type="float">
            <text:p>0</text:p>
          </table:table-cell>
          <table:table-cell table:formula="of:=[.J449]*[.O449]" office:value-type="float" office:value="0.45" calcext:value-type="float">
            <text:p>0,4500</text:p>
          </table:table-cell>
          <table:table-cell table:formula="of:=[.S449]-[.T449]" office:value-type="float" office:value="-0.45" calcext:value-type="float">
            <text:p>-0,45</text:p>
          </table:table-cell>
          <table:table-cell office:value-type="string" calcext:value-type="string">
            <text:p>18 L %%</text:p>
          </table:table-cell>
          <table:table-cell table:number-columns-repeated="1002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riq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900" calcext:value-type="float">
            <text:p>3 900,00</text:p>
          </table:table-cell>
          <table:table-cell table:number-columns-repeated="4"/>
          <table:table-cell table:style-name="ce19" table:formula="of:=[.L450]+([.M450]/20)+([.N450]/240)" office:value-type="float" office:value="0" calcext:value-type="float">
            <text:p>0,00000</text:p>
          </table:table-cell>
          <table:table-cell table:number-columns-repeated="3"/>
          <table:table-cell table:formula="of:=[.P450]+0.05*[.Q450]+[.R450]/240" office:value-type="float" office:value="0" calcext:value-type="float">
            <text:p>0</text:p>
          </table:table-cell>
          <table:table-cell table:formula="of:=[.J450]*[.O450]" office:value-type="float" office:value="0" calcext:value-type="float">
            <text:p>0,0000</text:p>
          </table:table-cell>
          <table:table-cell table:formula="of:=[.S450]-[.T450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melot f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451]+([.M451]/20)+([.N451]/240)" office:value-type="float" office:value="3.75" calcext:value-type="float">
            <text:p>3,75000</text:p>
          </table:table-cell>
          <table:table-cell table:number-columns-repeated="3"/>
          <table:table-cell table:formula="of:=[.P451]+0.05*[.Q451]+[.R451]/240" office:value-type="float" office:value="0" calcext:value-type="float">
            <text:p>0</text:p>
          </table:table-cell>
          <table:table-cell table:formula="of:=[.J451]*[.O451]" office:value-type="float" office:value="150" calcext:value-type="float">
            <text:p>150,0000</text:p>
          </table:table-cell>
          <table:table-cell table:formula="of:=[.S451]-[.T451]" office:value-type="float" office:value="-150" calcext:value-type="float">
            <text:p>-150</text:p>
          </table:table-cell>
          <table:table-cell office:value-type="string" calcext:value-type="string">
            <text:p>À 3 à 4 L 10 S</text:p>
          </table:table-cell>
          <table:table-cell table:number-columns-repeated="1002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rreaux à pav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9" table:formula="of:=[.L452]+([.M452]/20)+([.N452]/240)" office:value-type="float" office:value="0.05" calcext:value-type="float">
            <text:p>0,05000</text:p>
          </table:table-cell>
          <table:table-cell table:number-columns-repeated="3"/>
          <table:table-cell table:formula="of:=[.P452]+0.05*[.Q452]+[.R452]/240" office:value-type="float" office:value="0" calcext:value-type="float">
            <text:p>0</text:p>
          </table:table-cell>
          <table:table-cell table:formula="of:=[.J452]*[.O452]" office:value-type="float" office:value="40" calcext:value-type="float">
            <text:p>40,0000</text:p>
          </table:table-cell>
          <table:table-cell table:formula="of:=[.S452]-[.T452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94" calcext:value-type="float">
            <text:p>594,00</text:p>
          </table:table-cell>
          <table:table-cell office:value-type="string" calcext:value-type="string">
            <text:p>pacque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453]+([.M453]/20)+([.N453]/240)" office:value-type="float" office:value="2.5" calcext:value-type="float">
            <text:p>2,50000</text:p>
          </table:table-cell>
          <table:table-cell table:number-columns-repeated="3"/>
          <table:table-cell table:formula="of:=[.P453]+0.05*[.Q453]+[.R453]/240" office:value-type="float" office:value="0" calcext:value-type="float">
            <text:p>0</text:p>
          </table:table-cell>
          <table:table-cell table:formula="of:=[.J453]*[.O453]" office:value-type="float" office:value="1485" calcext:value-type="float">
            <text:p>1 485,0000</text:p>
          </table:table-cell>
          <table:table-cell table:formula="of:=[.S453]-[.T453]" office:value-type="float" office:value="-1485" calcext:value-type="float">
            <text:p>-1485</text:p>
          </table:table-cell>
          <table:table-cell table:number-columns-repeated="1003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nde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489" calcext:value-type="float">
            <text:p>6 48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454]+([.M454]/20)+([.N454]/240)" office:value-type="float" office:value="0.4" calcext:value-type="float">
            <text:p>0,40000</text:p>
          </table:table-cell>
          <table:table-cell table:number-columns-repeated="3"/>
          <table:table-cell table:formula="of:=[.P454]+0.05*[.Q454]+[.R454]/240" office:value-type="float" office:value="0" calcext:value-type="float">
            <text:p>0</text:p>
          </table:table-cell>
          <table:table-cell table:formula="of:=[.J454]*[.O454]" office:value-type="float" office:value="2595.6" calcext:value-type="float">
            <text:p>2 595,6000</text:p>
          </table:table-cell>
          <table:table-cell table:formula="of:=[.S454]-[.T454]" office:value-type="float" office:value="-2595.6" calcext:value-type="float">
            <text:p>-2595,6</text:p>
          </table:table-cell>
          <table:table-cell table:number-columns-repeated="1003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peaux à nèg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455]+([.M455]/20)+([.N455]/240)" office:value-type="float" office:value="12" calcext:value-type="float">
            <text:p>12,00000</text:p>
          </table:table-cell>
          <table:table-cell table:number-columns-repeated="3"/>
          <table:table-cell table:formula="of:=[.P455]+0.05*[.Q455]+[.R455]/240" office:value-type="float" office:value="0" calcext:value-type="float">
            <text:p>0</text:p>
          </table:table-cell>
          <table:table-cell table:formula="of:=[.J455]*[.O455]" office:value-type="float" office:value="396" calcext:value-type="float">
            <text:p>396,0000</text:p>
          </table:table-cell>
          <table:table-cell table:formula="of:=[.S455]-[.T455]" office:value-type="float" office:value="-396" calcext:value-type="float">
            <text:p>-396</text:p>
          </table:table-cell>
          <table:table-cell table:number-columns-repeated="1003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peaux de pai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table:formula="of:=[.L456]+([.M456]/20)+([.N456]/240)" office:value-type="float" office:value="1.5" calcext:value-type="float">
            <text:p>1,50000</text:p>
          </table:table-cell>
          <table:table-cell table:number-columns-repeated="3"/>
          <table:table-cell table:formula="of:=[.P456]+0.05*[.Q456]+[.R456]/240" office:value-type="float" office:value="0" calcext:value-type="float">
            <text:p>0</text:p>
          </table:table-cell>
          <table:table-cell table:formula="of:=[.J456]*[.O456]" office:value-type="float" office:value="525" calcext:value-type="float">
            <text:p>525,0000</text:p>
          </table:table-cell>
          <table:table-cell table:formula="of:=[.S456]-[.T456]" office:value-type="float" office:value="-525" calcext:value-type="float">
            <text:p>-525</text:p>
          </table:table-cell>
          <table:table-cell table:number-columns-repeated="1003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740" calcext:value-type="float">
            <text:p>2 74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457]+([.M457]/20)+([.N457]/240)" office:value-type="float" office:value="5.75" calcext:value-type="float">
            <text:p>5,75000</text:p>
          </table:table-cell>
          <table:table-cell table:number-columns-repeated="3"/>
          <table:table-cell table:formula="of:=[.P457]+0.05*[.Q457]+[.R457]/240" office:value-type="float" office:value="0" calcext:value-type="float">
            <text:p>0</text:p>
          </table:table-cell>
          <table:table-cell table:formula="of:=[.J457]*[.O457]" office:value-type="float" office:value="15755" calcext:value-type="float">
            <text:p>15 755,0000</text:p>
          </table:table-cell>
          <table:table-cell table:formula="of:=[.S457]-[.T457]" office:value-type="float" office:value="-15755" calcext:value-type="float">
            <text:p>-15755</text:p>
          </table:table-cell>
          <table:table-cell office:value-type="string" calcext:value-type="string">
            <text:p>4 L jusqu'à 7 L 10 S</text:p>
          </table:table-cell>
          <table:table-cell table:number-columns-repeated="1002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emises commun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19" table:formula="of:=[.L458]+([.M458]/20)+([.N458]/240)" office:value-type="float" office:value="0" calcext:value-type="float">
            <text:p>0,00000</text:p>
          </table:table-cell>
          <table:table-cell table:number-columns-repeated="3"/>
          <table:table-cell table:formula="of:=[.P458]+0.05*[.Q458]+[.R458]/240" office:value-type="float" office:value="0" calcext:value-type="float">
            <text:p>0</text:p>
          </table:table-cell>
          <table:table-cell table:formula="of:=[.J458]*[.O458]" office:value-type="float" office:value="0" calcext:value-type="float">
            <text:p>0,0000</text:p>
          </table:table-cell>
          <table:table-cell table:formula="of:=[.S458]-[.T458]" office:value-type="float" office:value="0" calcext:value-type="float">
            <text:p>0</text:p>
          </table:table-cell>
          <table:table-cell office:value-type="string" calcext:value-type="string">
            <text:p>À 25 S <text:s/>30 S. 3L</text:p>
          </table:table-cell>
          <table:table-cell table:number-columns-repeated="1002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39" calcext:value-type="float">
            <text:p>2 539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table:formula="of:=[.L459]+([.M459]/20)+([.N459]/240)" office:value-type="float" office:value="7.5" calcext:value-type="float">
            <text:p>7,50000</text:p>
          </table:table-cell>
          <table:table-cell table:number-columns-repeated="3"/>
          <table:table-cell table:formula="of:=[.P459]+0.05*[.Q459]+[.R459]/240" office:value-type="float" office:value="0" calcext:value-type="float">
            <text:p>0</text:p>
          </table:table-cell>
          <table:table-cell table:formula="of:=[.J459]*[.O459]" office:value-type="float" office:value="19042.5" calcext:value-type="float">
            <text:p>19 042,5000</text:p>
          </table:table-cell>
          <table:table-cell table:formula="of:=[.S459]-[.T459]" office:value-type="float" office:value="-19042.5" calcext:value-type="float">
            <text:p>-19042,5</text:p>
          </table:table-cell>
          <table:table-cell table:number-columns-repeated="1003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emises uni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83" calcext:value-type="float">
            <text:p>183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19" table:formula="of:=[.L460]+([.M460]/20)+([.N460]/240)" office:value-type="float" office:value="5" calcext:value-type="float">
            <text:p>5,00000</text:p>
          </table:table-cell>
          <table:table-cell table:number-columns-repeated="3"/>
          <table:table-cell table:formula="of:=[.P460]+0.05*[.Q460]+[.R460]/240" office:value-type="float" office:value="0" calcext:value-type="float">
            <text:p>0</text:p>
          </table:table-cell>
          <table:table-cell table:formula="of:=[.J460]*[.O460]" office:value-type="float" office:value="915" calcext:value-type="float">
            <text:p>915,0000</text:p>
          </table:table-cell>
          <table:table-cell table:formula="of:=[.S460]-[.T460]" office:value-type="float" office:value="-915" calcext:value-type="float">
            <text:p>-915</text:p>
          </table:table-cell>
          <table:table-cell table:number-columns-repeated="1003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83" calcext:value-type="float">
            <text:p>283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461]+([.M461]/20)+([.N461]/240)" office:value-type="float" office:value="20" calcext:value-type="float">
            <text:p>20,00000</text:p>
          </table:table-cell>
          <table:table-cell table:number-columns-repeated="3"/>
          <table:table-cell table:formula="of:=[.P461]+0.05*[.Q461]+[.R461]/240" office:value-type="float" office:value="0" calcext:value-type="float">
            <text:p>0</text:p>
          </table:table-cell>
          <table:table-cell table:formula="of:=[.J461]*[.O461]" office:value-type="float" office:value="5660" calcext:value-type="float">
            <text:p>5 660,0000</text:p>
          </table:table-cell>
          <table:table-cell table:formula="of:=[.S461]-[.T461]" office:value-type="float" office:value="-5660" calcext:value-type="float">
            <text:p>-5660</text:p>
          </table:table-cell>
          <table:table-cell table:number-columns-repeated="1003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500" calcext:value-type="float">
            <text:p>4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9" table:formula="of:=[.L462]+([.M462]/20)+([.N462]/240)" office:value-type="float" office:value="0.3" calcext:value-type="float">
            <text:p>0,30000</text:p>
          </table:table-cell>
          <table:table-cell table:number-columns-repeated="3"/>
          <table:table-cell table:formula="of:=[.P462]+0.05*[.Q462]+[.R462]/240" office:value-type="float" office:value="0" calcext:value-type="float">
            <text:p>0</text:p>
          </table:table-cell>
          <table:table-cell table:formula="of:=[.J462]*[.O462]" office:value-type="float" office:value="1350" calcext:value-type="float">
            <text:p>1 350,0000</text:p>
          </table:table-cell>
          <table:table-cell table:formula="of:=[.S462]-[.T462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tons fi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463]+([.M463]/20)+([.N463]/240)" office:value-type="float" office:value="4" calcext:value-type="float">
            <text:p>4,00000</text:p>
          </table:table-cell>
          <table:table-cell table:number-columns-repeated="3"/>
          <table:table-cell table:formula="of:=[.P463]+0.05*[.Q463]+[.R463]/240" office:value-type="float" office:value="0" calcext:value-type="float">
            <text:p>0</text:p>
          </table:table-cell>
          <table:table-cell table:formula="of:=[.J463]*[.O463]" office:value-type="float" office:value="1200" calcext:value-type="float">
            <text:p>1 200,0000</text:p>
          </table:table-cell>
          <table:table-cell table:formula="of:=[.S463]-[.T463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en batt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464]+([.M464]/20)+([.N464]/240)" office:value-type="float" office:value="1.5" calcext:value-type="float">
            <text:p>1,50000</text:p>
          </table:table-cell>
          <table:table-cell table:number-columns-repeated="3"/>
          <table:table-cell table:formula="of:=[.P464]+0.05*[.Q464]+[.R464]/240" office:value-type="float" office:value="0" calcext:value-type="float">
            <text:p>0</text:p>
          </table:table-cell>
          <table:table-cell table:formula="of:=[.J464]*[.O464]" office:value-type="float" office:value="132" calcext:value-type="float">
            <text:p>132,0000</text:p>
          </table:table-cell>
          <table:table-cell table:formula="of:=[.S464]-[.T464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rap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le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19" table:formula="of:=[.L465]+([.M465]/20)+([.N465]/240)" office:value-type="float" office:value="400" calcext:value-type="float">
            <text:p>400,00000</text:p>
          </table:table-cell>
          <table:table-cell table:number-columns-repeated="3"/>
          <table:table-cell table:formula="of:=[.P465]+0.05*[.Q465]+[.R465]/240" office:value-type="float" office:value="0" calcext:value-type="float">
            <text:p>0</text:p>
          </table:table-cell>
          <table:table-cell table:formula="of:=[.J465]*[.O465]" office:value-type="float" office:value="1600" calcext:value-type="float">
            <text:p>1 600,0000</text:p>
          </table:table-cell>
          <table:table-cell table:formula="of:=[.S465]-[.T465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899" calcext:value-type="float">
            <text:p>1 899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466]+([.M466]/20)+([.N466]/240)" office:value-type="float" office:value="2.5" calcext:value-type="float">
            <text:p>2,50000</text:p>
          </table:table-cell>
          <table:table-cell table:number-columns-repeated="3"/>
          <table:table-cell table:formula="of:=[.P466]+0.05*[.Q466]+[.R466]/240" office:value-type="float" office:value="0" calcext:value-type="float">
            <text:p>0</text:p>
          </table:table-cell>
          <table:table-cell table:formula="of:=[.J466]*[.O466]" office:value-type="float" office:value="4747.5" calcext:value-type="float">
            <text:p>4 747,5000</text:p>
          </table:table-cell>
          <table:table-cell table:formula="of:=[.S466]-[.T466]" office:value-type="float" office:value="-4747.5" calcext:value-type="float">
            <text:p>-4747,5</text:p>
          </table:table-cell>
          <table:table-cell table:number-columns-repeated="1003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iercon</text:p>
          </table:table-cell>
          <table:table-cell office:value-type="float" office:value="62" calcext:value-type="float">
            <text:p>62,000</text:p>
          </table:table-cell>
          <table:table-cell table:number-columns-repeated="2"/>
          <table:table-cell table:style-name="ce19" table:formula="of:=[.L467]+([.M467]/20)+([.N467]/240)" office:value-type="float" office:value="62" calcext:value-type="float">
            <text:p>62,00000</text:p>
          </table:table-cell>
          <table:table-cell table:number-columns-repeated="3"/>
          <table:table-cell table:formula="of:=[.P467]+0.05*[.Q467]+[.R467]/240" office:value-type="float" office:value="0" calcext:value-type="float">
            <text:p>0</text:p>
          </table:table-cell>
          <table:table-cell table:formula="of:=[.J467]*[.O467]" office:value-type="float" office:value="62" calcext:value-type="float">
            <text:p>62,0000</text:p>
          </table:table-cell>
          <table:table-cell table:formula="of:=[.S467]-[.T467]" office:value-type="float" office:value="-62" calcext:value-type="float">
            <text:p>-62</text:p>
          </table:table-cell>
          <table:table-cell table:number-columns-repeated="1003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9" calcext:value-type="float">
            <text:p>129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468]+([.M468]/20)+([.N468]/240)" office:value-type="float" office:value="30" calcext:value-type="float">
            <text:p>30,00000</text:p>
          </table:table-cell>
          <table:table-cell table:number-columns-repeated="3"/>
          <table:table-cell table:formula="of:=[.P468]+0.05*[.Q468]+[.R468]/240" office:value-type="float" office:value="0" calcext:value-type="float">
            <text:p>0</text:p>
          </table:table-cell>
          <table:table-cell table:formula="of:=[.J468]*[.O468]" office:value-type="float" office:value="3870" calcext:value-type="float">
            <text:p>3 870,0000</text:p>
          </table:table-cell>
          <table:table-cell table:formula="of:=[.S468]-[.T468]" office:value-type="float" office:value="-3870" calcext:value-type="float">
            <text:p>-3870</text:p>
          </table:table-cell>
          <table:table-cell table:number-columns-repeated="1003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quart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469]+([.M469]/20)+([.N469]/240)" office:value-type="float" office:value="40" calcext:value-type="float">
            <text:p>40,00000</text:p>
          </table:table-cell>
          <table:table-cell table:number-columns-repeated="3"/>
          <table:table-cell table:formula="of:=[.P469]+0.05*[.Q469]+[.R469]/240" office:value-type="float" office:value="0" calcext:value-type="float">
            <text:p>0</text:p>
          </table:table-cell>
          <table:table-cell table:formula="of:=[.J469]*[.O469]" office:value-type="float" office:value="4000" calcext:value-type="float">
            <text:p>4 000,0000</text:p>
          </table:table-cell>
          <table:table-cell table:formula="of:=[.S469]-[.T469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1407" calcext:value-type="float">
            <text:p>61 4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470]+([.M470]/20)+([.N470]/240)" office:value-type="float" office:value="0.15" calcext:value-type="float">
            <text:p>0,15000</text:p>
          </table:table-cell>
          <table:table-cell table:number-columns-repeated="3"/>
          <table:table-cell table:formula="of:=[.P470]+0.05*[.Q470]+[.R470]/240" office:value-type="float" office:value="0" calcext:value-type="float">
            <text:p>0</text:p>
          </table:table-cell>
          <table:table-cell table:formula="of:=[.J470]*[.O470]" office:value-type="float" office:value="9211.05" calcext:value-type="float">
            <text:p>9 211,0500</text:p>
          </table:table-cell>
          <table:table-cell table:formula="of:=[.S470]-[.T470]" office:value-type="float" office:value="-9211.05" calcext:value-type="float">
            <text:p>-9211,05</text:p>
          </table:table-cell>
          <table:table-cell table:number-columns-repeated="1003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ouv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615" calcext:value-type="float">
            <text:p>10 6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9" table:formula="of:=[.L471]+([.M471]/20)+([.N471]/240)" office:value-type="float" office:value="0.3" calcext:value-type="float">
            <text:p>0,30000</text:p>
          </table:table-cell>
          <table:table-cell table:number-columns-repeated="3"/>
          <table:table-cell table:formula="of:=[.P471]+0.05*[.Q471]+[.R471]/240" office:value-type="float" office:value="0" calcext:value-type="float">
            <text:p>0</text:p>
          </table:table-cell>
          <table:table-cell table:formula="of:=[.J471]*[.O471]" office:value-type="float" office:value="3184.5" calcext:value-type="float">
            <text:p>3 184,5000</text:p>
          </table:table-cell>
          <table:table-cell table:formula="of:=[.S471]-[.T471]" office:value-type="float" office:value="-3184.5" calcext:value-type="float">
            <text:p>-3184,5</text:p>
          </table:table-cell>
          <table:table-cell table:number-columns-repeated="1003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oisseaux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472]+([.M472]/20)+([.N472]/240)" office:value-type="float" office:value="6" calcext:value-type="float">
            <text:p>6,00000</text:p>
          </table:table-cell>
          <table:table-cell table:number-columns-repeated="3"/>
          <table:table-cell table:formula="of:=[.P472]+0.05*[.Q472]+[.R472]/240" office:value-type="float" office:value="0" calcext:value-type="float">
            <text:p>0</text:p>
          </table:table-cell>
          <table:table-cell table:formula="of:=[.J472]*[.O472]" office:value-type="float" office:value="180" calcext:value-type="float">
            <text:p>180,0000</text:p>
          </table:table-cell>
          <table:table-cell table:formula="of:=[.S472]-[.T472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il de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19" table:formula="of:=[.L473]+([.M473]/20)+([.N473]/240)" office:value-type="float" office:value="3" calcext:value-type="float">
            <text:p>3,00000</text:p>
          </table:table-cell>
          <table:table-cell table:number-columns-repeated="3"/>
          <table:table-cell table:formula="of:=[.P473]+0.05*[.Q473]+[.R473]/240" office:value-type="float" office:value="0" calcext:value-type="float">
            <text:p>0</text:p>
          </table:table-cell>
          <table:table-cell table:formula="of:=[.J473]*[.O473]" office:value-type="float" office:value="1200" calcext:value-type="float">
            <text:p>1 200,0000</text:p>
          </table:table-cell>
          <table:table-cell table:formula="of:=[.S473]-[.T473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8000" calcext:value-type="float">
            <text:p>48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474]+([.M474]/20)+([.N474]/240)" office:value-type="float" office:value="0.5" calcext:value-type="float">
            <text:p>0,50000</text:p>
          </table:table-cell>
          <table:table-cell table:number-columns-repeated="3"/>
          <table:table-cell table:formula="of:=[.P474]+0.05*[.Q474]+[.R474]/240" office:value-type="float" office:value="0" calcext:value-type="float">
            <text:p>0</text:p>
          </table:table-cell>
          <table:table-cell table:formula="of:=[.J474]*[.O474]" office:value-type="float" office:value="24000" calcext:value-type="float">
            <text:p>24 000,0000</text:p>
          </table:table-cell>
          <table:table-cell table:formula="of:=[.S474]-[.T474]" office:value-type="float" office:value="-24000" calcext:value-type="float">
            <text:p>-24000</text:p>
          </table:table-cell>
          <table:table-cell table:number-columns-repeated="1003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138" calcext:value-type="float">
            <text:p>2 13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475]+([.M475]/20)+([.N475]/240)" office:value-type="float" office:value="0.35" calcext:value-type="float">
            <text:p>0,35000</text:p>
          </table:table-cell>
          <table:table-cell table:number-columns-repeated="3"/>
          <table:table-cell table:formula="of:=[.P475]+0.05*[.Q475]+[.R475]/240" office:value-type="float" office:value="0" calcext:value-type="float">
            <text:p>0</text:p>
          </table:table-cell>
          <table:table-cell table:formula="of:=[.J475]*[.O475]" office:value-type="float" office:value="748.3" calcext:value-type="float">
            <text:p>748,3000</text:p>
          </table:table-cell>
          <table:table-cell table:formula="of:=[.S475]-[.T475]" office:value-type="float" office:value="-748.3" calcext:value-type="float">
            <text:p>-748,3</text:p>
          </table:table-cell>
          <table:table-cell office:value-type="string" calcext:value-type="string">
            <text:p>À 5 à 9 S</text:p>
          </table:table-cell>
          <table:table-cell table:number-columns-repeated="1002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476]+([.M476]/20)+([.N476]/240)" office:value-type="float" office:value="10" calcext:value-type="float">
            <text:p>10,00000</text:p>
          </table:table-cell>
          <table:table-cell table:number-columns-repeated="3"/>
          <table:table-cell table:formula="of:=[.P476]+0.05*[.Q476]+[.R476]/240" office:value-type="float" office:value="0" calcext:value-type="float">
            <text:p>0</text:p>
          </table:table-cell>
          <table:table-cell table:formula="of:=[.J476]*[.O476]" office:value-type="float" office:value="190" calcext:value-type="float">
            <text:p>190,0000</text:p>
          </table:table-cell>
          <table:table-cell table:formula="of:=[.S476]-[.T476]" office:value-type="float" office:value="-190" calcext:value-type="float">
            <text:p>-190</text:p>
          </table:table-cell>
          <table:table-cell table:number-columns-repeated="1003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477]+([.M477]/20)+([.N477]/240)" office:value-type="float" office:value="0.25" calcext:value-type="float">
            <text:p>0,25000</text:p>
          </table:table-cell>
          <table:table-cell table:number-columns-repeated="3"/>
          <table:table-cell table:formula="of:=[.P477]+0.05*[.Q477]+[.R477]/240" office:value-type="float" office:value="0" calcext:value-type="float">
            <text:p>0</text:p>
          </table:table-cell>
          <table:table-cell table:formula="of:=[.J477]*[.O477]" office:value-type="float" office:value="300" calcext:value-type="float">
            <text:p>300,0000</text:p>
          </table:table-cell>
          <table:table-cell table:formula="of:=[.S477]-[.T477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478]+([.M478]/20)+([.N478]/240)" office:value-type="float" office:value="22" calcext:value-type="float">
            <text:p>22,00000</text:p>
          </table:table-cell>
          <table:table-cell table:number-columns-repeated="3"/>
          <table:table-cell table:formula="of:=[.P478]+0.05*[.Q478]+[.R478]/240" office:value-type="float" office:value="0" calcext:value-type="float">
            <text:p>0</text:p>
          </table:table-cell>
          <table:table-cell table:formula="of:=[.J478]*[.O478]" office:value-type="float" office:value="66" calcext:value-type="float">
            <text:p>66,0000</text:p>
          </table:table-cell>
          <table:table-cell table:formula="of:=[.S478]-[.T478]" office:value-type="float" office:value="-66" calcext:value-type="float">
            <text:p>-66</text:p>
          </table:table-cell>
          <table:table-cell table:number-columns-repeated="1003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bariques</text:p>
          </table:table-cell>
          <table:table-cell office:value-type="float" office:value="270" calcext:value-type="float">
            <text:p>270,000</text:p>
          </table:table-cell>
          <table:table-cell table:number-columns-repeated="2"/>
          <table:table-cell table:style-name="ce19" table:formula="of:=[.L479]+([.M479]/20)+([.N479]/240)" office:value-type="float" office:value="270" calcext:value-type="float">
            <text:p>270,00000</text:p>
          </table:table-cell>
          <table:table-cell table:number-columns-repeated="3"/>
          <table:table-cell table:formula="of:=[.P479]+0.05*[.Q479]+[.R479]/240" office:value-type="float" office:value="0" calcext:value-type="float">
            <text:p>0</text:p>
          </table:table-cell>
          <table:table-cell table:formula="of:=[.J479]*[.O479]" office:value-type="float" office:value="12150" calcext:value-type="float">
            <text:p>12 150,0000</text:p>
          </table:table-cell>
          <table:table-cell table:formula="of:=[.S479]-[.T479]" office:value-type="float" office:value="-12150" calcext:value-type="float">
            <text:p>-12150</text:p>
          </table:table-cell>
          <table:table-cell office:value-type="string" calcext:value-type="string">
            <text:p>barriques de 150L</text:p>
          </table:table-cell>
          <table:table-cell table:number-columns-repeated="1002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velt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19" table:formula="of:=[.L480]+([.M480]/20)+([.N480]/240)" office:value-type="float" office:value="9" calcext:value-type="float">
            <text:p>9,00000</text:p>
          </table:table-cell>
          <table:table-cell table:number-columns-repeated="3"/>
          <table:table-cell table:formula="of:=[.P480]+0.05*[.Q480]+[.R480]/240" office:value-type="float" office:value="0" calcext:value-type="float">
            <text:p>0</text:p>
          </table:table-cell>
          <table:table-cell table:formula="of:=[.J480]*[.O480]" office:value-type="float" office:value="261" calcext:value-type="float">
            <text:p>261,0000</text:p>
          </table:table-cell>
          <table:table-cell table:formula="of:=[.S480]-[.T480]" office:value-type="float" office:value="-261" calcext:value-type="float">
            <text:p>-261</text:p>
          </table:table-cell>
          <table:table-cell table:number-columns-repeated="1003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481]+([.M481]/20)+([.N481]/240)" office:value-type="float" office:value="2.5" calcext:value-type="float">
            <text:p>2,50000</text:p>
          </table:table-cell>
          <table:table-cell table:number-columns-repeated="3"/>
          <table:table-cell table:formula="of:=[.P481]+0.05*[.Q481]+[.R481]/240" office:value-type="float" office:value="0" calcext:value-type="float">
            <text:p>0</text:p>
          </table:table-cell>
          <table:table-cell table:formula="of:=[.J481]*[.O481]" office:value-type="float" office:value="150" calcext:value-type="float">
            <text:p>150,0000</text:p>
          </table:table-cell>
          <table:table-cell table:formula="of:=[.S481]-[.T481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482]+([.M482]/20)+([.N482]/240)" office:value-type="float" office:value="20" calcext:value-type="float">
            <text:p>20,00000</text:p>
          </table:table-cell>
          <table:table-cell table:number-columns-repeated="3"/>
          <table:table-cell table:formula="of:=[.P482]+0.05*[.Q482]+[.R482]/240" office:value-type="float" office:value="0" calcext:value-type="float">
            <text:p>0</text:p>
          </table:table-cell>
          <table:table-cell table:formula="of:=[.J482]*[.O482]" office:value-type="float" office:value="4000" calcext:value-type="float">
            <text:p>4 000,0000</text:p>
          </table:table-cell>
          <table:table-cell table:formula="of:=[.S482]-[.T482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19" table:formula="of:=[.L483]+([.M483]/20)+([.N483]/240)" office:value-type="float" office:value="7" calcext:value-type="float">
            <text:p>7,00000</text:p>
          </table:table-cell>
          <table:table-cell table:number-columns-repeated="3"/>
          <table:table-cell table:formula="of:=[.P483]+0.05*[.Q483]+[.R483]/240" office:value-type="float" office:value="0" calcext:value-type="float">
            <text:p>0</text:p>
          </table:table-cell>
          <table:table-cell table:formula="of:=[.J483]*[.O483]" office:value-type="float" office:value="126" calcext:value-type="float">
            <text:p>126,0000</text:p>
          </table:table-cell>
          <table:table-cell table:formula="of:=[.S483]-[.T483]" office:value-type="float" office:value="-126" calcext:value-type="float">
            <text:p>-126</text:p>
          </table:table-cell>
          <table:table-cell table:number-columns-repeated="1003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484]+([.M484]/20)+([.N484]/240)" office:value-type="float" office:value="0.4" calcext:value-type="float">
            <text:p>0,40000</text:p>
          </table:table-cell>
          <table:table-cell table:number-columns-repeated="3"/>
          <table:table-cell table:formula="of:=[.P484]+0.05*[.Q484]+[.R484]/240" office:value-type="float" office:value="0" calcext:value-type="float">
            <text:p>0</text:p>
          </table:table-cell>
          <table:table-cell table:formula="of:=[.J484]*[.O484]" office:value-type="float" office:value="60" calcext:value-type="float">
            <text:p>60,0000</text:p>
          </table:table-cell>
          <table:table-cell table:formula="of:=[.S484]-[.T484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ngues de boeu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19" table:formula="of:=[.L485]+([.M485]/20)+([.N485]/240)" office:value-type="float" office:value="35" calcext:value-type="float">
            <text:p>35,00000</text:p>
          </table:table-cell>
          <table:table-cell table:number-columns-repeated="3"/>
          <table:table-cell table:formula="of:=[.P485]+0.05*[.Q485]+[.R485]/240" office:value-type="float" office:value="0" calcext:value-type="float">
            <text:p>0</text:p>
          </table:table-cell>
          <table:table-cell table:formula="of:=[.J485]*[.O485]" office:value-type="float" office:value="525" calcext:value-type="float">
            <text:p>525,0000</text:p>
          </table:table-cell>
          <table:table-cell table:formula="of:=[.S485]-[.T485]" office:value-type="float" office:value="-525" calcext:value-type="float">
            <text:p>-525</text:p>
          </table:table-cell>
          <table:table-cell table:number-columns-repeated="1003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ancr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19" table:formula="of:=[.L486]+([.M486]/20)+([.N486]/240)" office:value-type="float" office:value="15" calcext:value-type="float">
            <text:p>15,00000</text:p>
          </table:table-cell>
          <table:table-cell table:number-columns-repeated="3"/>
          <table:table-cell table:formula="of:=[.P486]+0.05*[.Q486]+[.R486]/240" office:value-type="float" office:value="0" calcext:value-type="float">
            <text:p>0</text:p>
          </table:table-cell>
          <table:table-cell table:formula="of:=[.J486]*[.O486]" office:value-type="float" office:value="1200" calcext:value-type="float">
            <text:p>1 200,0000</text:p>
          </table:table-cell>
          <table:table-cell table:formula="of:=[.S486]-[.T486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07005" calcext:value-type="float">
            <text:p>207 0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9" table:formula="of:=[.L487]+([.M487]/20)+([.N487]/240)" office:value-type="float" office:value="0.3" calcext:value-type="float">
            <text:p>0,30000</text:p>
          </table:table-cell>
          <table:table-cell table:number-columns-repeated="3"/>
          <table:table-cell table:formula="of:=[.P487]+0.05*[.Q487]+[.R487]/240" office:value-type="float" office:value="0" calcext:value-type="float">
            <text:p>0</text:p>
          </table:table-cell>
          <table:table-cell table:formula="of:=[.J487]*[.O487]" office:value-type="float" office:value="62101.5" calcext:value-type="float">
            <text:p>62 101,5000</text:p>
          </table:table-cell>
          <table:table-cell table:formula="of:=[.S487]-[.T487]" office:value-type="float" office:value="-62101.5" calcext:value-type="float">
            <text:p>-62101,5</text:p>
          </table:table-cell>
          <table:table-cell office:value-type="string" calcext:value-type="string">
            <text:p>nombr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ignes à pech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5207" calcext:value-type="float">
            <text:p>15 2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488]+([.M488]/20)+([.N488]/240)" office:value-type="float" office:value="1" calcext:value-type="float">
            <text:p>1,00000</text:p>
          </table:table-cell>
          <table:table-cell table:number-columns-repeated="3"/>
          <table:table-cell table:formula="of:=[.P488]+0.05*[.Q488]+[.R488]/240" office:value-type="float" office:value="0" calcext:value-type="float">
            <text:p>0</text:p>
          </table:table-cell>
          <table:table-cell table:formula="of:=[.J488]*[.O488]" office:value-type="float" office:value="15207" calcext:value-type="float">
            <text:p>15 207,0000</text:p>
          </table:table-cell>
          <table:table-cell table:formula="of:=[.S488]-[.T488]" office:value-type="float" office:value="-15207" calcext:value-type="float">
            <text:p>-15207</text:p>
          </table:table-cell>
          <table:table-cell table:number-columns-repeated="1003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fiol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19" table:formula="of:=[.L489]+([.M489]/20)+([.N489]/240)" office:value-type="float" office:value="1.2" calcext:value-type="float">
            <text:p>1,20000</text:p>
          </table:table-cell>
          <table:table-cell table:number-columns-repeated="3"/>
          <table:table-cell table:formula="of:=[.P489]+0.05*[.Q489]+[.R489]/240" office:value-type="float" office:value="0" calcext:value-type="float">
            <text:p>0</text:p>
          </table:table-cell>
          <table:table-cell table:formula="of:=[.J489]*[.O489]" office:value-type="float" office:value="480" calcext:value-type="float">
            <text:p>480,0000</text:p>
          </table:table-cell>
          <table:table-cell table:formula="of:=[.S489]-[.T489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19" table:formula="of:=[.L490]+([.M490]/20)+([.N490]/240)" office:value-type="float" office:value="0" calcext:value-type="float">
            <text:p>0,00000</text:p>
          </table:table-cell>
          <table:table-cell office:value-type="float" office:value="17170" calcext:value-type="float">
            <text:p>17170</text:p>
          </table:table-cell>
          <table:table-cell table:number-columns-repeated="2"/>
          <table:table-cell table:formula="of:=[.P490]+0.05*[.Q490]+[.R490]/240" office:value-type="float" office:value="17170" calcext:value-type="float">
            <text:p>17170</text:p>
          </table:table-cell>
          <table:table-cell table:formula="of:=[.J490]*[.O490]" office:value-type="float" office:value="0" calcext:value-type="float">
            <text:p>0,0000</text:p>
          </table:table-cell>
          <table:table-cell table:formula="of:=[.S490]-[.T490]" office:value-type="float" office:value="17170" calcext:value-type="float">
            <text:p>17170</text:p>
          </table:table-cell>
          <table:table-cell office:value-type="string" calcext:value-type="string">
            <text:p>valeur de 1717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19" table:formula="of:=[.L491]+([.M491]/20)+([.N491]/240)" office:value-type="float" office:value="0" calcext:value-type="float">
            <text:p>0,00000</text:p>
          </table:table-cell>
          <table:table-cell office:value-type="float" office:value="9880" calcext:value-type="float">
            <text:p>9880</text:p>
          </table:table-cell>
          <table:table-cell table:number-columns-repeated="2"/>
          <table:table-cell table:formula="of:=[.P491]+0.05*[.Q491]+[.R491]/240" office:value-type="float" office:value="9880" calcext:value-type="float">
            <text:p>9880</text:p>
          </table:table-cell>
          <table:table-cell table:formula="of:=[.J491]*[.O491]" office:value-type="float" office:value="0" calcext:value-type="float">
            <text:p>0,0000</text:p>
          </table:table-cell>
          <table:table-cell table:formula="of:=[.S491]-[.T491]" office:value-type="float" office:value="9880" calcext:value-type="float">
            <text:p>9880</text:p>
          </table:table-cell>
          <table:table-cell office:value-type="string" calcext:value-type="string">
            <text:p>valeur de 98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errains à barriq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en nombre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19" table:formula="of:=[.L492]+([.M492]/20)+([.N492]/240)" office:value-type="float" office:value="0.2" calcext:value-type="float">
            <text:p>0,20000</text:p>
          </table:table-cell>
          <table:table-cell table:number-columns-repeated="3"/>
          <table:table-cell table:formula="of:=[.P492]+0.05*[.Q492]+[.R492]/240" office:value-type="float" office:value="0" calcext:value-type="float">
            <text:p>0</text:p>
          </table:table-cell>
          <table:table-cell table:formula="of:=[.J492]*[.O492]" office:value-type="float" office:value="360" calcext:value-type="float">
            <text:p>360,0000</text:p>
          </table:table-cell>
          <table:table-cell table:formula="of:=[.S492]-[.T492]" office:value-type="float" office:value="-360" calcext:value-type="float">
            <text:p>-360</text:p>
          </table:table-cell>
          <table:table-cell office:value-type="string" calcext:value-type="string">
            <text:p>200 L %%</text:p>
          </table:table-cell>
          <table:table-cell table:number-columns-repeated="1002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19" table:formula="of:=[.L493]+([.M493]/20)+([.N493]/240)" office:value-type="float" office:value="30" calcext:value-type="float">
            <text:p>30,00000</text:p>
          </table:table-cell>
          <table:table-cell table:number-columns-repeated="3"/>
          <table:table-cell table:formula="of:=[.P493]+0.05*[.Q493]+[.R493]/240" office:value-type="float" office:value="0" calcext:value-type="float">
            <text:p>0</text:p>
          </table:table-cell>
          <table:table-cell table:formula="of:=[.J493]*[.O493]" office:value-type="float" office:value="90" calcext:value-type="float">
            <text:p>90,0000</text:p>
          </table:table-cell>
          <table:table-cell table:formula="of:=[.S493]-[.T493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9800" calcext:value-type="float">
            <text:p>139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494]+([.M494]/20)+([.N494]/240)" office:value-type="float" office:value="0.2" calcext:value-type="float">
            <text:p>0,20000</text:p>
          </table:table-cell>
          <table:table-cell table:number-columns-repeated="3"/>
          <table:table-cell table:formula="of:=[.P494]+0.05*[.Q494]+[.R494]/240" office:value-type="float" office:value="0" calcext:value-type="float">
            <text:p>0</text:p>
          </table:table-cell>
          <table:table-cell table:formula="of:=[.J494]*[.O494]" office:value-type="float" office:value="27960" calcext:value-type="float">
            <text:p>27 960,0000</text:p>
          </table:table-cell>
          <table:table-cell table:formula="of:=[.S494]-[.T494]" office:value-type="float" office:value="-27960" calcext:value-type="float">
            <text:p>-27960</text:p>
          </table:table-cell>
          <table:table-cell table:number-columns-repeated="1003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495]+([.M495]/20)+([.N495]/240)" office:value-type="float" office:value="40" calcext:value-type="float">
            <text:p>40,00000</text:p>
          </table:table-cell>
          <table:table-cell table:number-columns-repeated="3"/>
          <table:table-cell table:formula="of:=[.P495]+0.05*[.Q495]+[.R495]/240" office:value-type="float" office:value="0" calcext:value-type="float">
            <text:p>0</text:p>
          </table:table-cell>
          <table:table-cell table:formula="of:=[.J495]*[.O495]" office:value-type="float" office:value="1360" calcext:value-type="float">
            <text:p>1 360,0000</text:p>
          </table:table-cell>
          <table:table-cell table:formula="of:=[.S495]-[.T495]" office:value-type="float" office:value="-1360" calcext:value-type="float">
            <text:p>-1360</text:p>
          </table:table-cell>
          <table:table-cell table:number-columns-repeated="1003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16" calcext:value-type="float">
            <text:p>116,00</text:p>
          </table:table-cell>
          <table:table-cell office:value-type="string" calcext:value-type="string">
            <text:p>au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19" table:formula="of:=[.L496]+([.M496]/20)+([.N496]/240)" office:value-type="float" office:value="8" calcext:value-type="float">
            <text:p>8,00000</text:p>
          </table:table-cell>
          <table:table-cell table:number-columns-repeated="3"/>
          <table:table-cell table:formula="of:=[.P496]+0.05*[.Q496]+[.R496]/240" office:value-type="float" office:value="0" calcext:value-type="float">
            <text:p>0</text:p>
          </table:table-cell>
          <table:table-cell table:formula="of:=[.J496]*[.O496]" office:value-type="float" office:value="928" calcext:value-type="float">
            <text:p>928,0000</text:p>
          </table:table-cell>
          <table:table-cell table:formula="of:=[.S496]-[.T496]" office:value-type="float" office:value="-928" calcext:value-type="float">
            <text:p>-928</text:p>
          </table:table-cell>
          <table:table-cell office:value-type="string" calcext:value-type="string">
            <text:p>8L suivant la qualité</text:p>
          </table:table-cell>
          <table:table-cell table:number-columns-repeated="1002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oz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acquet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9" table:formula="of:=[.L497]+([.M497]/20)+([.N497]/240)" office:value-type="float" office:value="0.6" calcext:value-type="float">
            <text:p>0,60000</text:p>
          </table:table-cell>
          <table:table-cell table:number-columns-repeated="3"/>
          <table:table-cell table:formula="of:=[.P497]+0.05*[.Q497]+[.R497]/240" office:value-type="float" office:value="0" calcext:value-type="float">
            <text:p>0</text:p>
          </table:table-cell>
          <table:table-cell table:formula="of:=[.J497]*[.O497]" office:value-type="float" office:value="48" calcext:value-type="float">
            <text:p>48,0000</text:p>
          </table:table-cell>
          <table:table-cell table:formula="of:=[.S497]-[.T497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ierres de ta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700" calcext:value-type="float">
            <text:p>3 700,00</text:p>
          </table:table-cell>
          <table:table-cell office:value-type="string" calcext:value-type="string">
            <text:p>pied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498]+([.M498]/20)+([.N498]/240)" office:value-type="float" office:value="1" calcext:value-type="float">
            <text:p>1,00000</text:p>
          </table:table-cell>
          <table:table-cell table:number-columns-repeated="3"/>
          <table:table-cell table:formula="of:=[.P498]+0.05*[.Q498]+[.R498]/240" office:value-type="float" office:value="0" calcext:value-type="float">
            <text:p>0</text:p>
          </table:table-cell>
          <table:table-cell table:formula="of:=[.J498]*[.O498]" office:value-type="float" office:value="3700" calcext:value-type="float">
            <text:p>3 700,0000</text:p>
          </table:table-cell>
          <table:table-cell table:formula="of:=[.S498]-[.T498]" office:value-type="float" office:value="-3700" calcext:value-type="float">
            <text:p>-3700</text:p>
          </table:table-cell>
          <table:table-cell table:number-columns-repeated="1003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499]+([.M499]/20)+([.N499]/240)" office:value-type="float" office:value="2.25" calcext:value-type="float">
            <text:p>2,25000</text:p>
          </table:table-cell>
          <table:table-cell table:number-columns-repeated="3"/>
          <table:table-cell table:formula="of:=[.P499]+0.05*[.Q499]+[.R499]/240" office:value-type="float" office:value="0" calcext:value-type="float">
            <text:p>0</text:p>
          </table:table-cell>
          <table:table-cell table:formula="of:=[.J499]*[.O499]" office:value-type="float" office:value="117" calcext:value-type="float">
            <text:p>117,0000</text:p>
          </table:table-cell>
          <table:table-cell table:formula="of:=[.S499]-[.T499]" office:value-type="float" office:value="-117" calcext:value-type="float">
            <text:p>-117</text:p>
          </table:table-cell>
          <table:table-cell table:number-columns-repeated="1003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50" calcext:value-type="float">
            <text:p>1 2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500]+([.M500]/20)+([.N500]/240)" office:value-type="float" office:value="1" calcext:value-type="float">
            <text:p>1,00000</text:p>
          </table:table-cell>
          <table:table-cell table:number-columns-repeated="3"/>
          <table:table-cell table:formula="of:=[.P500]+0.05*[.Q500]+[.R500]/240" office:value-type="float" office:value="0" calcext:value-type="float">
            <text:p>0</text:p>
          </table:table-cell>
          <table:table-cell table:formula="of:=[.J500]*[.O500]" office:value-type="float" office:value="1250" calcext:value-type="float">
            <text:p>1 250,0000</text:p>
          </table:table-cell>
          <table:table-cell table:formula="of:=[.S500]-[.T500]" office:value-type="float" office:value="-1250" calcext:value-type="float">
            <text:p>-1250</text:p>
          </table:table-cell>
          <table:table-cell table:number-columns-repeated="1003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omb en grenail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table:formula="of:=[.L501]+([.M501]/20)+([.N501]/240)" office:value-type="float" office:value="0.275" calcext:value-type="float">
            <text:p>0,27500</text:p>
          </table:table-cell>
          <table:table-cell table:number-columns-repeated="3"/>
          <table:table-cell table:formula="of:=[.P501]+0.05*[.Q501]+[.R501]/240" office:value-type="float" office:value="0" calcext:value-type="float">
            <text:p>0</text:p>
          </table:table-cell>
          <table:table-cell table:formula="of:=[.J501]*[.O501]" office:value-type="float" office:value="385" calcext:value-type="float">
            <text:p>385,0000</text:p>
          </table:table-cell>
          <table:table-cell table:formula="of:=[.S501]-[.T501]" office:value-type="float" office:value="-385" calcext:value-type="float">
            <text:p>-385</text:p>
          </table:table-cell>
          <table:table-cell office:value-type="string" calcext:value-type="string">
            <text:p>À 5 à 6 S</text:p>
          </table:table-cell>
          <table:table-cell table:number-columns-repeated="1002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i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71" calcext:value-type="float">
            <text:p>371,00</text:p>
          </table:table-cell>
          <table:table-cell office:value-type="string" calcext:value-type="string">
            <text:p>boisseaux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502]+([.M502]/20)+([.N502]/240)" office:value-type="float" office:value="4" calcext:value-type="float">
            <text:p>4,00000</text:p>
          </table:table-cell>
          <table:table-cell table:number-columns-repeated="3"/>
          <table:table-cell table:formula="of:=[.P502]+0.05*[.Q502]+[.R502]/240" office:value-type="float" office:value="0" calcext:value-type="float">
            <text:p>0</text:p>
          </table:table-cell>
          <table:table-cell table:formula="of:=[.J502]*[.O502]" office:value-type="float" office:value="1484" calcext:value-type="float">
            <text:p>1 484,0000</text:p>
          </table:table-cell>
          <table:table-cell table:formula="of:=[.S502]-[.T502]" office:value-type="float" office:value="-1484" calcext:value-type="float">
            <text:p>-1484</text:p>
          </table:table-cell>
          <table:table-cell table:number-columns-repeated="1003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65" calcext:value-type="float">
            <text:p>46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19" table:formula="of:=[.L503]+([.M503]/20)+([.N503]/240)" office:value-type="float" office:value="1.2" calcext:value-type="float">
            <text:p>1,20000</text:p>
          </table:table-cell>
          <table:table-cell table:number-columns-repeated="3"/>
          <table:table-cell table:formula="of:=[.P503]+0.05*[.Q503]+[.R503]/240" office:value-type="float" office:value="0" calcext:value-type="float">
            <text:p>0</text:p>
          </table:table-cell>
          <table:table-cell table:formula="of:=[.J503]*[.O503]" office:value-type="float" office:value="558" calcext:value-type="float">
            <text:p>558,0000</text:p>
          </table:table-cell>
          <table:table-cell table:formula="of:=[.S503]-[.T503]" office:value-type="float" office:value="-558" calcext:value-type="float">
            <text:p>-558</text:p>
          </table:table-cell>
          <table:table-cell table:number-columns-repeated="1003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quincaill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19" table:formula="of:=[.L504]+([.M504]/20)+([.N504]/240)" office:value-type="float" office:value="0" calcext:value-type="float">
            <text:p>0,00000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P504]+0.05*[.Q504]+[.R504]/240" office:value-type="float" office:value="1100" calcext:value-type="float">
            <text:p>1100</text:p>
          </table:table-cell>
          <table:table-cell table:formula="of:=[.J504]*[.O504]" office:value-type="float" office:value="0" calcext:value-type="float">
            <text:p>0,0000</text:p>
          </table:table-cell>
          <table:table-cell table:formula="of:=[.S504]-[.T504]" office:value-type="float" office:value="1100" calcext:value-type="float">
            <text:p>1100</text:p>
          </table:table-cell>
          <table:table-cell office:value-type="string" calcext:value-type="string">
            <text:p>valeur de 11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caisses</text:p>
          </table:table-cell>
          <table:table-cell office:value-type="float" office:value="126" calcext:value-type="float">
            <text:p>126,000</text:p>
          </table:table-cell>
          <table:table-cell table:number-columns-repeated="2"/>
          <table:table-cell table:style-name="ce19" table:formula="of:=[.L505]+([.M505]/20)+([.N505]/240)" office:value-type="float" office:value="126" calcext:value-type="float">
            <text:p>126,00000</text:p>
          </table:table-cell>
          <table:table-cell table:number-columns-repeated="3"/>
          <table:table-cell table:formula="of:=[.P505]+0.05*[.Q505]+[.R505]/240" office:value-type="float" office:value="0" calcext:value-type="float">
            <text:p>0</text:p>
          </table:table-cell>
          <table:table-cell table:formula="of:=[.J505]*[.O505]" office:value-type="float" office:value="2394" calcext:value-type="float">
            <text:p>2 394,0000</text:p>
          </table:table-cell>
          <table:table-cell table:formula="of:=[.S505]-[.T505]" office:value-type="float" office:value="-2394" calcext:value-type="float">
            <text:p>-2394</text:p>
          </table:table-cell>
          <table:table-cell table:number-columns-repeated="1003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livr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19" table:formula="of:=[.L506]+([.M506]/20)+([.N506]/240)" office:value-type="float" office:value="9" calcext:value-type="float">
            <text:p>9,00000</text:p>
          </table:table-cell>
          <table:table-cell table:number-columns-repeated="3"/>
          <table:table-cell table:formula="of:=[.P506]+0.05*[.Q506]+[.R506]/240" office:value-type="float" office:value="0" calcext:value-type="float">
            <text:p>0</text:p>
          </table:table-cell>
          <table:table-cell table:formula="of:=[.J506]*[.O506]" office:value-type="float" office:value="2250" calcext:value-type="float">
            <text:p>2 250,0000</text:p>
          </table:table-cell>
          <table:table-cell table:formula="of:=[.S506]-[.T506]" office:value-type="float" office:value="-2250" calcext:value-type="float">
            <text:p>-2250</text:p>
          </table:table-cell>
          <table:table-cell table:number-columns-repeated="1003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429" calcext:value-type="float">
            <text:p>6 429,00</text:p>
          </table:table-cell>
          <table:table-cell office:value-type="string" calcext:value-type="string">
            <text:p>muid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19" table:formula="of:=[.L507]+([.M507]/20)+([.N507]/240)" office:value-type="float" office:value="50" calcext:value-type="float">
            <text:p>50,00000</text:p>
          </table:table-cell>
          <table:table-cell table:number-columns-repeated="3"/>
          <table:table-cell table:formula="of:=[.P507]+0.05*[.Q507]+[.R507]/240" office:value-type="float" office:value="0" calcext:value-type="float">
            <text:p>0</text:p>
          </table:table-cell>
          <table:table-cell table:formula="of:=[.J507]*[.O507]" office:value-type="float" office:value="321450" calcext:value-type="float">
            <text:p>321 450,0000</text:p>
          </table:table-cell>
          <table:table-cell table:formula="of:=[.S507]-[.T507]" office:value-type="float" office:value="-321450" calcext:value-type="float">
            <text:p>-321450</text:p>
          </table:table-cell>
          <table:table-cell table:number-columns-repeated="1003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508]+([.M508]/20)+([.N508]/240)" office:value-type="float" office:value="4" calcext:value-type="float">
            <text:p>4,00000</text:p>
          </table:table-cell>
          <table:table-cell table:number-columns-repeated="3"/>
          <table:table-cell table:formula="of:=[.P508]+0.05*[.Q508]+[.R508]/240" office:value-type="float" office:value="0" calcext:value-type="float">
            <text:p>0</text:p>
          </table:table-cell>
          <table:table-cell table:formula="of:=[.J508]*[.O508]" office:value-type="float" office:value="160" calcext:value-type="float">
            <text:p>160,0000</text:p>
          </table:table-cell>
          <table:table-cell table:formula="of:=[.S508]-[.T508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19" table:formula="of:=[.L509]+([.M509]/20)+([.N509]/240)" office:value-type="float" office:value="0" calcext:value-type="float">
            <text:p>0,0000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table:formula="of:=[.P509]+0.05*[.Q509]+[.R509]/240" office:value-type="float" office:value="1540" calcext:value-type="float">
            <text:p>1540</text:p>
          </table:table-cell>
          <table:table-cell table:formula="of:=[.J509]*[.O509]" office:value-type="float" office:value="0" calcext:value-type="float">
            <text:p>0,0000</text:p>
          </table:table-cell>
          <table:table-cell table:formula="of:=[.S509]-[.T509]" office:value-type="float" office:value="1540" calcext:value-type="float">
            <text:p>1540</text:p>
          </table:table-cell>
          <table:table-cell office:value-type="string" calcext:value-type="string">
            <text:p>valeur de 154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89" calcext:value-type="float">
            <text:p>889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510]+([.M510]/20)+([.N510]/240)" office:value-type="float" office:value="3.75" calcext:value-type="float">
            <text:p>3,75000</text:p>
          </table:table-cell>
          <table:table-cell table:number-columns-repeated="3"/>
          <table:table-cell table:formula="of:=[.P510]+0.05*[.Q510]+[.R510]/240" office:value-type="float" office:value="0" calcext:value-type="float">
            <text:p>0</text:p>
          </table:table-cell>
          <table:table-cell table:formula="of:=[.J510]*[.O510]" office:value-type="float" office:value="3333.75" calcext:value-type="float">
            <text:p>3 333,7500</text:p>
          </table:table-cell>
          <table:table-cell table:formula="of:=[.S510]-[.T510]" office:value-type="float" office:value="-3333.75" calcext:value-type="float">
            <text:p>-3333,75</text:p>
          </table:table-cell>
          <table:table-cell office:value-type="string" calcext:value-type="string">
            <text:p>À 3 L à 4 L 10 S</text:p>
          </table:table-cell>
          <table:table-cell table:number-columns-repeated="1002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54" calcext:value-type="float">
            <text:p>2 5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511]+([.M511]/20)+([.N511]/240)" office:value-type="float" office:value="0.35" calcext:value-type="float">
            <text:p>0,35000</text:p>
          </table:table-cell>
          <table:table-cell table:number-columns-repeated="3"/>
          <table:table-cell table:formula="of:=[.P511]+0.05*[.Q511]+[.R511]/240" office:value-type="float" office:value="0" calcext:value-type="float">
            <text:p>0</text:p>
          </table:table-cell>
          <table:table-cell table:formula="of:=[.J511]*[.O511]" office:value-type="float" office:value="893.9" calcext:value-type="float">
            <text:p>893,9000</text:p>
          </table:table-cell>
          <table:table-cell table:formula="of:=[.S511]-[.T511]" office:value-type="float" office:value="-893.9" calcext:value-type="float">
            <text:p>-893,9</text:p>
          </table:table-cell>
          <table:table-cell table:number-columns-repeated="1003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unes</text:p>
          </table:table-cell>
          <table:table-cell office:value-type="float" office:value="9" calcext:value-type="float">
            <text:p>9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9" table:formula="of:=[.L512]+([.M512]/20)+([.N512]/240)" office:value-type="float" office:value="9.6" calcext:value-type="float">
            <text:p>9,60000</text:p>
          </table:table-cell>
          <table:table-cell table:number-columns-repeated="3"/>
          <table:table-cell table:formula="of:=[.P512]+0.05*[.Q512]+[.R512]/240" office:value-type="float" office:value="0" calcext:value-type="float">
            <text:p>0</text:p>
          </table:table-cell>
          <table:table-cell table:formula="of:=[.J512]*[.O512]" office:value-type="float" office:value="115.2" calcext:value-type="float">
            <text:p>115,2000</text:p>
          </table:table-cell>
          <table:table-cell table:formula="of:=[.S512]-[.T512]" office:value-type="float" office:value="-115.2" calcext:value-type="float">
            <text:p>-115,2</text:p>
          </table:table-cell>
          <table:table-cell table:number-columns-repeated="1003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blanch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513]+([.M513]/20)+([.N513]/240)" office:value-type="float" office:value="2" calcext:value-type="float">
            <text:p>2,00000</text:p>
          </table:table-cell>
          <table:table-cell table:number-columns-repeated="3"/>
          <table:table-cell table:formula="of:=[.P513]+0.05*[.Q513]+[.R513]/240" office:value-type="float" office:value="0" calcext:value-type="float">
            <text:p>0</text:p>
          </table:table-cell>
          <table:table-cell table:formula="of:=[.J513]*[.O513]" office:value-type="float" office:value="160" calcext:value-type="float">
            <text:p>160,0000</text:p>
          </table:table-cell>
          <table:table-cell table:formula="of:=[.S513]-[.T513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e Combourg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9030" calcext:value-type="float">
            <text:p>9 0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514]+([.M514]/20)+([.N514]/240)" office:value-type="float" office:value="2" calcext:value-type="float">
            <text:p>2,00000</text:p>
          </table:table-cell>
          <table:table-cell table:number-columns-repeated="3"/>
          <table:table-cell table:formula="of:=[.P514]+0.05*[.Q514]+[.R514]/240" office:value-type="float" office:value="0" calcext:value-type="float">
            <text:p>0</text:p>
          </table:table-cell>
          <table:table-cell table:formula="of:=[.J514]*[.O514]" office:value-type="float" office:value="18060" calcext:value-type="float">
            <text:p>18 060,0000</text:p>
          </table:table-cell>
          <table:table-cell table:formula="of:=[.S514]-[.T514]" office:value-type="float" office:value="-18060" calcext:value-type="float">
            <text:p>-18060</text:p>
          </table:table-cell>
          <table:table-cell table:number-columns-repeated="1003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19" table:formula="of:=[.L515]+([.M515]/20)+([.N515]/240)" office:value-type="float" office:value="150" calcext:value-type="float">
            <text:p>150,00000</text:p>
          </table:table-cell>
          <table:table-cell table:number-columns-repeated="3"/>
          <table:table-cell table:formula="of:=[.P515]+0.05*[.Q515]+[.R515]/240" office:value-type="float" office:value="0" calcext:value-type="float">
            <text:p>0</text:p>
          </table:table-cell>
          <table:table-cell table:formula="of:=[.J515]*[.O515]" office:value-type="float" office:value="1800" calcext:value-type="float">
            <text:p>1 800,0000</text:p>
          </table:table-cell>
          <table:table-cell table:formula="of:=[.S515]-[.T515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700" calcext:value-type="float">
            <text:p>1 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19" table:formula="of:=[.L516]+([.M516]/20)+([.N516]/240)" office:value-type="float" office:value="1.3" calcext:value-type="float">
            <text:p>1,30000</text:p>
          </table:table-cell>
          <table:table-cell table:number-columns-repeated="3"/>
          <table:table-cell table:formula="of:=[.P516]+0.05*[.Q516]+[.R516]/240" office:value-type="float" office:value="0" calcext:value-type="float">
            <text:p>0</text:p>
          </table:table-cell>
          <table:table-cell table:formula="of:=[.J516]*[.O516]" office:value-type="float" office:value="2210" calcext:value-type="float">
            <text:p>2 210,0000</text:p>
          </table:table-cell>
          <table:table-cell table:formula="of:=[.S516]-[.T516]" office:value-type="float" office:value="-2210" calcext:value-type="float">
            <text:p>-2210</text:p>
          </table:table-cell>
          <table:table-cell table:number-columns-repeated="1003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19" table:formula="of:=[.L517]+([.M517]/20)+([.N517]/240)" office:value-type="float" office:value="0" calcext:value-type="float">
            <text:p>0,0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formula="of:=[.P517]+0.05*[.Q517]+[.R517]/240" office:value-type="float" office:value="850" calcext:value-type="float">
            <text:p>850</text:p>
          </table:table-cell>
          <table:table-cell table:formula="of:=[.J517]*[.O517]" office:value-type="float" office:value="0" calcext:value-type="float">
            <text:p>0,0000</text:p>
          </table:table-cell>
          <table:table-cell table:formula="of:=[.S517]-[.T517]" office:value-type="float" office:value="850" calcext:value-type="float">
            <text:p>850</text:p>
          </table:table-cell>
          <table:table-cell office:value-type="string" calcext:value-type="string">
            <text:p>valeur de 8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100" calcext:value-type="float">
            <text:p>8 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518]+([.M518]/20)+([.N518]/240)" office:value-type="float" office:value="2.25" calcext:value-type="float">
            <text:p>2,25000</text:p>
          </table:table-cell>
          <table:table-cell table:number-columns-repeated="3"/>
          <table:table-cell table:formula="of:=[.P518]+0.05*[.Q518]+[.R518]/240" office:value-type="float" office:value="0" calcext:value-type="float">
            <text:p>0</text:p>
          </table:table-cell>
          <table:table-cell table:formula="of:=[.J518]*[.O518]" office:value-type="float" office:value="18225" calcext:value-type="float">
            <text:p>18 225,0000</text:p>
          </table:table-cell>
          <table:table-cell table:formula="of:=[.S518]-[.T518]" office:value-type="float" office:value="-18225" calcext:value-type="float">
            <text:p>-18225</text:p>
          </table:table-cell>
          <table:table-cell table:number-columns-repeated="1003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7700" calcext:value-type="float">
            <text:p>17 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19" table:formula="of:=[.L519]+([.M519]/20)+([.N519]/240)" office:value-type="float" office:value="1.25" calcext:value-type="float">
            <text:p>1,25000</text:p>
          </table:table-cell>
          <table:table-cell table:number-columns-repeated="3"/>
          <table:table-cell table:formula="of:=[.P519]+0.05*[.Q519]+[.R519]/240" office:value-type="float" office:value="0" calcext:value-type="float">
            <text:p>0</text:p>
          </table:table-cell>
          <table:table-cell table:formula="of:=[.J519]*[.O519]" office:value-type="float" office:value="22125" calcext:value-type="float">
            <text:p>22 125,0000</text:p>
          </table:table-cell>
          <table:table-cell table:formula="of:=[.S519]-[.T519]" office:value-type="float" office:value="-22125" calcext:value-type="float">
            <text:p>-22125</text:p>
          </table:table-cell>
          <table:table-cell office:value-type="string" calcext:value-type="string">
            <text:p>À 20 S . 30 S</text:p>
          </table:table-cell>
          <table:table-cell table:number-columns-repeated="1002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4918" calcext:value-type="float">
            <text:p>34 91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520]+([.M520]/20)+([.N520]/240)" office:value-type="float" office:value="1.5" calcext:value-type="float">
            <text:p>1,50000</text:p>
          </table:table-cell>
          <table:table-cell table:number-columns-repeated="3"/>
          <table:table-cell table:formula="of:=[.P520]+0.05*[.Q520]+[.R520]/240" office:value-type="float" office:value="0" calcext:value-type="float">
            <text:p>0</text:p>
          </table:table-cell>
          <table:table-cell table:formula="of:=[.J520]*[.O520]" office:value-type="float" office:value="52377" calcext:value-type="float">
            <text:p>52 377,0000</text:p>
          </table:table-cell>
          <table:table-cell table:formula="of:=[.S520]-[.T520]" office:value-type="float" office:value="-52377" calcext:value-type="float">
            <text:p>-52377</text:p>
          </table:table-cell>
          <table:table-cell table:number-columns-repeated="1003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Langernea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9" table:formula="of:=[.L521]+([.M521]/20)+([.N521]/240)" office:value-type="float" office:value="0.9" calcext:value-type="float">
            <text:p>0,90000</text:p>
          </table:table-cell>
          <table:table-cell table:number-columns-repeated="3"/>
          <table:table-cell table:formula="of:=[.P521]+0.05*[.Q521]+[.R521]/240" office:value-type="float" office:value="0" calcext:value-type="float">
            <text:p>0</text:p>
          </table:table-cell>
          <table:table-cell table:formula="of:=[.J521]*[.O521]" office:value-type="float" office:value="432" calcext:value-type="float">
            <text:p>432,0000</text:p>
          </table:table-cell>
          <table:table-cell table:formula="of:=[.S521]-[.T521]" office:value-type="float" office:value="-432" calcext:value-type="float">
            <text:p>-432</text:p>
          </table:table-cell>
          <table:table-cell table:number-columns-repeated="1003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125" calcext:value-type="float">
            <text:p>125,000</text:p>
          </table:table-cell>
          <table:table-cell table:number-columns-repeated="2"/>
          <table:table-cell table:style-name="ce19" table:formula="of:=[.L522]+([.M522]/20)+([.N522]/240)" office:value-type="float" office:value="125" calcext:value-type="float">
            <text:p>125,00000</text:p>
          </table:table-cell>
          <table:table-cell table:number-columns-repeated="3"/>
          <table:table-cell table:formula="of:=[.P522]+0.05*[.Q522]+[.R522]/240" office:value-type="float" office:value="0" calcext:value-type="float">
            <text:p>0</text:p>
          </table:table-cell>
          <table:table-cell table:formula="of:=[.J522]*[.O522]" office:value-type="float" office:value="37500" calcext:value-type="float">
            <text:p>37 500,0000</text:p>
          </table:table-cell>
          <table:table-cell table:formula="of:=[.S522]-[.T522]" office:value-type="float" office:value="-37500" calcext:value-type="float">
            <text:p>-37500</text:p>
          </table:table-cell>
          <table:table-cell table:number-columns-repeated="1003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460" calcext:value-type="float">
            <text:p>8 4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523]+([.M523]/20)+([.N523]/240)" office:value-type="float" office:value="2.25" calcext:value-type="float">
            <text:p>2,25000</text:p>
          </table:table-cell>
          <table:table-cell table:number-columns-repeated="3"/>
          <table:table-cell table:formula="of:=[.P523]+0.05*[.Q523]+[.R523]/240" office:value-type="float" office:value="0" calcext:value-type="float">
            <text:p>0</text:p>
          </table:table-cell>
          <table:table-cell table:formula="of:=[.J523]*[.O523]" office:value-type="float" office:value="19035" calcext:value-type="float">
            <text:p>19 035,0000</text:p>
          </table:table-cell>
          <table:table-cell table:formula="of:=[.S523]-[.T523]" office:value-type="float" office:value="-19035" calcext:value-type="float">
            <text:p>-19035</text:p>
          </table:table-cell>
          <table:table-cell table:number-columns-repeated="1003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quatre fil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6348" calcext:value-type="float">
            <text:p>6 34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524]+([.M524]/20)+([.N524]/240)" office:value-type="float" office:value="2" calcext:value-type="float">
            <text:p>2,00000</text:p>
          </table:table-cell>
          <table:table-cell table:number-columns-repeated="3"/>
          <table:table-cell table:formula="of:=[.P524]+0.05*[.Q524]+[.R524]/240" office:value-type="float" office:value="0" calcext:value-type="float">
            <text:p>0</text:p>
          </table:table-cell>
          <table:table-cell table:formula="of:=[.J524]*[.O524]" office:value-type="float" office:value="12696" calcext:value-type="float">
            <text:p>12 696,0000</text:p>
          </table:table-cell>
          <table:table-cell table:formula="of:=[.S524]-[.T524]" office:value-type="float" office:value="-12696" calcext:value-type="float">
            <text:p>-12696</text:p>
          </table:table-cell>
          <table:table-cell table:number-columns-repeated="1003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rondelet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65" calcext:value-type="float">
            <text:p>1 06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9" table:formula="of:=[.L525]+([.M525]/20)+([.N525]/240)" office:value-type="float" office:value="0.9" calcext:value-type="float">
            <text:p>0,90000</text:p>
          </table:table-cell>
          <table:table-cell table:number-columns-repeated="3"/>
          <table:table-cell table:formula="of:=[.P525]+0.05*[.Q525]+[.R525]/240" office:value-type="float" office:value="0" calcext:value-type="float">
            <text:p>0</text:p>
          </table:table-cell>
          <table:table-cell table:formula="of:=[.J525]*[.O525]" office:value-type="float" office:value="958.5" calcext:value-type="float">
            <text:p>958,5000</text:p>
          </table:table-cell>
          <table:table-cell table:formula="of:=[.S525]-[.T525]" office:value-type="float" office:value="-958.5" calcext:value-type="float">
            <text:p>-958,5</text:p>
          </table:table-cell>
          <table:table-cell table:number-columns-repeated="1003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table:number-columns-repeated="5"/>
          <table:table-cell table:style-name="ce19" table:formula="of:=[.L526]+([.M526]/20)+([.N526]/240)" office:value-type="float" office:value="0" calcext:value-type="float">
            <text:p>0,000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P526]+0.05*[.Q526]+[.R526]/240" office:value-type="float" office:value="1200" calcext:value-type="float">
            <text:p>1200</text:p>
          </table:table-cell>
          <table:table-cell table:formula="of:=[.J526]*[.O526]" office:value-type="float" office:value="0" calcext:value-type="float">
            <text:p>0,0000</text:p>
          </table:table-cell>
          <table:table-cell table:formula="of:=[.S526]-[.T526]" office:value-type="float" office:value="1200" calcext:value-type="float">
            <text:p>1200</text:p>
          </table:table-cell>
          <table:table-cell office:value-type="string" calcext:value-type="string">
            <text:p>valeur de 1200 L</text:p>
          </table:table-cell>
          <table:table-cell table:number-columns-repeated="1002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vitr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19" table:formula="of:=[.L527]+([.M527]/20)+([.N527]/240)" office:value-type="float" office:value="0.75" calcext:value-type="float">
            <text:p>0,75000</text:p>
          </table:table-cell>
          <table:table-cell table:number-columns-repeated="3"/>
          <table:table-cell table:formula="of:=[.P527]+0.05*[.Q527]+[.R527]/240" office:value-type="float" office:value="0" calcext:value-type="float">
            <text:p>0</text:p>
          </table:table-cell>
          <table:table-cell table:formula="of:=[.J527]*[.O527]" office:value-type="float" office:value="1200" calcext:value-type="float">
            <text:p>1 200,0000</text:p>
          </table:table-cell>
          <table:table-cell table:formula="of:=[.S527]-[.T527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780" calcext:value-type="float">
            <text:p>3 7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528]+([.M528]/20)+([.N528]/240)" office:value-type="float" office:value="1" calcext:value-type="float">
            <text:p>1,00000</text:p>
          </table:table-cell>
          <table:table-cell table:number-columns-repeated="3"/>
          <table:table-cell table:formula="of:=[.P528]+0.05*[.Q528]+[.R528]/240" office:value-type="float" office:value="0" calcext:value-type="float">
            <text:p>0</text:p>
          </table:table-cell>
          <table:table-cell table:formula="of:=[.J528]*[.O528]" office:value-type="float" office:value="3780" calcext:value-type="float">
            <text:p>3 780,0000</text:p>
          </table:table-cell>
          <table:table-cell table:formula="of:=[.S528]-[.T528]" office:value-type="float" office:value="-3780" calcext:value-type="float">
            <text:p>-3780</text:p>
          </table:table-cell>
          <table:table-cell table:number-columns-repeated="1003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s diverses de co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529]+([.M529]/20)+([.N529]/240)" office:value-type="float" office:value="2.5" calcext:value-type="float">
            <text:p>2,50000</text:p>
          </table:table-cell>
          <table:table-cell table:number-columns-repeated="3"/>
          <table:table-cell table:formula="of:=[.P529]+0.05*[.Q529]+[.R529]/240" office:value-type="float" office:value="0" calcext:value-type="float">
            <text:p>0</text:p>
          </table:table-cell>
          <table:table-cell table:formula="of:=[.J529]*[.O529]" office:value-type="float" office:value="30" calcext:value-type="float">
            <text:p>30,0000</text:p>
          </table:table-cell>
          <table:table-cell table:formula="of:=[.S529]-[.T529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s diverses guing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lles</text:p>
          </table:table-cell>
          <table:table-cell office:value-type="float" office:value="700" calcext:value-type="float">
            <text:p>700,000</text:p>
          </table:table-cell>
          <table:table-cell table:number-columns-repeated="2"/>
          <table:table-cell table:style-name="ce19" table:formula="of:=[.L530]+([.M530]/20)+([.N530]/240)" office:value-type="float" office:value="700" calcext:value-type="float">
            <text:p>700,00000</text:p>
          </table:table-cell>
          <table:table-cell table:number-columns-repeated="3"/>
          <table:table-cell table:formula="of:=[.P530]+0.05*[.Q530]+[.R530]/240" office:value-type="float" office:value="0" calcext:value-type="float">
            <text:p>0</text:p>
          </table:table-cell>
          <table:table-cell table:formula="of:=[.J530]*[.O530]" office:value-type="float" office:value="1400" calcext:value-type="float">
            <text:p>1 400,0000</text:p>
          </table:table-cell>
          <table:table-cell table:formula="of:=[.S530]-[.T530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s diverses Lav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lles</text:p>
          </table:table-cell>
          <table:table-cell office:value-type="float" office:value="800" calcext:value-type="float">
            <text:p>800,000</text:p>
          </table:table-cell>
          <table:table-cell table:number-columns-repeated="2"/>
          <table:table-cell table:style-name="ce19" table:formula="of:=[.L531]+([.M531]/20)+([.N531]/240)" office:value-type="float" office:value="800" calcext:value-type="float">
            <text:p>800,00000</text:p>
          </table:table-cell>
          <table:table-cell table:number-columns-repeated="3"/>
          <table:table-cell table:formula="of:=[.P531]+0.05*[.Q531]+[.R531]/240" office:value-type="float" office:value="0" calcext:value-type="float">
            <text:p>0</text:p>
          </table:table-cell>
          <table:table-cell table:formula="of:=[.J531]*[.O531]" office:value-type="float" office:value="5600" calcext:value-type="float">
            <text:p>5 600,0000</text:p>
          </table:table-cell>
          <table:table-cell table:formula="of:=[.S531]-[.T531]" office:value-type="float" office:value="-5600" calcext:value-type="float">
            <text:p>-5600</text:p>
          </table:table-cell>
          <table:table-cell table:number-columns-repeated="1003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erres à vit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19" table:formula="of:=[.L532]+([.M532]/20)+([.N532]/240)" office:value-type="float" office:value="42" calcext:value-type="float">
            <text:p>42,00000</text:p>
          </table:table-cell>
          <table:table-cell table:number-columns-repeated="3"/>
          <table:table-cell table:formula="of:=[.P532]+0.05*[.Q532]+[.R532]/240" office:value-type="float" office:value="0" calcext:value-type="float">
            <text:p>0</text:p>
          </table:table-cell>
          <table:table-cell table:formula="of:=[.J532]*[.O532]" office:value-type="float" office:value="168" calcext:value-type="float">
            <text:p>168,0000</text:p>
          </table:table-cell>
          <table:table-cell table:formula="of:=[.S532]-[.T532]" office:value-type="float" office:value="-168" calcext:value-type="float">
            <text:p>-168</text:p>
          </table:table-cell>
          <table:table-cell table:number-columns-repeated="1003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ariqu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533]+([.M533]/20)+([.N533]/240)" office:value-type="float" office:value="40" calcext:value-type="float">
            <text:p>40,00000</text:p>
          </table:table-cell>
          <table:table-cell table:number-columns-repeated="3"/>
          <table:table-cell table:formula="of:=[.P533]+0.05*[.Q533]+[.R533]/240" office:value-type="float" office:value="0" calcext:value-type="float">
            <text:p>0</text:p>
          </table:table-cell>
          <table:table-cell table:formula="of:=[.J533]*[.O533]" office:value-type="float" office:value="1680" calcext:value-type="float">
            <text:p>1 680,0000</text:p>
          </table:table-cell>
          <table:table-cell table:formula="of:=[.S533]-[.T533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19" table:formula="of:=[.L534]+([.M534]/20)+([.N534]/240)" office:value-type="float" office:value="80" calcext:value-type="float">
            <text:p>80,00000</text:p>
          </table:table-cell>
          <table:table-cell table:number-columns-repeated="3"/>
          <table:table-cell table:formula="of:=[.P534]+0.05*[.Q534]+[.R534]/240" office:value-type="float" office:value="0" calcext:value-type="float">
            <text:p>0</text:p>
          </table:table-cell>
          <table:table-cell table:formula="of:=[.J534]*[.O534]" office:value-type="float" office:value="2560" calcext:value-type="float">
            <text:p>2 560,0000</text:p>
          </table:table-cell>
          <table:table-cell table:formula="of:=[.S534]-[.T534]" office:value-type="float" office:value="-2560" calcext:value-type="float">
            <text:p>-2560</text:p>
          </table:table-cell>
          <table:table-cell table:number-columns-repeated="1003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19" table:formula="of:=[.L535]+([.M535]/20)+([.N535]/240)" office:value-type="float" office:value="80" calcext:value-type="float">
            <text:p>80,00000</text:p>
          </table:table-cell>
          <table:table-cell table:number-columns-repeated="3"/>
          <table:table-cell table:formula="of:=[.P535]+0.05*[.Q535]+[.R535]/240" office:value-type="float" office:value="0" calcext:value-type="float">
            <text:p>0</text:p>
          </table:table-cell>
          <table:table-cell table:formula="of:=[.J535]*[.O535]" office:value-type="float" office:value="6640" calcext:value-type="float">
            <text:p>6 640,0000</text:p>
          </table:table-cell>
          <table:table-cell table:formula="of:=[.S535]-[.T535]" office:value-type="float" office:value="-6640" calcext:value-type="float">
            <text:p>-6640</text:p>
          </table:table-cell>
          <table:table-cell table:number-columns-repeated="1003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tiercons</text:p>
          </table:table-cell>
          <table:table-cell office:value-type="float" office:value="57.5" calcext:value-type="float">
            <text:p>57,500</text:p>
          </table:table-cell>
          <table:table-cell table:number-columns-repeated="2"/>
          <table:table-cell table:style-name="ce19" table:formula="of:=[.L536]+([.M536]/20)+([.N536]/240)" office:value-type="float" office:value="57.5" calcext:value-type="float">
            <text:p>57,50000</text:p>
          </table:table-cell>
          <table:table-cell table:number-columns-repeated="3"/>
          <table:table-cell table:formula="of:=[.P536]+0.05*[.Q536]+[.R536]/240" office:value-type="float" office:value="0" calcext:value-type="float">
            <text:p>0</text:p>
          </table:table-cell>
          <table:table-cell table:formula="of:=[.J536]*[.O536]" office:value-type="float" office:value="402.5" calcext:value-type="float">
            <text:p>402,5000</text:p>
          </table:table-cell>
          <table:table-cell table:formula="of:=[.S536]-[.T536]" office:value-type="float" office:value="-402.5" calcext:value-type="float">
            <text:p>-402,5</text:p>
          </table:table-cell>
          <table:table-cell office:value-type="string" calcext:value-type="string">
            <text:p>50 à 65 L</text:p>
          </table:table-cell>
          <table:table-cell table:number-columns-repeated="1002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19" table:formula="of:=[.L537]+([.M537]/20)+([.N537]/240)" office:value-type="float" office:value="150" calcext:value-type="float">
            <text:p>150,00000</text:p>
          </table:table-cell>
          <table:table-cell table:number-columns-repeated="3"/>
          <table:table-cell table:formula="of:=[.P537]+0.05*[.Q537]+[.R537]/240" office:value-type="float" office:value="0" calcext:value-type="float">
            <text:p>0</text:p>
          </table:table-cell>
          <table:table-cell table:formula="of:=[.J537]*[.O537]" office:value-type="float" office:value="300" calcext:value-type="float">
            <text:p>300,0000</text:p>
          </table:table-cell>
          <table:table-cell table:formula="of:=[.S537]-[.T537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538]+([.M538]/20)+([.N538]/240)" office:value-type="float" office:value="40" calcext:value-type="float">
            <text:p>40,00000</text:p>
          </table:table-cell>
          <table:table-cell table:number-columns-repeated="3"/>
          <table:table-cell table:formula="of:=[.P538]+0.05*[.Q538]+[.R538]/240" office:value-type="float" office:value="0" calcext:value-type="float">
            <text:p>0</text:p>
          </table:table-cell>
          <table:table-cell table:formula="of:=[.J538]*[.O538]" office:value-type="float" office:value="80" calcext:value-type="float">
            <text:p>80,0000</text:p>
          </table:table-cell>
          <table:table-cell table:formula="of:=[.S538]-[.T538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19" table:formula="of:=[.L539]+([.M539]/20)+([.N539]/240)" office:value-type="float" office:value="0" calcext:value-type="float">
            <text:p>0,00000</text:p>
          </table:table-cell>
          <table:table-cell table:number-columns-repeated="3"/>
          <table:table-cell table:formula="of:=[.P539]+0.05*[.Q539]+[.R539]/240" office:value-type="float" office:value="0" calcext:value-type="float">
            <text:p>0</text:p>
          </table:table-cell>
          <table:table-cell table:formula="of:=[.J539]*[.O539]" office:value-type="float" office:value="0" calcext:value-type="float">
            <text:p>0,0000</text:p>
          </table:table-cell>
          <table:table-cell table:formula="of:=[.S539]-[.T539]" office:value-type="float" office:value="0" calcext:value-type="float">
            <text:p>0</text:p>
          </table:table-cell>
          <table:table-cell office:value-type="string" calcext:value-type="string">
            <text:p>20 S la bouteille</text:p>
          </table:table-cell>
          <table:table-cell table:number-columns-repeated="1002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ot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540]+([.M540]/20)+([.N540]/240)" office:value-type="float" office:value="4" calcext:value-type="float">
            <text:p>4,00000</text:p>
          </table:table-cell>
          <table:table-cell table:number-columns-repeated="3"/>
          <table:table-cell table:formula="of:=[.P540]+0.05*[.Q540]+[.R540]/240" office:value-type="float" office:value="0" calcext:value-type="float">
            <text:p>0</text:p>
          </table:table-cell>
          <table:table-cell table:formula="of:=[.J540]*[.O540]" office:value-type="float" office:value="100" calcext:value-type="float">
            <text:p>100,0000</text:p>
          </table:table-cell>
          <table:table-cell table:formula="of:=[.S540]-[.T540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19" table:formula="of:=[.L541]+([.M541]/20)+([.N541]/240)" office:value-type="float" office:value="1.25" calcext:value-type="float">
            <text:p>1,25000</text:p>
          </table:table-cell>
          <table:table-cell table:number-columns-repeated="3"/>
          <table:table-cell table:formula="of:=[.P541]+0.05*[.Q541]+[.R541]/240" office:value-type="float" office:value="0" calcext:value-type="float">
            <text:p>0</text:p>
          </table:table-cell>
          <table:table-cell table:formula="of:=[.J541]*[.O541]" office:value-type="float" office:value="125" calcext:value-type="float">
            <text:p>125,0000</text:p>
          </table:table-cell>
          <table:table-cell table:formula="of:=[.S541]-[.T541]" office:value-type="float" office:value="-125" calcext:value-type="float">
            <text:p>-125</text:p>
          </table:table-cell>
          <table:table-cell table:number-columns-repeated="1003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Frontigna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19" table:formula="of:=[.L542]+([.M542]/20)+([.N542]/240)" office:value-type="float" office:value="180" calcext:value-type="float">
            <text:p>180,00000</text:p>
          </table:table-cell>
          <table:table-cell table:number-columns-repeated="3"/>
          <table:table-cell table:formula="of:=[.P542]+0.05*[.Q542]+[.R542]/240" office:value-type="float" office:value="0" calcext:value-type="float">
            <text:p>0</text:p>
          </table:table-cell>
          <table:table-cell table:formula="of:=[.J542]*[.O542]" office:value-type="float" office:value="360" calcext:value-type="float">
            <text:p>360,0000</text:p>
          </table:table-cell>
          <table:table-cell table:formula="of:=[.S542]-[.T542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musca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543]+([.M543]/20)+([.N543]/240)" office:value-type="float" office:value="1" calcext:value-type="float">
            <text:p>1,00000</text:p>
          </table:table-cell>
          <table:table-cell table:number-columns-repeated="3"/>
          <table:table-cell table:formula="of:=[.P543]+0.05*[.Q543]+[.R543]/240" office:value-type="float" office:value="0" calcext:value-type="float">
            <text:p>0</text:p>
          </table:table-cell>
          <table:table-cell table:formula="of:=[.J543]*[.O543]" office:value-type="float" office:value="50" calcext:value-type="float">
            <text:p>50,0000</text:p>
          </table:table-cell>
          <table:table-cell table:formula="of:=[.S543]-[.T543]" office:value-type="float" office:value="-50" calcext:value-type="float">
            <text:p>-50</text:p>
          </table:table-cell>
          <table:table-cell office:value-type="string" calcext:value-type="string">
            <text:p>À 40 S à 20</text:p>
          </table:table-cell>
          <table:table-cell table:number-columns-repeated="1002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nanta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ariqu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19" table:formula="of:=[.L544]+([.M544]/20)+([.N544]/240)" office:value-type="float" office:value="32" calcext:value-type="float">
            <text:p>32,00000</text:p>
          </table:table-cell>
          <table:table-cell table:number-columns-repeated="3"/>
          <table:table-cell table:formula="of:=[.P544]+0.05*[.Q544]+[.R544]/240" office:value-type="float" office:value="0" calcext:value-type="float">
            <text:p>0</text:p>
          </table:table-cell>
          <table:table-cell table:formula="of:=[.J544]*[.O544]" office:value-type="float" office:value="416" calcext:value-type="float">
            <text:p>416,0000</text:p>
          </table:table-cell>
          <table:table-cell table:formula="of:=[.S544]-[.T544]" office:value-type="float" office:value="-416" calcext:value-type="float">
            <text:p>-416</text:p>
          </table:table-cell>
          <table:table-cell table:number-columns-repeated="1003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la Rochel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bariqu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545]+([.M545]/20)+([.N545]/240)" office:value-type="float" office:value="40" calcext:value-type="float">
            <text:p>40,00000</text:p>
          </table:table-cell>
          <table:table-cell table:number-columns-repeated="3"/>
          <table:table-cell table:formula="of:=[.P545]+0.05*[.Q545]+[.R545]/240" office:value-type="float" office:value="0" calcext:value-type="float">
            <text:p>0</text:p>
          </table:table-cell>
          <table:table-cell table:formula="of:=[.J545]*[.O545]" office:value-type="float" office:value="1040" calcext:value-type="float">
            <text:p>1 040,0000</text:p>
          </table:table-cell>
          <table:table-cell table:formula="of:=[.S545]-[.T545]" office:value-type="float" office:value="-1040" calcext:value-type="float">
            <text:p>-1040</text:p>
          </table:table-cell>
          <table:table-cell table:number-columns-repeated="1003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Retz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bariqu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546]+([.M546]/20)+([.N546]/240)" office:value-type="float" office:value="40" calcext:value-type="float">
            <text:p>40,00000</text:p>
          </table:table-cell>
          <table:table-cell table:number-columns-repeated="3"/>
          <table:table-cell table:formula="of:=[.P546]+0.05*[.Q546]+[.R546]/240" office:value-type="float" office:value="0" calcext:value-type="float">
            <text:p>0</text:p>
          </table:table-cell>
          <table:table-cell table:formula="of:=[.J546]*[.O546]" office:value-type="float" office:value="760" calcext:value-type="float">
            <text:p>760,0000</text:p>
          </table:table-cell>
          <table:table-cell table:formula="of:=[.S546]-[.T546]" office:value-type="float" office:value="-760" calcext:value-type="float">
            <text:p>-760</text:p>
          </table:table-cell>
          <table:table-cell table:number-columns-repeated="1003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pour les Isles françoises de l'Amériqu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art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19" table:formula="of:=[.L547]+([.M547]/20)+([.N547]/240)" office:value-type="float" office:value="9" calcext:value-type="float">
            <text:p>9,00000</text:p>
          </table:table-cell>
          <table:table-cell table:number-columns-repeated="3"/>
          <table:table-cell table:formula="of:=[.P547]+0.05*[.Q547]+[.R547]/240" office:value-type="float" office:value="0" calcext:value-type="float">
            <text:p>0</text:p>
          </table:table-cell>
          <table:table-cell table:formula="of:=[.J547]*[.O547]" office:value-type="float" office:value="315" calcext:value-type="float">
            <text:p>315,0000</text:p>
          </table:table-cell>
          <table:table-cell table:formula="of:=[.S547]-[.T547]" office:value-type="float" office:value="-315" calcext:value-type="float">
            <text:p>-315</text:p>
          </table:table-cell>
          <table:table-cell table:number-columns-repeated="1003"/>
        </table:table-row>
        <table:table-row table:style-name="ro2" table:number-rows-repeated="55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0"/>
          <table:table-cell table:number-columns-repeated="5"/>
          <table:table-cell table:style-name="ce19"/>
          <table:table-cell table:number-columns-repeated="1009"/>
        </table:table-row>
        <table:table-row table:style-name="ro2" table:number-rows-repeated="35">
          <table:table-cell table:style-name="ce2" table:number-columns-repeated="4"/>
          <table:table-cell table:number-columns-repeated="3"/>
          <table:table-cell table:style-name="ce2"/>
          <table:table-cell table:style-name="ce10"/>
          <table:table-cell table:number-columns-repeated="1015"/>
        </table:table-row>
        <table:table-row table:style-name="ro2" table:number-rows-repeated="2499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1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63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09:26:29.7864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40M15S</meta:editing-duration>
    <meta:editing-cycles>151</meta:editing-cycles>
    <meta:generator>LibreOffice/5.1.6.2$MacOSX_X86_64 LibreOffice_project/07ac168c60a517dba0f0d7bc7540f5afa45f0909</meta:generator>
    <dc:date>2017-06-19T10:46:16.301949000</dc:date>
    <meta:document-statistic meta:table-count="3" meta:cell-count="9374" meta:object-count="0"/>
    <meta:user-defined meta:name="Info 1"/>
    <meta:user-defined meta:name="Info 2"/>
    <meta:user-defined meta:name="Info 3"/>
    <meta:user-defined meta:name="Info 4"/>
  </office:meta>
</office:document-meta>
</file>